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1" style:family="paragraph" style:parent-style-name="Text_20_body">
      <style:text-properties officeooo:rsid="002038be" officeooo:paragraph-rsid="002038be"/>
    </style:style>
    <style:style style:name="P192" style:family="paragraph" style:parent-style-name="Text_20_body">
      <style:text-properties officeooo:rsid="0024d570" officeooo:paragraph-rsid="0024d570"/>
    </style:style>
    <style:style style:name="P193" style:family="paragraph" style:parent-style-name="Text_20_body">
      <style:text-properties officeooo:paragraph-rsid="002707a9"/>
    </style:style>
    <style:style style:name="P194" style:family="paragraph" style:parent-style-name="Text_20_body">
      <style:text-properties officeooo:paragraph-rsid="002ae24f"/>
    </style:style>
    <style:style style:name="P195" style:family="paragraph" style:parent-style-name="Text_20_body" style:master-page-name="">
      <style:paragraph-properties style:page-number="auto" fo:keep-with-next="always"/>
      <style:text-properties officeooo:paragraph-rsid="002ae24f"/>
    </style:style>
    <style:style style:name="P196" style:family="paragraph" style:parent-style-name="Text_20_body" style:master-page-name="">
      <loext:graphic-properties draw:fill-hatch-name="hatch"/>
      <style:paragraph-properties style:page-number="auto" fo:keep-with-next="always"/>
      <style:text-properties officeooo:paragraph-rsid="002ae24f"/>
    </style:style>
    <style:style style:name="P197" style:family="paragraph" style:parent-style-name="Table_20_Contents">
      <style:paragraph-properties fo:text-align="center" style:justify-single-word="false"/>
      <style:text-properties officeooo:rsid="002ae24f" officeooo:paragraph-rsid="002ae24f"/>
    </style:style>
    <style:style style:name="P198" style:family="paragraph" style:parent-style-name="Text_20_body">
      <style:text-properties officeooo:rsid="002cafbf" officeooo:paragraph-rsid="002cafbf"/>
    </style:style>
    <style:style style:name="P199" style:family="paragraph" style:parent-style-name="Text_20_body">
      <style:text-properties officeooo:rsid="002cafbf" officeooo:paragraph-rsid="00430a49"/>
    </style:style>
    <style:style style:name="P200" style:family="paragraph" style:parent-style-name="Text_20_body">
      <style:text-properties officeooo:paragraph-rsid="002d82e4"/>
    </style:style>
    <style:style style:name="P201" style:family="paragraph" style:parent-style-name="Text_20_body">
      <style:paragraph-properties fo:margin-left="1.251cm" fo:margin-right="0cm" fo:text-indent="0cm" style:auto-text-indent="false"/>
      <style:text-properties officeooo:paragraph-rsid="002d82e4"/>
    </style:style>
    <style:style style:name="P20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7" style:family="paragraph" style:parent-style-name="Text_20_body" style:master-page-name="">
      <loext:graphic-properties draw:fill-hatch-name="hatch"/>
      <style:paragraph-properties style:page-number="auto" fo:keep-with-next="always"/>
      <style:text-properties officeooo:paragraph-rsid="002d82e4"/>
    </style:style>
    <style:style style:name="P2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10" style:family="paragraph" style:parent-style-name="Text_20_body">
      <loext:graphic-properties draw:fill-hatch-name="hatch"/>
      <style:paragraph-properties fo:margin-top="0cm" fo:margin-bottom="0.25cm" style:contextual-spacing="true"/>
      <style:text-properties officeooo:paragraph-rsid="002d82e4"/>
    </style:style>
    <style:style style:name="P211" style:family="paragraph" style:parent-style-name="Text_20_body">
      <style:text-properties officeooo:paragraph-rsid="002cafbf"/>
    </style:style>
    <style:style style:name="P212" style:family="paragraph" style:parent-style-name="Text_20_body">
      <style:text-properties officeooo:rsid="0021c80e" officeooo:paragraph-rsid="0021c80e"/>
    </style:style>
    <style:style style:name="P213" style:family="paragraph" style:parent-style-name="Text_20_body">
      <style:text-properties officeooo:rsid="002e5fec" officeooo:paragraph-rsid="002e5fec"/>
    </style:style>
    <style:style style:name="P2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6" style:family="paragraph" style:parent-style-name="Text_20_body">
      <style:paragraph-properties fo:margin-left="1.251cm" fo:margin-right="0cm" fo:text-indent="0cm" style:auto-text-indent="false"/>
      <style:text-properties officeooo:rsid="002e5fec" officeooo:paragraph-rsid="002e5fec"/>
    </style:style>
    <style:style style:name="P21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8" style:family="paragraph" style:parent-style-name="Text_20_body">
      <style:paragraph-properties fo:margin-left="1.251cm" fo:margin-right="0cm" fo:text-indent="0cm" style:auto-text-indent="false"/>
      <style:text-properties officeooo:paragraph-rsid="0031a049"/>
    </style:style>
    <style:style style:name="P21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20"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6" style:family="paragraph" style:parent-style-name="Text_20_body">
      <style:text-properties officeooo:paragraph-rsid="002e5fec"/>
    </style:style>
    <style:style style:name="P227" style:family="paragraph" style:parent-style-name="Text_20_body">
      <style:text-properties officeooo:rsid="0031a049" officeooo:paragraph-rsid="0031a049"/>
    </style:style>
    <style:style style:name="P228" style:family="paragraph" style:parent-style-name="Text_20_body">
      <style:text-properties officeooo:paragraph-rsid="0035d06b"/>
    </style:style>
    <style:style style:name="P229" style:family="paragraph" style:parent-style-name="Text_20_body">
      <style:paragraph-properties fo:margin-left="1.251cm" fo:margin-right="0cm" fo:text-indent="0cm" style:auto-text-indent="false"/>
      <style:text-properties officeooo:paragraph-rsid="003b6b41"/>
    </style:style>
    <style:style style:name="P23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2" style:family="paragraph" style:parent-style-name="Text_20_body">
      <style:paragraph-properties fo:margin-top="0cm" fo:margin-bottom="0.25cm" style:contextual-spacing="true" fo:keep-with-next="always"/>
      <style:text-properties officeooo:paragraph-rsid="003b6b41"/>
    </style:style>
    <style:style style:name="P233" style:family="paragraph" style:parent-style-name="Text_20_body">
      <style:text-properties officeooo:paragraph-rsid="003b6b41"/>
    </style:style>
    <style:style style:name="P234" style:family="paragraph" style:parent-style-name="Text_20_body">
      <style:text-properties officeooo:paragraph-rsid="00391103"/>
    </style:style>
    <style:style style:name="P235" style:family="paragraph" style:parent-style-name="Text_20_body" style:master-page-name="">
      <loext:graphic-properties draw:fill-hatch-name="hatch"/>
      <style:paragraph-properties style:page-number="auto" fo:keep-with-next="always"/>
      <style:text-properties officeooo:paragraph-rsid="00391103"/>
    </style:style>
    <style:style style:name="P236" style:family="paragraph" style:parent-style-name="Text_20_body">
      <style:text-properties officeooo:paragraph-rsid="0039fa5d"/>
    </style:style>
    <style:style style:name="P237" style:family="paragraph" style:parent-style-name="Text_20_body">
      <style:text-properties officeooo:rsid="003e3c15" officeooo:paragraph-rsid="00a403f2"/>
    </style:style>
    <style:style style:name="P238" style:family="paragraph" style:parent-style-name="Text_20_body">
      <style:text-properties officeooo:rsid="003e3c15" officeooo:paragraph-rsid="009aec76"/>
    </style:style>
    <style:style style:name="P239" style:family="paragraph" style:parent-style-name="Text_20_body">
      <style:text-properties officeooo:rsid="003e3c15" officeooo:paragraph-rsid="00a6b0af"/>
    </style:style>
    <style:style style:name="P240"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2"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3"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4"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5"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6"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3"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4" style:family="paragraph" style:parent-style-name="Table_20_Contents">
      <style:text-properties fo:font-size="9pt" officeooo:rsid="001aebbb" officeooo:paragraph-rsid="001aebbb" style:font-size-asian="9pt" style:font-size-complex="9pt"/>
    </style:style>
    <style:style style:name="P255"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6"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7"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8"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9"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60"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1"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2" style:family="paragraph" style:parent-style-name="Text_20_body">
      <style:text-properties officeooo:rsid="003b6b41" officeooo:paragraph-rsid="003ed85a"/>
    </style:style>
    <style:style style:name="P263" style:family="paragraph" style:parent-style-name="Text_20_body">
      <style:text-properties officeooo:rsid="003f59b0" officeooo:paragraph-rsid="003f59b0"/>
    </style:style>
    <style:style style:name="P2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5" style:family="paragraph" style:parent-style-name="Text_20_body">
      <style:paragraph-properties fo:margin-left="1.251cm" fo:margin-right="0cm" fo:text-indent="0cm" style:auto-text-indent="false"/>
      <style:text-properties officeooo:rsid="003f59b0" officeooo:paragraph-rsid="003f59b0"/>
    </style:style>
    <style:style style:name="P26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8" style:family="paragraph" style:parent-style-name="Text_20_body">
      <style:paragraph-properties fo:margin-left="1.251cm" fo:margin-right="0cm" fo:text-indent="0cm" style:auto-text-indent="false"/>
      <style:text-properties officeooo:rsid="001cce49" officeooo:paragraph-rsid="003f59b0"/>
    </style:style>
    <style:style style:name="P26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70" style:family="paragraph" style:parent-style-name="Text_20_body">
      <style:text-properties officeooo:rsid="004072f0" officeooo:paragraph-rsid="004072f0"/>
    </style:style>
    <style:style style:name="P271" style:family="paragraph" style:parent-style-name="Text_20_body">
      <style:text-properties officeooo:rsid="00430a49" officeooo:paragraph-rsid="00430a49"/>
    </style:style>
    <style:style style:name="P272" style:family="paragraph" style:parent-style-name="Text_20_body">
      <loext:graphic-properties draw:fill-hatch-name="hatch"/>
      <style:text-properties officeooo:paragraph-rsid="00461586"/>
    </style:style>
    <style:style style:name="P273" style:family="paragraph" style:parent-style-name="Text_20_body" style:master-page-name="">
      <loext:graphic-properties draw:fill-hatch-name="hatch"/>
      <style:paragraph-properties style:page-number="auto"/>
      <style:text-properties officeooo:rsid="004674ec" officeooo:paragraph-rsid="0076ce71"/>
    </style:style>
    <style:style style:name="P274" style:family="paragraph" style:parent-style-name="Text_20_body" style:master-page-name="">
      <loext:graphic-properties draw:fill-hatch-name="hatch"/>
      <style:paragraph-properties style:page-number="auto"/>
      <style:text-properties officeooo:rsid="004674ec" officeooo:paragraph-rsid="00ba21ae"/>
    </style:style>
    <style:style style:name="P2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1" style:family="paragraph" style:parent-style-name="Text_20_body">
      <style:text-properties officeooo:rsid="004ba977" officeooo:paragraph-rsid="004ba977"/>
    </style:style>
    <style:style style:name="P282" style:family="paragraph" style:parent-style-name="Text_20_body">
      <style:text-properties fo:font-weight="normal" officeooo:paragraph-rsid="004d0dd9" style:font-weight-asian="normal" style:font-weight-complex="normal"/>
    </style:style>
    <style:style style:name="P283" style:family="paragraph" style:parent-style-name="Text_20_body">
      <style:text-properties fo:font-weight="normal" style:font-weight-asian="normal" style:font-weight-complex="normal"/>
    </style:style>
    <style:style style:name="P284" style:family="paragraph" style:parent-style-name="Text_20_body">
      <style:paragraph-properties fo:margin-left="1.251cm" fo:margin-right="0cm" fo:text-indent="0cm" style:auto-text-indent="false"/>
      <style:text-properties officeooo:paragraph-rsid="004fd35e"/>
    </style:style>
    <style:style style:name="P2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8" style:family="paragraph" style:parent-style-name="Text_20_body">
      <style:text-properties officeooo:rsid="004d0dd9" officeooo:paragraph-rsid="004d0dd9"/>
    </style:style>
    <style:style style:name="P289" style:family="paragraph" style:parent-style-name="Text_20_body">
      <style:text-properties officeooo:rsid="004fd35e" officeooo:paragraph-rsid="006e90e6"/>
    </style:style>
    <style:style style:name="P290" style:family="paragraph" style:parent-style-name="Text_20_body">
      <style:text-properties officeooo:rsid="004fd35e" officeooo:paragraph-rsid="004fd35e"/>
    </style:style>
    <style:style style:name="P291"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92" style:family="paragraph" style:parent-style-name="Text_20_body">
      <loext:graphic-properties draw:fill-hatch-name="hatch"/>
      <style:paragraph-properties fo:orphans="0" fo:widows="0"/>
      <style:text-properties officeooo:rsid="0053fce6" officeooo:paragraph-rsid="0053fce6"/>
    </style:style>
    <style:style style:name="P2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4" style:family="paragraph" style:parent-style-name="Text_20_body">
      <loext:graphic-properties draw:fill-hatch-name="hatch"/>
      <style:text-properties officeooo:rsid="00391103" officeooo:paragraph-rsid="00391103"/>
    </style:style>
    <style:style style:name="P295" style:family="paragraph" style:parent-style-name="Text_20_body">
      <loext:graphic-properties draw:fill-hatch-name="hatch"/>
      <style:text-properties officeooo:rsid="00569b6e" officeooo:paragraph-rsid="00569b6e"/>
    </style:style>
    <style:style style:name="P29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8" style:family="paragraph" style:parent-style-name="Text_20_body">
      <style:paragraph-properties fo:margin-left="1.251cm" fo:margin-right="0cm" fo:text-indent="0cm" style:auto-text-indent="false"/>
      <style:text-properties officeooo:paragraph-rsid="0057d428"/>
    </style:style>
    <style:style style:name="P2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2"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8" style:family="paragraph" style:parent-style-name="Text_20_body">
      <style:text-properties officeooo:rsid="0059ec02" officeooo:paragraph-rsid="005be4a2"/>
    </style:style>
    <style:style style:name="P309" style:family="paragraph" style:parent-style-name="Text_20_body">
      <style:text-properties officeooo:rsid="0059ec02" officeooo:paragraph-rsid="0071e940"/>
    </style:style>
    <style:style style:name="P310" style:family="paragraph" style:parent-style-name="Text_20_body">
      <style:text-properties officeooo:paragraph-rsid="005e07ae"/>
    </style:style>
    <style:style style:name="P311" style:family="paragraph" style:parent-style-name="Text_20_body">
      <loext:graphic-properties draw:fill-hatch-name="hatch"/>
      <style:text-properties officeooo:rsid="00602924" officeooo:paragraph-rsid="0076ce71"/>
    </style:style>
    <style:style style:name="P312" style:family="paragraph" style:parent-style-name="Text_20_body">
      <style:text-properties officeooo:rsid="00622218" officeooo:paragraph-rsid="00622218"/>
    </style:style>
    <style:style style:name="P313" style:family="paragraph" style:parent-style-name="Text_20_body">
      <style:paragraph-properties fo:margin-left="1.251cm" fo:margin-right="0cm" fo:text-indent="0cm" style:auto-text-indent="false"/>
      <style:text-properties officeooo:rsid="00622218" officeooo:paragraph-rsid="00622218"/>
    </style:style>
    <style:style style:name="P31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6" style:family="paragraph" style:parent-style-name="Text_20_body">
      <style:text-properties officeooo:rsid="006454a0" officeooo:paragraph-rsid="006454a0"/>
    </style:style>
    <style:style style:name="P317" style:family="paragraph" style:parent-style-name="Text_20_body">
      <style:text-properties officeooo:rsid="00664df5" officeooo:paragraph-rsid="00664df5"/>
    </style:style>
    <style:style style:name="P318" style:family="paragraph" style:parent-style-name="Text_20_body">
      <style:text-properties officeooo:paragraph-rsid="006b905f"/>
    </style:style>
    <style:style style:name="P319" style:family="paragraph" style:parent-style-name="Text_20_body">
      <style:text-properties officeooo:rsid="006e90e6" officeooo:paragraph-rsid="006e90e6"/>
    </style:style>
    <style:style style:name="P320" style:family="paragraph" style:parent-style-name="Text_20_body">
      <style:text-properties officeooo:rsid="0070a44f" officeooo:paragraph-rsid="0071e940"/>
    </style:style>
    <style:style style:name="P321" style:family="paragraph" style:parent-style-name="Text_20_body">
      <style:text-properties officeooo:paragraph-rsid="00720661"/>
    </style:style>
    <style:style style:name="P322" style:family="paragraph" style:parent-style-name="Text_20_body">
      <style:text-properties officeooo:rsid="00725ef2" officeooo:paragraph-rsid="00725ef2"/>
    </style:style>
    <style:style style:name="P323" style:family="paragraph" style:parent-style-name="Text_20_body">
      <style:text-properties officeooo:rsid="00725ef2" officeooo:paragraph-rsid="00787550"/>
    </style:style>
    <style:style style:name="P324" style:family="paragraph" style:parent-style-name="Text_20_body">
      <style:paragraph-properties fo:keep-with-next="always"/>
      <style:text-properties officeooo:rsid="00725ef2" officeooo:paragraph-rsid="00787550"/>
    </style:style>
    <style:style style:name="P325" style:family="paragraph" style:parent-style-name="Text_20_body">
      <style:text-properties officeooo:rsid="00720661" officeooo:paragraph-rsid="00725ef2"/>
    </style:style>
    <style:style style:name="P326" style:family="paragraph" style:parent-style-name="Text_20_body" style:master-page-name="">
      <loext:graphic-properties draw:fill-hatch-name="hatch"/>
      <style:paragraph-properties style:page-number="auto"/>
      <style:text-properties officeooo:rsid="00720661" officeooo:paragraph-rsid="00725ef2"/>
    </style:style>
    <style:style style:name="P327"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9" style:family="paragraph" style:parent-style-name="Text_20_body">
      <style:text-properties officeooo:paragraph-rsid="00725ef2"/>
    </style:style>
    <style:style style:name="P330" style:family="paragraph" style:parent-style-name="Text_20_body" style:master-page-name="">
      <style:paragraph-properties style:page-number="auto" fo:keep-with-next="always"/>
      <style:text-properties officeooo:paragraph-rsid="00725ef2"/>
    </style:style>
    <style:style style:name="P331" style:family="paragraph" style:parent-style-name="Text_20_body">
      <style:text-properties officeooo:paragraph-rsid="00745949"/>
    </style:style>
    <style:style style:name="P332" style:family="paragraph" style:parent-style-name="Text_20_body">
      <style:text-properties officeooo:rsid="00745949" officeooo:paragraph-rsid="00745949"/>
    </style:style>
    <style:style style:name="P333"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4"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5" style:family="paragraph" style:parent-style-name="Text_20_body">
      <style:paragraph-properties fo:margin-left="1.251cm" fo:margin-right="0cm" fo:text-indent="0cm" style:auto-text-indent="false"/>
      <style:text-properties officeooo:rsid="00745949" officeooo:paragraph-rsid="00745949"/>
    </style:style>
    <style:style style:name="P336"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7"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8" style:family="paragraph" style:parent-style-name="Table_20_Contents">
      <style:paragraph-properties fo:text-align="center" style:justify-single-word="false"/>
      <style:text-properties officeooo:rsid="00745949" officeooo:paragraph-rsid="00745949"/>
    </style:style>
    <style:style style:name="P339"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40" style:family="paragraph" style:parent-style-name="Text_20_body">
      <style:text-properties officeooo:rsid="00745949" officeooo:paragraph-rsid="00787550"/>
    </style:style>
    <style:style style:name="P341" style:family="paragraph" style:parent-style-name="Text_20_body">
      <style:text-properties officeooo:rsid="00745949" officeooo:paragraph-rsid="009465bd"/>
    </style:style>
    <style:style style:name="P342"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4"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5" style:family="paragraph" style:parent-style-name="Text_20_body">
      <style:text-properties officeooo:rsid="0074fef6" officeooo:paragraph-rsid="0076ce71"/>
    </style:style>
    <style:style style:name="P346" style:family="paragraph" style:parent-style-name="Text_20_body">
      <style:text-properties officeooo:rsid="0074fef6" officeooo:paragraph-rsid="00a284af"/>
    </style:style>
    <style:style style:name="P347" style:family="paragraph" style:parent-style-name="Table_20_Contents">
      <style:text-properties officeooo:rsid="0076ce71" officeooo:paragraph-rsid="0076ce71"/>
    </style:style>
    <style:style style:name="P348" style:family="paragraph" style:parent-style-name="Text_20_body">
      <style:text-properties officeooo:paragraph-rsid="0076ce71"/>
    </style:style>
    <style:style style:name="P349" style:family="paragraph" style:parent-style-name="Text_20_body">
      <style:text-properties officeooo:rsid="00787550" officeooo:paragraph-rsid="00787550"/>
    </style:style>
    <style:style style:name="P350" style:family="paragraph" style:parent-style-name="Text_20_body" style:master-page-name="">
      <style:paragraph-properties style:page-number="auto" fo:keep-with-next="always"/>
      <style:text-properties officeooo:paragraph-rsid="00787550"/>
    </style:style>
    <style:style style:name="P351" style:family="paragraph" style:parent-style-name="Text_20_body">
      <style:text-properties officeooo:rsid="001d4c0f" officeooo:paragraph-rsid="00793336"/>
    </style:style>
    <style:style style:name="P352" style:family="paragraph" style:parent-style-name="Table_20_Contents">
      <style:paragraph-properties fo:text-align="center" style:justify-single-word="false"/>
      <style:text-properties fo:font-weight="bold" style:font-weight-asian="bold" style:font-weight-complex="bold"/>
    </style:style>
    <style:style style:name="P353" style:family="paragraph" style:parent-style-name="Text_20_body">
      <style:text-properties officeooo:rsid="007994f5" officeooo:paragraph-rsid="007994f5"/>
    </style:style>
    <style:style style:name="P354" style:family="paragraph" style:parent-style-name="Text_20_body">
      <style:text-properties officeooo:rsid="007c3a70" officeooo:paragraph-rsid="007c3a70"/>
    </style:style>
    <style:style style:name="P355"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6"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7" style:family="paragraph" style:parent-style-name="Text_20_body">
      <style:text-properties officeooo:paragraph-rsid="008a1d56"/>
    </style:style>
    <style:style style:name="P358" style:family="paragraph" style:parent-style-name="Text_20_body">
      <style:text-properties officeooo:paragraph-rsid="008fb19b"/>
    </style:style>
    <style:style style:name="P359" style:family="paragraph" style:parent-style-name="Contents_20_1">
      <style:paragraph-properties>
        <style:tab-stops>
          <style:tab-stop style:position="17cm" style:type="right" style:leader-style="dotted" style:leader-text="."/>
        </style:tab-stops>
      </style:paragraph-properties>
    </style:style>
    <style:style style:name="P360" style:family="paragraph" style:parent-style-name="Contents_20_2">
      <style:paragraph-properties>
        <style:tab-stops>
          <style:tab-stop style:position="16.501cm" style:type="right" style:leader-style="dotted" style:leader-text="."/>
        </style:tab-stops>
      </style:paragraph-properties>
    </style:style>
    <style:style style:name="P361" style:family="paragraph" style:parent-style-name="Contents_20_3">
      <style:paragraph-properties>
        <style:tab-stops>
          <style:tab-stop style:position="16cm" style:type="right" style:leader-style="dotted" style:leader-text="."/>
        </style:tab-stops>
      </style:paragraph-properties>
    </style:style>
    <style:style style:name="P362" style:family="paragraph" style:parent-style-name="Text_20_body">
      <style:paragraph-properties fo:margin-left="1.251cm" fo:margin-right="0cm" fo:text-indent="0cm" style:auto-text-indent="false"/>
      <style:text-properties officeooo:paragraph-rsid="009465bd"/>
    </style:style>
    <style:style style:name="P363"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4" style:family="paragraph" style:parent-style-name="Text_20_body">
      <style:text-properties officeooo:rsid="0094a5fb" officeooo:paragraph-rsid="0094a5fb"/>
    </style:style>
    <style:style style:name="P365" style:family="paragraph" style:parent-style-name="Text_20_body">
      <style:paragraph-properties fo:keep-with-next="always"/>
      <style:text-properties officeooo:paragraph-rsid="0095fd41"/>
    </style:style>
    <style:style style:name="P366" style:family="paragraph" style:parent-style-name="Text_20_body" style:master-page-name="">
      <loext:graphic-properties draw:fill-hatch-name="hatch"/>
      <style:paragraph-properties style:page-number="auto" fo:keep-with-next="auto"/>
      <style:text-properties officeooo:paragraph-rsid="0097f32d"/>
    </style:style>
    <style:style style:name="P367" style:family="paragraph" style:parent-style-name="Text_20_body">
      <style:text-properties officeooo:rsid="0097f32d" officeooo:paragraph-rsid="0097f32d"/>
    </style:style>
    <style:style style:name="P368" style:family="paragraph" style:parent-style-name="Text_20_body">
      <style:text-properties officeooo:paragraph-rsid="0099d193"/>
    </style:style>
    <style:style style:name="P369" style:family="paragraph" style:parent-style-name="Text_20_body" style:master-page-name="">
      <style:paragraph-properties style:page-number="auto"/>
      <style:text-properties officeooo:rsid="009aec76" officeooo:paragraph-rsid="009aec76"/>
    </style:style>
    <style:style style:name="P370" style:family="paragraph" style:parent-style-name="Text_20_body" style:master-page-name="">
      <style:paragraph-properties style:page-number="auto"/>
      <style:text-properties officeooo:rsid="009aec76" officeooo:paragraph-rsid="00a403f2"/>
    </style:style>
    <style:style style:name="P3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6" style:family="paragraph" style:parent-style-name="Text_20_body">
      <style:paragraph-properties fo:margin-left="1.251cm" fo:margin-right="0cm" fo:text-indent="0cm" style:auto-text-indent="false"/>
      <style:text-properties officeooo:paragraph-rsid="009baeba"/>
    </style:style>
    <style:style style:name="P377" style:family="paragraph" style:parent-style-name="Text_20_body">
      <style:text-properties officeooo:rsid="009baeba" officeooo:paragraph-rsid="009baeba"/>
    </style:style>
    <style:style style:name="P378" style:family="paragraph" style:parent-style-name="Text_20_body">
      <style:text-properties officeooo:rsid="009e73d6" officeooo:paragraph-rsid="009e73d6"/>
    </style:style>
    <style:style style:name="P379" style:family="paragraph" style:parent-style-name="Text_20_body" style:master-page-name="">
      <style:paragraph-properties style:page-number="auto" fo:keep-with-next="always"/>
      <style:text-properties officeooo:paragraph-rsid="00a284af"/>
    </style:style>
    <style:style style:name="P380" style:family="paragraph" style:parent-style-name="Text_20_body">
      <style:paragraph-properties fo:margin-left="1.251cm" fo:text-indent="0cm" style:auto-text-indent="false"/>
      <style:text-properties officeooo:paragraph-rsid="00a284af"/>
    </style:style>
    <style:style style:name="P381"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82" style:family="paragraph" style:parent-style-name="Text_20_body">
      <style:text-properties officeooo:rsid="00a403f2" officeooo:paragraph-rsid="00a403f2"/>
    </style:style>
    <style:style style:name="P383" style:family="paragraph" style:parent-style-name="Text_20_body" style:master-page-name="">
      <style:paragraph-properties style:page-number="auto"/>
      <style:text-properties officeooo:rsid="00a403f2" officeooo:paragraph-rsid="00a403f2"/>
    </style:style>
    <style:style style:name="P384" style:family="paragraph" style:parent-style-name="Text_20_body" style:master-page-name="">
      <style:paragraph-properties style:page-number="auto"/>
      <style:text-properties officeooo:rsid="00a403f2" officeooo:paragraph-rsid="00a41a38"/>
    </style:style>
    <style:style style:name="P385" style:family="paragraph" style:parent-style-name="Text_20_body">
      <style:text-properties officeooo:paragraph-rsid="00a403f2"/>
    </style:style>
    <style:style style:name="P386"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7" style:family="paragraph" style:parent-style-name="Text_20_body">
      <style:paragraph-properties fo:margin-left="1.251cm" fo:margin-right="0cm" fo:text-indent="0cm" style:auto-text-indent="false"/>
      <style:text-properties officeooo:paragraph-rsid="00a6b0af"/>
    </style:style>
    <style:style style:name="P38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9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1"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2" style:family="paragraph" style:parent-style-name="Text_20_body" style:master-page-name="">
      <loext:graphic-properties draw:fill-hatch-name="hatch"/>
      <style:paragraph-properties style:page-number="auto" fo:keep-with-next="auto"/>
      <style:text-properties officeooo:paragraph-rsid="00a943f4"/>
    </style:style>
    <style:style style:name="P393" style:family="paragraph" style:parent-style-name="Text_20_body">
      <style:text-properties officeooo:paragraph-rsid="00a943f4"/>
    </style:style>
    <style:style style:name="P394"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5"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6" style:family="paragraph" style:parent-style-name="Text_20_body">
      <loext:graphic-properties draw:fill-hatch-name="hatch"/>
      <style:paragraph-properties fo:margin-left="1.251cm" fo:text-indent="0cm" style:auto-text-indent="false"/>
      <style:text-properties officeooo:paragraph-rsid="00a943f4"/>
    </style:style>
    <style:style style:name="P397"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8" style:family="paragraph" style:parent-style-name="Text_20_body">
      <style:text-properties officeooo:rsid="00339608" officeooo:paragraph-rsid="00339608"/>
    </style:style>
    <style:style style:name="P39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4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1"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2" style:family="paragraph" style:parent-style-name="Text_20_body">
      <style:text-properties officeooo:paragraph-rsid="00a784aa"/>
    </style:style>
    <style:style style:name="P403" style:family="paragraph" style:parent-style-name="Text_20_body" style:master-page-name="">
      <loext:graphic-properties draw:fill-hatch-name="hatch"/>
      <style:paragraph-properties style:page-number="auto" fo:keep-with-next="auto"/>
      <style:text-properties officeooo:paragraph-rsid="00aa78ca"/>
    </style:style>
    <style:style style:name="P404"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5"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6"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7" style:family="paragraph" style:parent-style-name="Text_20_body">
      <style:text-properties officeooo:rsid="00b4e38b" officeooo:paragraph-rsid="00b4e38b"/>
    </style:style>
    <style:style style:name="P408" style:family="paragraph" style:parent-style-name="Text_20_body">
      <style:text-properties officeooo:paragraph-rsid="00b4e38b"/>
    </style:style>
    <style:style style:name="P409" style:family="paragraph" style:parent-style-name="Text_20_body">
      <style:text-properties officeooo:rsid="00b7b436" officeooo:paragraph-rsid="00b7b436"/>
    </style:style>
    <style:style style:name="P410" style:family="paragraph" style:parent-style-name="Text_20_body">
      <style:text-properties officeooo:rsid="00b8ed41" officeooo:paragraph-rsid="00b8ed41"/>
    </style:style>
    <style:style style:name="P41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3"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4" style:family="paragraph" style:parent-style-name="Text_20_body">
      <style:text-properties officeooo:rsid="00ba21ae" officeooo:paragraph-rsid="00ba21ae"/>
    </style:style>
    <style:style style:name="P415" style:family="paragraph" style:parent-style-name="Contents_20_1">
      <style:paragraph-properties>
        <style:tab-stops>
          <style:tab-stop style:position="17cm" style:type="right" style:leader-style="dotted" style:leader-text="."/>
        </style:tab-stops>
      </style:paragraph-properties>
    </style:style>
    <style:style style:name="P416" style:family="paragraph" style:parent-style-name="Contents_20_2">
      <style:paragraph-properties>
        <style:tab-stops>
          <style:tab-stop style:position="16.501cm" style:type="right" style:leader-style="dotted" style:leader-text="."/>
        </style:tab-stops>
      </style:paragraph-properties>
    </style:style>
    <style:style style:name="P417" style:family="paragraph" style:parent-style-name="Contents_20_3">
      <style:paragraph-properties>
        <style:tab-stops>
          <style:tab-stop style:position="16cm" style:type="right" style:leader-style="dotted" style:leader-text="."/>
        </style:tab-stops>
      </style:paragraph-properties>
    </style:style>
    <style:style style:name="P418" style:family="paragraph" style:parent-style-name="Heading_20_1">
      <style:paragraph-properties fo:break-before="page"/>
    </style:style>
    <style:style style:name="P419" style:family="paragraph" style:parent-style-name="Heading_20_1" style:master-page-name="">
      <loext:graphic-properties draw:fill-hatch-name="hatch"/>
      <style:paragraph-properties style:page-number="auto" fo:break-before="page"/>
      <style:text-properties officeooo:paragraph-rsid="004d0dd9"/>
    </style:style>
    <style:style style:name="P420" style:family="paragraph" style:parent-style-name="Heading_20_1">
      <loext:graphic-properties draw:fill-hatch-name="hatch"/>
      <style:paragraph-properties fo:break-before="page"/>
      <style:text-properties officeooo:paragraph-rsid="004d0dd9"/>
    </style:style>
    <style:style style:name="P421"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22"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23" style:family="paragraph" style:parent-style-name="Heading_20_1" style:list-style-name="">
      <loext:graphic-properties draw:fill-hatch-name="hatch"/>
      <style:paragraph-properties fo:break-before="page"/>
      <style:text-properties officeooo:rsid="0059ec02" officeooo:paragraph-rsid="0059ec02"/>
    </style:style>
    <style:style style:name="P424" style:family="paragraph" style:parent-style-name="Heading_20_1">
      <loext:graphic-properties draw:fill-hatch-name="hatch"/>
      <style:paragraph-properties fo:break-before="page"/>
      <style:text-properties officeooo:rsid="00745949" officeooo:paragraph-rsid="00745949"/>
    </style:style>
    <style:style style:name="P425" style:family="paragraph" style:parent-style-name="Heading_20_1">
      <style:paragraph-properties fo:break-before="page"/>
      <style:text-properties officeooo:paragraph-rsid="00787550"/>
    </style:style>
    <style:style style:name="P426" style:family="paragraph" style:parent-style-name="Heading_20_2">
      <style:text-properties officeooo:rsid="002cafbf" officeooo:paragraph-rsid="002cafbf"/>
    </style:style>
    <style:style style:name="P427" style:family="paragraph" style:parent-style-name="Heading_20_2">
      <style:text-properties officeooo:paragraph-rsid="002d82e4"/>
    </style:style>
    <style:style style:name="P428" style:family="paragraph" style:parent-style-name="Heading_20_2">
      <style:text-properties officeooo:paragraph-rsid="009baeba"/>
    </style:style>
    <style:style style:name="P429" style:family="paragraph" style:parent-style-name="Heading_20_2">
      <style:text-properties officeooo:rsid="002ae24f" officeooo:paragraph-rsid="002ae24f"/>
    </style:style>
    <style:style style:name="P430" style:family="paragraph" style:parent-style-name="Heading_20_2">
      <style:text-properties officeooo:paragraph-rsid="002ae24f"/>
    </style:style>
    <style:style style:name="P431" style:family="paragraph" style:parent-style-name="Heading_20_2">
      <style:text-properties officeooo:paragraph-rsid="001aebbb"/>
    </style:style>
    <style:style style:name="P432" style:family="paragraph" style:parent-style-name="Heading_20_2">
      <style:text-properties officeooo:paragraph-rsid="0076ce71"/>
    </style:style>
    <style:style style:name="P433" style:family="paragraph" style:parent-style-name="Heading_20_2">
      <style:text-properties officeooo:rsid="00b9714c" officeooo:paragraph-rsid="00b9714c"/>
    </style:style>
    <style:style style:name="P434" style:family="paragraph" style:parent-style-name="Heading_20_2">
      <style:text-properties officeooo:paragraph-rsid="002222fd"/>
    </style:style>
    <style:style style:name="P435" style:family="paragraph" style:parent-style-name="Heading_20_2">
      <style:text-properties officeooo:paragraph-rsid="002707a9"/>
    </style:style>
    <style:style style:name="P436" style:family="paragraph" style:parent-style-name="Heading_20_2">
      <style:text-properties officeooo:paragraph-rsid="0040cb90"/>
    </style:style>
    <style:style style:name="P437" style:family="paragraph" style:parent-style-name="Heading_20_2">
      <style:text-properties officeooo:paragraph-rsid="003b6b41"/>
    </style:style>
    <style:style style:name="P438" style:family="paragraph" style:parent-style-name="Heading_20_2">
      <style:text-properties officeooo:paragraph-rsid="005fde08"/>
    </style:style>
    <style:style style:name="P439" style:family="paragraph" style:parent-style-name="Heading_20_2" style:master-page-name="">
      <style:paragraph-properties style:page-number="auto"/>
      <style:text-properties officeooo:paragraph-rsid="00b1f4a6"/>
    </style:style>
    <style:style style:name="P440" style:family="paragraph" style:parent-style-name="Heading_20_2">
      <style:text-properties officeooo:paragraph-rsid="00b1f4a6"/>
    </style:style>
    <style:style style:name="P441" style:family="paragraph" style:parent-style-name="Heading_20_2">
      <style:text-properties officeooo:rsid="00745949" officeooo:paragraph-rsid="00745949"/>
    </style:style>
    <style:style style:name="P442" style:family="paragraph" style:parent-style-name="Heading_20_2">
      <style:text-properties officeooo:paragraph-rsid="009465bd"/>
    </style:style>
    <style:style style:name="P443" style:family="paragraph" style:parent-style-name="Heading_20_2">
      <style:text-properties officeooo:paragraph-rsid="00745949"/>
    </style:style>
    <style:style style:name="P444" style:family="paragraph" style:parent-style-name="Heading_20_2" style:list-style-name=""/>
    <style:style style:name="P445" style:family="paragraph" style:parent-style-name="Heading_20_2">
      <style:text-properties officeooo:paragraph-rsid="00787550"/>
    </style:style>
    <style:style style:name="P446" style:family="paragraph" style:parent-style-name="Heading_20_3">
      <style:text-properties officeooo:paragraph-rsid="00664df5"/>
    </style:style>
    <style:style style:name="P447" style:family="paragraph" style:parent-style-name="Heading_20_3">
      <style:text-properties officeooo:paragraph-rsid="00940547"/>
    </style:style>
    <style:style style:name="P448" style:family="paragraph" style:parent-style-name="Heading_20_3">
      <style:text-properties officeooo:paragraph-rsid="002d82e4"/>
    </style:style>
    <style:style style:name="P449" style:family="paragraph" style:parent-style-name="Heading_20_3">
      <style:text-properties officeooo:paragraph-rsid="002cafbf"/>
    </style:style>
    <style:style style:name="P450" style:family="paragraph" style:parent-style-name="Heading_20_3">
      <style:text-properties officeooo:paragraph-rsid="009baeba"/>
    </style:style>
    <style:style style:name="P451" style:family="paragraph" style:parent-style-name="Heading_20_3">
      <style:text-properties officeooo:paragraph-rsid="002d0141"/>
    </style:style>
    <style:style style:name="P452" style:family="paragraph" style:parent-style-name="Heading_20_3">
      <style:text-properties officeooo:paragraph-rsid="00a284af"/>
    </style:style>
    <style:style style:name="P453" style:family="paragraph" style:parent-style-name="Heading_20_3">
      <style:text-properties officeooo:paragraph-rsid="002ae24f"/>
    </style:style>
    <style:style style:name="P454" style:family="paragraph" style:parent-style-name="Heading_20_3">
      <style:text-properties officeooo:paragraph-rsid="005e07ae"/>
    </style:style>
    <style:style style:name="P455" style:family="paragraph" style:parent-style-name="Heading_20_3">
      <style:text-properties officeooo:paragraph-rsid="00391103"/>
    </style:style>
    <style:style style:name="P456" style:family="paragraph" style:parent-style-name="Heading_20_3">
      <style:text-properties officeooo:paragraph-rsid="00302d56"/>
    </style:style>
    <style:style style:name="P457" style:family="paragraph" style:parent-style-name="Heading_20_3">
      <style:text-properties officeooo:paragraph-rsid="0031a049"/>
    </style:style>
    <style:style style:name="P458" style:family="paragraph" style:parent-style-name="Heading_20_3">
      <style:text-properties officeooo:paragraph-rsid="004fd35e"/>
    </style:style>
    <style:style style:name="P459" style:family="paragraph" style:parent-style-name="Heading_20_3">
      <style:text-properties officeooo:paragraph-rsid="006e90e6"/>
    </style:style>
    <style:style style:name="P460" style:family="paragraph" style:parent-style-name="Heading_20_3">
      <style:text-properties officeooo:paragraph-rsid="008fb19b"/>
    </style:style>
    <style:style style:name="P461" style:family="paragraph" style:parent-style-name="Heading_20_3">
      <style:text-properties officeooo:paragraph-rsid="00461586"/>
    </style:style>
    <style:style style:name="P462" style:family="paragraph" style:parent-style-name="Heading_20_3">
      <style:text-properties officeooo:paragraph-rsid="008a1d56"/>
    </style:style>
    <style:style style:name="P463" style:family="paragraph" style:parent-style-name="Heading_20_3">
      <style:text-properties officeooo:paragraph-rsid="0097f32d"/>
    </style:style>
    <style:style style:name="P464" style:family="paragraph" style:parent-style-name="Heading_20_3">
      <style:text-properties officeooo:paragraph-rsid="008d1574"/>
    </style:style>
    <style:style style:name="P465" style:family="paragraph" style:parent-style-name="Heading_20_3">
      <style:text-properties officeooo:paragraph-rsid="00a943f4"/>
    </style:style>
    <style:style style:name="P466" style:family="paragraph" style:parent-style-name="Heading_20_3" style:master-page-name="">
      <style:paragraph-properties style:page-number="auto"/>
      <style:text-properties officeooo:paragraph-rsid="00a943f4"/>
    </style:style>
    <style:style style:name="P467" style:family="paragraph" style:parent-style-name="Heading_20_3">
      <style:text-properties officeooo:rsid="001aebbb" officeooo:paragraph-rsid="0076ce71"/>
    </style:style>
    <style:style style:name="P468" style:family="paragraph" style:parent-style-name="Heading_20_3" style:master-page-name="">
      <style:paragraph-properties style:page-number="auto"/>
      <style:text-properties officeooo:rsid="001aebbb" officeooo:paragraph-rsid="00b9714c"/>
    </style:style>
    <style:style style:name="P469" style:family="paragraph" style:parent-style-name="Heading_20_3" style:master-page-name="">
      <style:paragraph-properties style:page-number="auto"/>
      <style:text-properties officeooo:rsid="001aebbb" officeooo:paragraph-rsid="006d0ee2"/>
    </style:style>
    <style:style style:name="P470" style:family="paragraph" style:parent-style-name="Heading_20_3">
      <style:text-properties officeooo:rsid="001aebbb" officeooo:paragraph-rsid="0099d193"/>
    </style:style>
    <style:style style:name="P471" style:family="paragraph" style:parent-style-name="Heading_20_3" style:master-page-name="">
      <style:paragraph-properties style:page-number="auto"/>
      <style:text-properties officeooo:rsid="001aebbb" officeooo:paragraph-rsid="00a403f2"/>
    </style:style>
    <style:style style:name="P472" style:family="paragraph" style:parent-style-name="Heading_20_3">
      <style:text-properties officeooo:rsid="001aebbb" officeooo:paragraph-rsid="00a403f2"/>
    </style:style>
    <style:style style:name="P473" style:family="paragraph" style:parent-style-name="Heading_20_3">
      <style:text-properties officeooo:rsid="001aebbb" officeooo:paragraph-rsid="003e3c15"/>
    </style:style>
    <style:style style:name="P474" style:family="paragraph" style:parent-style-name="Heading_20_3" style:master-page-name="">
      <style:paragraph-properties style:page-number="auto"/>
      <style:text-properties officeooo:rsid="001aebbb" officeooo:paragraph-rsid="006e90e6"/>
    </style:style>
    <style:style style:name="P475" style:family="paragraph" style:parent-style-name="Heading_20_3">
      <style:text-properties officeooo:rsid="001aebbb" officeooo:paragraph-rsid="009aec76"/>
    </style:style>
    <style:style style:name="P476" style:family="paragraph" style:parent-style-name="Heading_20_3">
      <style:text-properties officeooo:rsid="001aebbb" officeooo:paragraph-rsid="00a11022"/>
    </style:style>
    <style:style style:name="P477" style:family="paragraph" style:parent-style-name="Heading_20_3">
      <style:text-properties officeooo:rsid="001aebbb" officeooo:paragraph-rsid="001aebbb"/>
    </style:style>
    <style:style style:name="P478" style:family="paragraph" style:parent-style-name="Heading_20_3">
      <style:text-properties officeooo:rsid="001aebbb" officeooo:paragraph-rsid="00939727"/>
    </style:style>
    <style:style style:name="P479" style:family="paragraph" style:parent-style-name="Heading_20_3">
      <style:text-properties officeooo:rsid="001aebbb" officeooo:paragraph-rsid="00aa78ca"/>
    </style:style>
    <style:style style:name="P480" style:family="paragraph" style:parent-style-name="Heading_20_3">
      <style:text-properties officeooo:rsid="001aebbb" officeooo:paragraph-rsid="00940547"/>
    </style:style>
    <style:style style:name="P481" style:family="paragraph" style:parent-style-name="Heading_20_3" style:master-page-name="">
      <style:paragraph-properties style:page-number="auto"/>
      <style:text-properties officeooo:rsid="001aebbb" officeooo:paragraph-rsid="00a784aa"/>
    </style:style>
    <style:style style:name="P482" style:family="paragraph" style:parent-style-name="Heading_20_3" style:master-page-name="">
      <style:paragraph-properties style:page-number="auto"/>
      <style:text-properties officeooo:rsid="001aebbb" officeooo:paragraph-rsid="00881a9b"/>
    </style:style>
    <style:style style:name="P483" style:family="paragraph" style:parent-style-name="Heading_20_3">
      <style:text-properties officeooo:rsid="001aebbb" officeooo:paragraph-rsid="00602924"/>
    </style:style>
    <style:style style:name="P484" style:family="paragraph" style:parent-style-name="Heading_20_3">
      <style:text-properties officeooo:rsid="001aebbb" officeooo:paragraph-rsid="00745949"/>
    </style:style>
    <style:style style:name="P485" style:family="paragraph" style:parent-style-name="Heading_20_3">
      <style:text-properties officeooo:rsid="001aebbb" officeooo:paragraph-rsid="009465bd"/>
    </style:style>
    <style:style style:name="P486" style:family="paragraph" style:parent-style-name="Heading_20_3">
      <style:text-properties officeooo:rsid="001aebbb" officeooo:paragraph-rsid="00725ef2"/>
    </style:style>
    <style:style style:name="P487" style:family="paragraph" style:parent-style-name="Heading_20_3" style:master-page-name="">
      <style:paragraph-properties style:page-number="auto"/>
      <style:text-properties officeooo:rsid="001aebbb" officeooo:paragraph-rsid="00c08f03"/>
    </style:style>
    <style:style style:name="P488" style:family="paragraph" style:parent-style-name="Heading_20_3">
      <style:text-properties officeooo:paragraph-rsid="00a6b0af"/>
    </style:style>
    <style:style style:name="P489" style:family="paragraph" style:parent-style-name="Heading_20_3">
      <style:text-properties officeooo:paragraph-rsid="003e3c15"/>
    </style:style>
    <style:style style:name="P490" style:family="paragraph" style:parent-style-name="Heading_20_3">
      <style:text-properties officeooo:paragraph-rsid="001aebbb"/>
    </style:style>
    <style:style style:name="P491" style:family="paragraph" style:parent-style-name="Heading_20_3">
      <style:text-properties officeooo:paragraph-rsid="002707a9"/>
    </style:style>
    <style:style style:name="P492" style:family="paragraph" style:parent-style-name="Heading_20_3">
      <style:text-properties officeooo:paragraph-rsid="00a11022"/>
    </style:style>
    <style:style style:name="P493" style:family="paragraph" style:parent-style-name="Heading_20_3">
      <style:text-properties officeooo:paragraph-rsid="00aa78ca"/>
    </style:style>
    <style:style style:name="P494" style:family="paragraph" style:parent-style-name="Heading_20_3">
      <style:text-properties officeooo:paragraph-rsid="0040cb90"/>
    </style:style>
    <style:style style:name="P495" style:family="paragraph" style:parent-style-name="Heading_20_3">
      <style:text-properties officeooo:paragraph-rsid="003b6b41"/>
    </style:style>
    <style:style style:name="P496" style:family="paragraph" style:parent-style-name="Heading_20_3" style:master-page-name="">
      <style:paragraph-properties style:page-number="auto"/>
      <style:text-properties officeooo:paragraph-rsid="006b905f"/>
    </style:style>
    <style:style style:name="P497" style:family="paragraph" style:parent-style-name="Heading_20_3">
      <style:text-properties officeooo:paragraph-rsid="00339608"/>
    </style:style>
    <style:style style:name="P498" style:family="paragraph" style:parent-style-name="Heading_20_3">
      <style:text-properties officeooo:paragraph-rsid="005fde08"/>
    </style:style>
    <style:style style:name="P499" style:family="paragraph" style:parent-style-name="Heading_20_3">
      <style:text-properties officeooo:paragraph-rsid="00881a9b"/>
    </style:style>
    <style:style style:name="P500" style:family="paragraph" style:parent-style-name="Heading_20_3">
      <style:text-properties officeooo:paragraph-rsid="00b1f4a6"/>
    </style:style>
    <style:style style:name="P501" style:family="paragraph" style:parent-style-name="Heading_20_3" style:master-page-name="">
      <style:paragraph-properties style:page-number="auto"/>
      <style:text-properties officeooo:paragraph-rsid="00b1f4a6"/>
    </style:style>
    <style:style style:name="P502" style:family="paragraph" style:parent-style-name="Text_20_body" style:list-style-name="L1">
      <style:text-properties officeooo:rsid="0011e622" officeooo:paragraph-rsid="0011e622"/>
    </style:style>
    <style:style style:name="P503" style:family="paragraph" style:parent-style-name="Text_20_body" style:list-style-name="L1">
      <style:text-properties officeooo:rsid="00193a74" officeooo:paragraph-rsid="00193a74"/>
    </style:style>
    <style:style style:name="P504" style:family="paragraph" style:parent-style-name="Text_20_body" style:master-page-name="">
      <loext:graphic-properties draw:fill-hatch-name="hatch"/>
      <style:paragraph-properties style:page-number="auto"/>
      <style:text-properties officeooo:rsid="004674ec" officeooo:paragraph-rsid="00c08f03"/>
    </style:style>
    <style:style style:name="P505" style:family="paragraph" style:parent-style-name="Text_20_body">
      <style:text-properties officeooo:rsid="0074fef6" officeooo:paragraph-rsid="00c08f03"/>
    </style:style>
    <style:style style:name="P506" style:family="paragraph" style:parent-style-name="Text_20_body">
      <style:text-properties officeooo:paragraph-rsid="00c08f03"/>
    </style:style>
    <style:style style:name="P507" style:family="paragraph" style:parent-style-name="Text_20_body">
      <style:text-properties officeooo:rsid="00c08f03" officeooo:paragraph-rsid="00c08f03"/>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T114" style:family="text">
      <style:text-properties officeooo:rsid="00ae8581"/>
    </style:style>
    <style:style style:name="T115" style:family="text">
      <style:text-properties officeooo:rsid="00b1f4a6"/>
    </style:style>
    <style:style style:name="T116" style:family="text">
      <style:text-properties officeooo:rsid="00b3c5bf"/>
    </style:style>
    <style:style style:name="T117" style:family="text">
      <style:text-properties officeooo:rsid="00b4e38b"/>
    </style:style>
    <style:style style:name="T118" style:family="text">
      <style:text-properties officeooo:rsid="00b65b22"/>
    </style:style>
    <style:style style:name="T119" style:family="text">
      <style:text-properties officeooo:rsid="00b9714c"/>
    </style:style>
    <style:style style:name="T120" style:family="text">
      <style:text-properties officeooo:rsid="00b99fb2"/>
    </style:style>
    <style:style style:name="T121" style:family="text">
      <style:text-properties officeooo:rsid="00ba21ae"/>
    </style:style>
    <style:style style:name="T122" style:family="text">
      <style:text-properties officeooo:rsid="00ba5e80"/>
    </style:style>
    <style:style style:name="T123" style:family="text">
      <style:text-properties officeooo:rsid="00bd96e5"/>
    </style:style>
    <style:style style:name="T124" style:family="text">
      <style:text-properties officeooo:rsid="00c08f0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5"><text:a xlink:type="simple" xlink:href="#__RefHeading___Toc329_3513121647" text:style-name="Index_20_Link" text:visited-style-name="Index_20_Link">Introduction<text:tab/>5</text:a></text:p>
          <text:p text:style-name="P415"><text:a xlink:type="simple" xlink:href="#__RefHeading___Toc331_3513121647" text:style-name="Index_20_Link" text:visited-style-name="Index_20_Link">License<text:tab/>5</text:a></text:p>
          <text:p text:style-name="P415"><text:a xlink:type="simple" xlink:href="#__RefHeading___Toc333_3513121647" text:style-name="Index_20_Link" text:visited-style-name="Index_20_Link">Manufacturer selection<text:tab/>5</text:a></text:p>
          <text:p text:style-name="P415"><text:a xlink:type="simple" xlink:href="#__RefHeading___Toc335_3513121647" text:style-name="Index_20_Link" text:visited-style-name="Index_20_Link">BouffaloLab<text:tab/>6</text:a></text:p>
          <text:p text:style-name="P417"><text:a xlink:type="simple" xlink:href="#__RefHeading___Toc3910_829588853" text:style-name="Index_20_Link" text:visited-style-name="Index_20_Link">Clones<text:tab/>6</text:a></text:p>
          <text:p text:style-name="P417"><text:a xlink:type="simple" xlink:href="#__RefHeading___Toc3159_2294148521" text:style-name="Index_20_Link" text:visited-style-name="Index_20_Link">Advice to beginners<text:tab/>6</text:a></text:p>
          <text:p text:style-name="P417"><text:a xlink:type="simple" xlink:href="#__RefHeading___Toc3161_2294148521" text:style-name="Index_20_Link" text:visited-style-name="Index_20_Link">Energy efficiency<text:tab/>6</text:a></text:p>
          <text:p text:style-name="P417"><text:a xlink:type="simple" xlink:href="#__RefHeading___Toc3163_2294148521" text:style-name="Index_20_Link" text:visited-style-name="Index_20_Link">Compute power &amp; embedded AI<text:tab/>7</text:a></text:p>
          <text:p text:style-name="P416"><text:a xlink:type="simple" xlink:href="#__RefHeading___Toc341_3513121647" text:style-name="Index_20_Link" text:visited-style-name="Index_20_Link">Documentation, SDK and tools<text:tab/>7</text:a></text:p>
          <text:p text:style-name="P416"><text:a xlink:type="simple" xlink:href="#__RefHeading___Toc1505_2182544480" text:style-name="Index_20_Link" text:visited-style-name="Index_20_Link">BL602<text:tab/>7</text:a></text:p>
          <text:p text:style-name="P417"><text:a xlink:type="simple" xlink:href="#__RefHeading___Toc337_3513121647" text:style-name="Index_20_Link" text:visited-style-name="Index_20_Link">Third-party development board: Pine64 PineCone<text:tab/>7</text:a></text:p>
          <text:p text:style-name="P417"><text:a xlink:type="simple" xlink:href="#__RefHeading___Toc337_3513121647%20Copy%202" text:style-name="Index_20_Link" text:visited-style-name="Index_20_Link">Third-party development board: Ai-Thinker Ai-WB2 series<text:tab/>7</text:a></text:p>
          <text:p text:style-name="P417"><text:a xlink:type="simple" xlink:href="#__RefHeading___Toc337_3513121647%20Copy%202%20Copy%201" text:style-name="Index_20_Link" text:visited-style-name="Index_20_Link">Third-party development board: DT-BL10 or XT-BL12<text:tab/>8</text:a></text:p>
          <text:p text:style-name="P416"><text:a xlink:type="simple" xlink:href="#__RefHeading___Toc1507_2182544480" text:style-name="Index_20_Link" text:visited-style-name="Index_20_Link">BL702<text:tab/>8</text:a></text:p>
          <text:p text:style-name="P417"><text:a xlink:type="simple" xlink:href="#__RefHeading___Toc337_3513121647%20Copy%201" text:style-name="Index_20_Link" text:visited-style-name="Index_20_Link">Third-party development board: Sipeed M0 Sense<text:tab/>8</text:a></text:p>
          <text:p text:style-name="P417"><text:a xlink:type="simple" xlink:href="#__RefHeading___Toc337_3513121647%20Copy%201%20Copy%203" text:style-name="Index_20_Link" text:visited-style-name="Index_20_Link">Third-party development board: XiaoTeng Technology XT-ZB1<text:tab/>8</text:a></text:p>
          <text:p text:style-name="P417"><text:a xlink:type="simple" xlink:href="#__RefHeading___Toc337_3513121647%20Copy%201%20Copy%203%20Copy%201" text:style-name="Index_20_Link" text:visited-style-name="Index_20_Link">Third-party development board: 303BL702002 = BL702S<text:tab/>8</text:a></text:p>
          <text:p text:style-name="P416"><text:a xlink:type="simple" xlink:href="#__RefHeading___Toc1509_2182544480" text:style-name="Index_20_Link" text:visited-style-name="Index_20_Link">BL616<text:tab/>9</text:a></text:p>
          <text:p text:style-name="P417"><text:a xlink:type="simple" xlink:href="#__RefHeading___Toc337_3513121647%20Copy%201%20Copy%201" text:style-name="Index_20_Link" text:visited-style-name="Index_20_Link">Third-party development board: Sipeed M0S Dock<text:tab/>9</text:a></text:p>
          <text:p text:style-name="P417"><text:a xlink:type="simple" xlink:href="#__RefHeading___Toc337_3513121647%20Copy%201%20Copy%201%20Copy%201" text:style-name="Index_20_Link" text:visited-style-name="Index_20_Link">Third-party development board: Ai-Thinker Ai-M62-12F<text:tab/>9</text:a></text:p>
          <text:p text:style-name="P416"><text:a xlink:type="simple" xlink:href="#__RefHeading___Toc1511_2182544480" text:style-name="Index_20_Link" text:visited-style-name="Index_20_Link">BL618<text:tab/>9</text:a></text:p>
          <text:p text:style-name="P417"><text:a xlink:type="simple" xlink:href="#__RefHeading___Toc337_3513121647%20Copy%201%20Copy%201%20Copy%202" text:style-name="Index_20_Link" text:visited-style-name="Index_20_Link">Third-party development board: Sipeed M0P Dock<text:tab/>9</text:a></text:p>
          <text:p text:style-name="P417"><text:a xlink:type="simple" xlink:href="#__RefHeading___Toc337_3513121647%20Copy%201%20Copy%201%20Copy%201%20Copy%201" text:style-name="Index_20_Link" text:visited-style-name="Index_20_Link">Third-party development board: Ai-Thinker Ai-M61-32S<text:tab/>9</text:a></text:p>
          <text:p text:style-name="P416"><text:a xlink:type="simple" xlink:href="#__RefHeading___Toc1513_2182544480" text:style-name="Index_20_Link" text:visited-style-name="Index_20_Link">BL808<text:tab/>10</text:a></text:p>
          <text:p text:style-name="P417"><text:a xlink:type="simple" xlink:href="#__RefHeading___Toc337_3513121647%20Copy%201%20Copy%202" text:style-name="Index_20_Link" text:visited-style-name="Index_20_Link">Third-party development board: Sipeed M1S Dock<text:tab/>10</text:a></text:p>
          <text:p text:style-name="P417"><text:a xlink:type="simple" xlink:href="#__RefHeading___Toc337_3513121647%20Copy%201%20Copy%202%20Copy%201" text:style-name="Index_20_Link" text:visited-style-name="Index_20_Link">Third-party development board: Pine64 Ox64<text:tab/>10</text:a></text:p>
          <text:p text:style-name="P415"><text:a xlink:type="simple" xlink:href="#__RefHeading___Toc343_3513121647" text:style-name="Index_20_Link" text:visited-style-name="Index_20_Link">Espressif<text:tab/>11</text:a></text:p>
          <text:p text:style-name="P416"><text:a xlink:type="simple" xlink:href="#__RefHeading___Toc1147_2887080021" text:style-name="Index_20_Link" text:visited-style-name="Index_20_Link">ESP8684 (ESP32-C2)<text:tab/>11</text:a></text:p>
          <text:p text:style-name="P417"><text:a xlink:type="simple" xlink:href="#__RefHeading___Toc345_3513121647%20Copy%201" text:style-name="Index_20_Link" text:visited-style-name="Index_20_Link">Official development board: ESP8684-DevKitM-1<text:tab/>11</text:a></text:p>
          <text:p text:style-name="P417"><text:a xlink:type="simple" xlink:href="#__RefHeading___Toc345_3513121647%20Copy%201%20Copy%202" text:style-name="Index_20_Link" text:visited-style-name="Index_20_Link">Official development board: ESP8684-DevKitC-02<text:tab/>11</text:a></text:p>
          <text:p text:style-name="P417"><text:a xlink:type="simple" xlink:href="#__RefHeading___Toc349_35131216471%20Copy%201" text:style-name="Index_20_Link" text:visited-style-name="Index_20_Link">Third-party development board: ESPC2-12<text:tab/>11</text:a></text:p>
          <text:p text:style-name="P417"><text:a xlink:type="simple" xlink:href="#__RefHeading___Toc349_35131216471%20Copy%201%20Copy%201" text:style-name="Index_20_Link" text:visited-style-name="Index_20_Link">Third-party development board: NODEMCU-ESP32-C2<text:tab/>12</text:a></text:p>
          <text:p text:style-name="P417"><text:a xlink:type="simple" xlink:href="#__RefHeading___Toc349_35131216471%20Copy%201%20Copy%201%20Copy%201" text:style-name="Index_20_Link" text:visited-style-name="Index_20_Link">Third-party development board: ESP32-C2 DEVKIT<text:tab/>12</text:a></text:p>
          <text:p text:style-name="P417"><text:a xlink:type="simple" xlink:href="#__RefHeading___Toc351_3513121647%20Copy%201" text:style-name="Index_20_Link" text:visited-style-name="Index_20_Link">Documentation<text:tab/>12</text:a></text:p>
          <text:p text:style-name="P416"><text:a xlink:type="simple" xlink:href="#__RefHeading___Toc1149_2887080021" text:style-name="Index_20_Link" text:visited-style-name="Index_20_Link">ESP32-C3 and ESP8685<text:tab/>12</text:a></text:p>
          <text:p text:style-name="P417"><text:a xlink:type="simple" xlink:href="#__RefHeading___Toc345_3513121647" text:style-name="Index_20_Link" text:visited-style-name="Index_20_Link">Official development board: ESP32-C3-DevKitM-1<text:tab/>12</text:a></text:p>
          <text:p text:style-name="P417"><text:a xlink:type="simple" xlink:href="#__RefHeading___Toc345_3513121647%20Copy%202" text:style-name="Index_20_Link" text:visited-style-name="Index_20_Link">Official development board: ESP32-C3-DevKitC-02<text:tab/>12</text:a></text:p>
          <text:p text:style-name="P417"><text:a xlink:type="simple" xlink:href="#__RefHeading___Toc349_35131216471" text:style-name="Index_20_Link" text:visited-style-name="Index_20_Link">Third-party development board: WeAct Studio ESP32-C3FH4<text:tab/>12</text:a></text:p>
          <text:p text:style-name="P417"><text:a xlink:type="simple" xlink:href="#__RefHeading___Toc349_35131216471%20Copy%202" text:style-name="Index_20_Link" text:visited-style-name="Index_20_Link">Third-party development board: Muse Lab nanoESP32-C3<text:tab/>12</text:a></text:p>
          <text:p text:style-name="P417"><text:a xlink:type="simple" xlink:href="#__RefHeading___Toc1104_2947033009" text:style-name="Index_20_Link" text:visited-style-name="Index_20_Link">Third-party development board: VCC-GND YD-ESP32-C3<text:tab/>13</text:a></text:p>
          <text:p text:style-name="P417"><text:a xlink:type="simple" xlink:href="#__RefHeading___Toc1104_2947033009%20Copy%201" text:style-name="Index_20_Link" text:visited-style-name="Index_20_Link">Third-party development board: XIAO ESP32C3<text:tab/>13</text:a></text:p>
          <text:p text:style-name="P417"><text:a xlink:type="simple" xlink:href="#__RefHeading___Toc1104_2947033009%20Copy%201%20Copy%201" text:style-name="Index_20_Link" text:visited-style-name="Index_20_Link">Third-party development board: ESP32C3-MINI-DK<text:tab/>13</text:a></text:p>
          <text:p text:style-name="P417"><text:a xlink:type="simple" xlink:href="#__RefHeading___Toc1104_2947033009%20Copy%201%20Copy%201%20Copy%201" text:style-name="Index_20_Link" text:visited-style-name="Index_20_Link">Third-party development board: ESP32-C3 Mini<text:tab/>13</text:a></text:p>
          <text:p text:style-name="P417"><text:a xlink:type="simple" xlink:href="#__RefHeading___Toc1104_2947033009%20Copy%201%20Copy%201%20Copy%201%20Copy%201" text:style-name="Index_20_Link" text:visited-style-name="Index_20_Link">Third-party development board: 01Space ESP32-C3FH4-RGB<text:tab/>13</text:a></text:p>
          <text:p text:style-name="P417"><text:a xlink:type="simple" xlink:href="#__RefHeading___Toc1104_2947033009%20Copy%201%20Copy%201%20Copy%201%20Copy%201%20Copy%201" text:style-name="Index_20_Link" text:visited-style-name="Index_20_Link">Third-party development board: Luatos ESP32C3-CORE<text:tab/>14</text:a></text:p>
          <text:p text:style-name="P417"><text:a xlink:type="simple" xlink:href="#__RefHeading___Toc351_3513121647" text:style-name="Index_20_Link" text:visited-style-name="Index_20_Link">Documentation<text:tab/>14</text:a></text:p>
          <text:p text:style-name="P416"><text:a xlink:type="simple" xlink:href="#__RefHeading___Toc1151_2887080021" text:style-name="Index_20_Link" text:visited-style-name="Index_20_Link">ESP32-C6<text:tab/>14</text:a></text:p>
          <text:p text:style-name="P417"><text:a xlink:type="simple" xlink:href="#__RefHeading___Toc345_3513121647%20Copy%201%20Copy%201%20Copy%202" text:style-name="Index_20_Link" text:visited-style-name="Index_20_Link">Official development board: ESP32-C6-DevKitM-1<text:tab/>14</text:a></text:p>
          <text:p text:style-name="P417"><text:a xlink:type="simple" xlink:href="#__RefHeading___Toc345_3513121647%20Copy%201%20Copy%201" text:style-name="Index_20_Link" text:visited-style-name="Index_20_Link">Official development board: ESP32-C6-DevKitC-1<text:tab/>14</text:a></text:p>
          <text:p text:style-name="P417"><text:a xlink:type="simple" xlink:href="#__RefHeading___Toc1104_2947033009%20Copy%201%20Copy%202" text:style-name="Index_20_Link" text:visited-style-name="Index_20_Link">Third-party development board: WeAct ESP32-C6-A<text:tab/>14</text:a></text:p>
          <text:p text:style-name="P417"><text:a xlink:type="simple" xlink:href="#__RefHeading___Toc1104_2947033009%20Copy%201%20Copy%202%20Copy%201" text:style-name="Index_20_Link" text:visited-style-name="Index_20_Link"><text:soft-page-break/>Third-party development board: Muse Lab nanoESP32-C6<text:tab/>14</text:a></text:p>
          <text:p text:style-name="P417"><text:a xlink:type="simple" xlink:href="#__RefHeading___Toc1104_2947033009%20Copy%201%20Copy%202%20Copy%201%20Copy%201" text:style-name="Index_20_Link" text:visited-style-name="Index_20_Link">Third-party development board: Wireless-Tag WT9932C6<text:tab/>14</text:a></text:p>
          <text:p text:style-name="P417"><text:a xlink:type="simple" xlink:href="#__RefHeading___Toc1104_2947033009%20Copy%201%20Copy%202%20Copy%201%20Copy%202" text:style-name="Index_20_Link" text:visited-style-name="Index_20_Link">Third-party development board: 01Space ESP32-C6<text:tab/>15</text:a></text:p>
          <text:p text:style-name="P417"><text:a xlink:type="simple" xlink:href="#__RefHeading___Toc1104_2947033009%20Copy%201%20Copy%202%20Copy%201%20Copy%201%20Copy%201" text:style-name="Index_20_Link" text:visited-style-name="Index_20_Link">Third-party development board: QSZNTEC WIFI6 ESP32-C6<text:tab/>15</text:a></text:p>
          <text:p text:style-name="P417"><text:a xlink:type="simple" xlink:href="#__RefHeading___Toc351_3513121647%20Copy%201%20Copy%201" text:style-name="Index_20_Link" text:visited-style-name="Index_20_Link">Documentation<text:tab/>15</text:a></text:p>
          <text:p text:style-name="P416"><text:a xlink:type="simple" xlink:href="#__RefHeading___Toc1153_2887080021" text:style-name="Index_20_Link" text:visited-style-name="Index_20_Link">ESP32-H2<text:tab/>15</text:a></text:p>
          <text:p text:style-name="P417"><text:a xlink:type="simple" xlink:href="#__RefHeading___Toc345_3513121647%20Copy%201%20Copy%201%20Copy%201" text:style-name="Index_20_Link" text:visited-style-name="Index_20_Link">Official development board: ESP32-H2-DevKitM-1<text:tab/>15</text:a></text:p>
          <text:p text:style-name="P417"><text:a xlink:type="simple" xlink:href="#__RefHeading___Toc1104_2947033009%20Copy%201%20Copy%202%20Copy%202%20Copy%201" text:style-name="Index_20_Link" text:visited-style-name="Index_20_Link">Third-party development board: TZT ESP32-H2-DevKitM<text:tab/>15</text:a></text:p>
          <text:p text:style-name="P417"><text:a xlink:type="simple" xlink:href="#__RefHeading___Toc1104_2947033009%20Copy%201%20Copy%202%20Copy%202" text:style-name="Index_20_Link" text:visited-style-name="Index_20_Link">Third-party development board: WeAct ESP32H2-N4<text:tab/>15</text:a></text:p>
          <text:p text:style-name="P417"><text:a xlink:type="simple" xlink:href="#__RefHeading___Toc351_3513121647%20Copy%201%20Copy%201%20Copy%201" text:style-name="Index_20_Link" text:visited-style-name="Index_20_Link">Documentation<text:tab/>15</text:a></text:p>
          <text:p text:style-name="P415"><text:a xlink:type="simple" xlink:href="#__RefHeading___Toc353_3513121647" text:style-name="Index_20_Link" text:visited-style-name="Index_20_Link">GigaDevice<text:tab/>16</text:a></text:p>
          <text:p text:style-name="P416"><text:a xlink:type="simple" xlink:href="#__RefHeading___Toc547_3513121647" text:style-name="Index_20_Link" text:visited-style-name="Index_20_Link">Official development board: GD32VF103C-START<text:tab/>16</text:a></text:p>
          <text:p text:style-name="P416"><text:a xlink:type="simple" xlink:href="#__RefHeading___Toc359_3513121647" text:style-name="Index_20_Link" text:visited-style-name="Index_20_Link">Third-party development board: Sipeed Longan Nano<text:tab/>16</text:a></text:p>
          <text:p text:style-name="P416"><text:a xlink:type="simple" xlink:href="#__RefHeading___Toc361_3513121647" text:style-name="Index_20_Link" text:visited-style-name="Index_20_Link">Documentation, SDK and tools<text:tab/>16</text:a></text:p>
          <text:p text:style-name="P415"><text:a xlink:type="simple" xlink:href="#__RefHeading___Toc2928_2497951181" text:style-name="Index_20_Link" text:visited-style-name="Index_20_Link">SOPHGO<text:tab/>17</text:a></text:p>
          <text:p text:style-name="P416"><text:a xlink:type="simple" xlink:href="#__RefHeading___Toc3779_1253659693" text:style-name="Index_20_Link" text:visited-style-name="Index_20_Link">CV1800B<text:tab/>17</text:a></text:p>
          <text:p text:style-name="P417"><text:a xlink:type="simple" xlink:href="#__RefHeading___Toc536_3513121647%20Copy%202" text:style-name="Index_20_Link" text:visited-style-name="Index_20_Link">Third-party development board: Milk-V Duo<text:tab/>17</text:a></text:p>
          <text:p text:style-name="P416"><text:a xlink:type="simple" xlink:href="#__RefHeading___Toc3779_1253659693%20Copy%203" text:style-name="Index_20_Link" text:visited-style-name="Index_20_Link">SG2002<text:tab/>17</text:a></text:p>
          <text:p text:style-name="P417"><text:a xlink:type="simple" xlink:href="#__RefHeading___Toc536_3513121647%20Copy%202%20Copy%203" text:style-name="Index_20_Link" text:visited-style-name="Index_20_Link">Third-party development board: Milk-V Duo 256M<text:tab/>17</text:a></text:p>
          <text:p text:style-name="P417"><text:a xlink:type="simple" xlink:href="#__RefHeading___Toc536_3513121647%20Copy%202%20Copy%203%20Copy%201" text:style-name="Index_20_Link" text:visited-style-name="Index_20_Link">Third-party development board: Sipeed LicheeRV Nano<text:tab/>18</text:a></text:p>
          <text:p text:style-name="P415"><text:a xlink:type="simple" xlink:href="#__RefHeading___Toc363_3513121647" text:style-name="Index_20_Link" text:visited-style-name="Index_20_Link">WCH<text:tab/>19</text:a></text:p>
          <text:p text:style-name="P416"><text:a xlink:type="simple" xlink:href="#__RefHeading___Toc504_3513121647" text:style-name="Index_20_Link" text:visited-style-name="Index_20_Link">Programmer / debugger<text:tab/>20</text:a></text:p>
          <text:p text:style-name="P417"><text:a xlink:type="simple" xlink:href="#__RefHeading___Toc3899_2376710429" text:style-name="Index_20_Link" text:visited-style-name="Index_20_Link">Working mode<text:tab/>20</text:a></text:p>
          <text:p text:style-name="P416"><text:a xlink:type="simple" xlink:href="#__RefHeading___Toc2700_1259413177" text:style-name="Index_20_Link" text:visited-style-name="Index_20_Link">Flashing utility<text:tab/>20</text:a></text:p>
          <text:p text:style-name="P417"><text:a xlink:type="simple" xlink:href="#__RefHeading___Toc2702_1259413177" text:style-name="Index_20_Link" text:visited-style-name="Index_20_Link">Notes to Linux users<text:tab/>20</text:a></text:p>
          <text:p text:style-name="P416"><text:a xlink:type="simple" xlink:href="#__RefHeading___Toc506_3513121647" text:style-name="Index_20_Link" text:visited-style-name="Index_20_Link">MounRiver IDE<text:tab/>21</text:a></text:p>
          <text:p text:style-name="P417"><text:a xlink:type="simple" xlink:href="#__RefHeading___Toc2704_1259413177" text:style-name="Index_20_Link" text:visited-style-name="Index_20_Link">Stand alone tool chain<text:tab/>21</text:a></text:p>
          <text:p text:style-name="P417"><text:a xlink:type="simple" xlink:href="#__RefHeading___Toc1080_2316367055" text:style-name="Index_20_Link" text:visited-style-name="Index_20_Link">Alternatives to WCH tools<text:tab/>21</text:a></text:p>
          <text:p text:style-name="P416"><text:a xlink:type="simple" xlink:href="#__RefHeading___Toc508_3513121647" text:style-name="Index_20_Link" text:visited-style-name="Index_20_Link">CH32V003<text:tab/>21</text:a></text:p>
          <text:p text:style-name="P417"><text:a xlink:type="simple" xlink:href="#__RefHeading___Toc510_3513121647" text:style-name="Index_20_Link" text:visited-style-name="Index_20_Link">Official development board<text:tab/>21</text:a></text:p>
          <text:p text:style-name="P417"><text:a xlink:type="simple" xlink:href="#__RefHeading___Toc530_35131216471%20Copy%202%20Copy%202" text:style-name="Index_20_Link" text:visited-style-name="Index_20_Link">Third-party development board: CR-CH32VXX<text:tab/>22</text:a></text:p>
          <text:p text:style-name="P417"><text:a xlink:type="simple" xlink:href="#__RefHeading___Toc530_35131216471%20Copy%202" text:style-name="Index_20_Link" text:visited-style-name="Index_20_Link">Third-party development board: WeAct Studio CH32V003F4U6<text:tab/>22</text:a></text:p>
          <text:p text:style-name="P417"><text:a xlink:type="simple" xlink:href="#__RefHeading___Toc530_35131216471%20Copy%202%20Copy%202%20Copy%201" text:style-name="Index_20_Link" text:visited-style-name="Index_20_Link">Third-party development board: no name, with USB C<text:tab/>22</text:a></text:p>
          <text:p text:style-name="P417"><text:a xlink:type="simple" xlink:href="#__RefHeading___Toc5526_342531313" text:style-name="Index_20_Link" text:visited-style-name="Index_20_Link">Third-party development board: BTE23-15<text:tab/>22</text:a></text:p>
          <text:p text:style-name="P417"><text:a xlink:type="simple" xlink:href="#__RefHeading___Toc530_35131216471" text:style-name="Index_20_Link" text:visited-style-name="Index_20_Link">Third-party development board: Muse Lab nanoCH32V003<text:tab/>22</text:a></text:p>
          <text:p text:style-name="P417"><text:a xlink:type="simple" xlink:href="#__RefHeading___Toc530_35131216471%20Copy%201" text:style-name="Index_20_Link" text:visited-style-name="Index_20_Link">Third-party development board: QSZNTEC CH32V003<text:tab/>23</text:a></text:p>
          <text:p text:style-name="P417"><text:a xlink:type="simple" xlink:href="#__RefHeading___Toc361_35131216471" text:style-name="Index_20_Link" text:visited-style-name="Index_20_Link">Documentation and SDK<text:tab/>23</text:a></text:p>
          <text:p text:style-name="P416"><text:a xlink:type="simple" xlink:href="#__RefHeading___Toc512_3513121647" text:style-name="Index_20_Link" text:visited-style-name="Index_20_Link">CH32V103<text:tab/>23</text:a></text:p>
          <text:p text:style-name="P417"><text:a xlink:type="simple" xlink:href="#__RefHeading___Toc514_3513121647" text:style-name="Index_20_Link" text:visited-style-name="Index_20_Link">Official development board<text:tab/>23</text:a></text:p>
          <text:p text:style-name="P417"><text:a xlink:type="simple" xlink:href="#__RefHeading___Toc4039_3382818259" text:style-name="Index_20_Link" text:visited-style-name="Index_20_Link">Third-party development board: 303CH32VC02 = CH32V103C_MINI<text:tab/>23</text:a></text:p>
          <text:p text:style-name="P417"><text:a xlink:type="simple" xlink:href="#__RefHeading___Toc4041_3382818259" text:style-name="Index_20_Link" text:visited-style-name="Index_20_Link">Third-party development board: 303CH32MI01 = CH32V103R_MINI<text:tab/>23</text:a></text:p>
          <text:p text:style-name="P417"><text:a xlink:type="simple" xlink:href="#__RefHeading___Toc361_351312164711" text:style-name="Index_20_Link" text:visited-style-name="Index_20_Link">Documentation and SDK<text:tab/>23</text:a></text:p>
          <text:p text:style-name="P416"><text:a xlink:type="simple" xlink:href="#__RefHeading___Toc518_3513121647" text:style-name="Index_20_Link" text:visited-style-name="Index_20_Link">CH32V203<text:tab/>24</text:a></text:p>
          <text:p text:style-name="P417"><text:a xlink:type="simple" xlink:href="#__RefHeading___Toc520_3513121647" text:style-name="Index_20_Link" text:visited-style-name="Index_20_Link">Official development boards<text:tab/>24</text:a></text:p>
          <text:p text:style-name="P417"><text:a xlink:type="simple" xlink:href="#__RefHeading___Toc522_3513121647" text:style-name="Index_20_Link" text:visited-style-name="Index_20_Link">Third-party development board: Muse Lab nanoCH32V203<text:tab/>24</text:a></text:p>
          <text:p text:style-name="P417"><text:a xlink:type="simple" xlink:href="#__RefHeading___Toc516_3513121647" text:style-name="Index_20_Link" text:visited-style-name="Index_20_Link">Third-party development board: WeAct Studio BluePill+ CH32V203<text:tab/>24</text:a></text:p>
          <text:p text:style-name="P417"><text:a xlink:type="simple" xlink:href="#__RefHeading___Toc361_3513121647111" text:style-name="Index_20_Link" text:visited-style-name="Index_20_Link">Documentation and SDK<text:tab/>24</text:a></text:p>
          <text:p text:style-name="P416"><text:a xlink:type="simple" xlink:href="#__RefHeading___Toc524_3513121647" text:style-name="Index_20_Link" text:visited-style-name="Index_20_Link">CH32V208<text:tab/>24</text:a></text:p>
          <text:p text:style-name="P417"><text:a xlink:type="simple" xlink:href="#__RefHeading___Toc526_3513121647" text:style-name="Index_20_Link" text:visited-style-name="Index_20_Link">Official development board<text:tab/>24</text:a></text:p>
          <text:p text:style-name="P417"><text:a xlink:type="simple" xlink:href="#__RefHeading___Toc361_35131216471111" text:style-name="Index_20_Link" text:visited-style-name="Index_20_Link">Documentation and SDK<text:tab/>24</text:a></text:p>
          <text:p text:style-name="P416"><text:a xlink:type="simple" xlink:href="#__RefHeading___Toc524_3513121647%20Copy%201" text:style-name="Index_20_Link" text:visited-style-name="Index_20_Link">CH32V303<text:tab/>24</text:a></text:p>
          <text:p text:style-name="P417"><text:a xlink:type="simple" xlink:href="#__RefHeading___Toc526_3513121647%20Copy%201" text:style-name="Index_20_Link" text:visited-style-name="Index_20_Link">Official development board<text:tab/>24</text:a></text:p>
          <text:p text:style-name="P417"><text:a xlink:type="simple" xlink:href="#__RefHeading___Toc361_351312164711121%20Copy%201" text:style-name="Index_20_Link" text:visited-style-name="Index_20_Link">Documentation and SDK<text:tab/>25</text:a></text:p>
          <text:p text:style-name="P416"><text:a xlink:type="simple" xlink:href="#__RefHeading___Toc528_3513121647" text:style-name="Index_20_Link" text:visited-style-name="Index_20_Link">CH32V305<text:tab/>25</text:a></text:p>
          <text:p text:style-name="P417"><text:a xlink:type="simple" xlink:href="#__RefHeading___Toc526_3513121647%20Copy%201%20Copy%201" text:style-name="Index_20_Link" text:visited-style-name="Index_20_Link">Official development board<text:tab/>25</text:a></text:p>
          <text:p text:style-name="P417"><text:a xlink:type="simple" xlink:href="#__RefHeading___Toc530_3513121647" text:style-name="Index_20_Link" text:visited-style-name="Index_20_Link">Third-party development board: Muse Lab nanoCH32V305<text:tab/>25</text:a></text:p>
          <text:p text:style-name="P417"><text:a xlink:type="simple" xlink:href="#__RefHeading___Toc361_351312164711121" text:style-name="Index_20_Link" text:visited-style-name="Index_20_Link"><text:soft-page-break/>Documentation and SDK<text:tab/>25</text:a></text:p>
          <text:p text:style-name="P416"><text:a xlink:type="simple" xlink:href="#__RefHeading___Toc532_3513121647" text:style-name="Index_20_Link" text:visited-style-name="Index_20_Link">CH32V307<text:tab/>25</text:a></text:p>
          <text:p text:style-name="P417"><text:a xlink:type="simple" xlink:href="#__RefHeading___Toc534_3513121647" text:style-name="Index_20_Link" text:visited-style-name="Index_20_Link">Official development board<text:tab/>25</text:a></text:p>
          <text:p text:style-name="P417"><text:a xlink:type="simple" xlink:href="#__RefHeading___Toc536_3513121647" text:style-name="Index_20_Link" text:visited-style-name="Index_20_Link">Third-party development board: VCC-GND YD-CH32V307VC<text:tab/>25</text:a></text:p>
          <text:p text:style-name="P417"><text:a xlink:type="simple" xlink:href="#__RefHeading___Toc536_3513121647%20Copy%201%20Copy%201" text:style-name="Index_20_Link" text:visited-style-name="Index_20_Link">Third-party development board: VCC-GND YD-CH32V307RC<text:tab/>25</text:a></text:p>
          <text:p text:style-name="P417"><text:a xlink:type="simple" xlink:href="#__RefHeading___Toc536_3513121647%20Copy%201" text:style-name="Index_20_Link" text:visited-style-name="Index_20_Link">Third-party development board: VCC-GND CH32V307RC-MINI<text:tab/>26</text:a></text:p>
          <text:p text:style-name="P417"><text:a xlink:type="simple" xlink:href="#__RefHeading___Toc536_3513121647%20Copy%201%20Copy%202" text:style-name="Index_20_Link" text:visited-style-name="Index_20_Link">Third-party development board: VCC-GND CH32V307VCT6-MINI<text:tab/>26</text:a></text:p>
          <text:p text:style-name="P417"><text:a xlink:type="simple" xlink:href="#__RefHeading___Toc536_3513121647%20Copy%201%20Copy%202%20Copy%201" text:style-name="Index_20_Link" text:visited-style-name="Index_20_Link">Third-party development board: CH32V307RCT6-1.0<text:tab/>26</text:a></text:p>
          <text:p text:style-name="P417"><text:a xlink:type="simple" xlink:href="#__RefHeading___Toc361_35131216471112" text:style-name="Index_20_Link" text:visited-style-name="Index_20_Link">Documentation and SDK<text:tab/>26</text:a></text:p>
          <text:p text:style-name="P416"><text:a xlink:type="simple" xlink:href="#__RefHeading___Toc532_3513121647%20Copy%201" text:style-name="Index_20_Link" text:visited-style-name="Index_20_Link">CH32X035<text:tab/>26</text:a></text:p>
          <text:p text:style-name="P417"><text:a xlink:type="simple" xlink:href="#__RefHeading___Toc534_3513121647%20Copy%202" text:style-name="Index_20_Link" text:visited-style-name="Index_20_Link">Official development board<text:tab/>26</text:a></text:p>
          <text:p text:style-name="P417"><text:a xlink:type="simple" xlink:href="#__RefHeading___Toc361_35131216471112%20Copy%202" text:style-name="Index_20_Link" text:visited-style-name="Index_20_Link">Documentation and SDK<text:tab/>26</text:a></text:p>
          <text:p text:style-name="P416"><text:a xlink:type="simple" xlink:href="#__RefHeading___Toc538_3513121647%20Copy%201" text:style-name="Index_20_Link" text:visited-style-name="Index_20_Link">CH565<text:tab/>26</text:a></text:p>
          <text:p text:style-name="P417"><text:a xlink:type="simple" xlink:href="#__RefHeading___Toc534_3513121647%20Copy%201" text:style-name="Index_20_Link" text:visited-style-name="Index_20_Link">Official development board<text:tab/>26</text:a></text:p>
          <text:p text:style-name="P417"><text:a xlink:type="simple" xlink:href="#__RefHeading___Toc361_35131216471112%20Copy%201%20Copy%201%20Copy%201" text:style-name="Index_20_Link" text:visited-style-name="Index_20_Link">Documentation and SDK<text:tab/>26</text:a></text:p>
          <text:p text:style-name="P416"><text:a xlink:type="simple" xlink:href="#__RefHeading___Toc538_3513121647%20Copy%201%20Copy%201" text:style-name="Index_20_Link" text:visited-style-name="Index_20_Link">CH569<text:tab/>26</text:a></text:p>
          <text:p text:style-name="P417"><text:a xlink:type="simple" xlink:href="#__RefHeading___Toc534_3513121647%20Copy%201%20Copy%201" text:style-name="Index_20_Link" text:visited-style-name="Index_20_Link">Official development board<text:tab/>26</text:a></text:p>
          <text:p text:style-name="P417"><text:a xlink:type="simple" xlink:href="#__RefHeading___Toc361_35131216471112%20Copy%201%20Copy%201" text:style-name="Index_20_Link" text:visited-style-name="Index_20_Link">Documentation and SDK<text:tab/>27</text:a></text:p>
          <text:p text:style-name="P416"><text:a xlink:type="simple" xlink:href="#__RefHeading___Toc538_3513121647" text:style-name="Index_20_Link" text:visited-style-name="Index_20_Link">CH582 / CH583<text:tab/>27</text:a></text:p>
          <text:p text:style-name="P417"><text:a xlink:type="simple" xlink:href="#__RefHeading___Toc540_3513121647" text:style-name="Index_20_Link" text:visited-style-name="Index_20_Link">Official development board<text:tab/>27</text:a></text:p>
          <text:p text:style-name="P417"><text:a xlink:type="simple" xlink:href="#__RefHeading___Toc542_3513121647" text:style-name="Index_20_Link" text:visited-style-name="Index_20_Link">Third-party development board: VCC-GND YD-CH58x (CH582M)<text:tab/>27</text:a></text:p>
          <text:p text:style-name="P417"><text:a xlink:type="simple" xlink:href="#__RefHeading___Toc542_3513121647%20Copy%201" text:style-name="Index_20_Link" text:visited-style-name="Index_20_Link">Third-party development board: 303CH582M01 = CH582M<text:tab/>27</text:a></text:p>
          <text:p text:style-name="P417"><text:a xlink:type="simple" xlink:href="#__RefHeading___Toc542_3513121647%20Copy%201%20Copy%201%20Copy%201" text:style-name="Index_20_Link" text:visited-style-name="Index_20_Link">Third-party development board: WeAct Studio CH582F<text:tab/>27</text:a></text:p>
          <text:p text:style-name="P417"><text:a xlink:type="simple" xlink:href="#__RefHeading___Toc361_35131216471113" text:style-name="Index_20_Link" text:visited-style-name="Index_20_Link">Documentation and SDK<text:tab/>27</text:a></text:p>
          <text:p text:style-name="P416"><text:a xlink:type="simple" xlink:href="#__RefHeading___Toc538_3513121647%20Copy%202" text:style-name="Index_20_Link" text:visited-style-name="Index_20_Link">CH592 / CH591<text:tab/>28</text:a></text:p>
          <text:p text:style-name="P417"><text:a xlink:type="simple" xlink:href="#__RefHeading___Toc540_3513121647%20Copy%201" text:style-name="Index_20_Link" text:visited-style-name="Index_20_Link">Official development board<text:tab/>28</text:a></text:p>
          <text:p text:style-name="P417"><text:a xlink:type="simple" xlink:href="#__RefHeading___Toc542_3513121647%20Copy%201%20Copy%201" text:style-name="Index_20_Link" text:visited-style-name="Index_20_Link">Third-party development board: WeAct Studio CH592F<text:tab/>28</text:a></text:p>
          <text:p text:style-name="P417"><text:a xlink:type="simple" xlink:href="#__RefHeading___Toc361_35131216471113%20Copy%201" text:style-name="Index_20_Link" text:visited-style-name="Index_20_Link">Documentation and SDK<text:tab/>28</text:a></text:p>
          <text:p text:style-name="P416"><text:a xlink:type="simple" xlink:href="#__RefHeading___Toc538_3513121647%20Copy%202%20Copy%201" text:style-name="Index_20_Link" text:visited-style-name="Index_20_Link">CH641<text:tab/>28</text:a></text:p>
          <text:p text:style-name="P417"><text:a xlink:type="simple" xlink:href="#__RefHeading___Toc540_3513121647%20Copy%201%20Copy%201" text:style-name="Index_20_Link" text:visited-style-name="Index_20_Link">Official development board<text:tab/>28</text:a></text:p>
          <text:p text:style-name="P417"><text:a xlink:type="simple" xlink:href="#__RefHeading___Toc361_35131216471113%20Copy%201%20Copy%201" text:style-name="Index_20_Link" text:visited-style-name="Index_20_Link">Documentation and SDK<text:tab/>28</text:a></text:p>
          <text:p text:style-name="P415"><text:a xlink:type="simple" xlink:href="#__RefHeading___Toc4893_4291670138" text:style-name="Index_20_Link" text:visited-style-name="Index_20_Link">Before you read on, a few words of warning<text:tab/>29</text:a></text:p>
          <text:p text:style-name="P415"><text:a xlink:type="simple" xlink:href="#__RefHeading___Toc3540_2751590328" text:style-name="Index_20_Link" text:visited-style-name="Index_20_Link">Bluetrum<text:tab/>30</text:a></text:p>
          <text:p text:style-name="P416"><text:a xlink:type="simple" xlink:href="#__RefHeading___Toc3775_1253659693" text:style-name="Index_20_Link" text:visited-style-name="Index_20_Link">AB5301A<text:tab/>30</text:a></text:p>
          <text:p text:style-name="P417"><text:a xlink:type="simple" xlink:href="#__RefHeading___Toc536_3513121647%20Copy%202%20Copy%201%20Copy%201" text:style-name="Index_20_Link" text:visited-style-name="Index_20_Link">Official development board: AB32VG1 "blue board" (aka. prougen)<text:tab/>30</text:a></text:p>
          <text:p text:style-name="P417"><text:a xlink:type="simple" xlink:href="#__RefHeading___Toc536_3513121647%20Copy%202%20Copy%201" text:style-name="Index_20_Link" text:visited-style-name="Index_20_Link">Third-party development board: AB32VG1 "green board"<text:tab/>30</text:a></text:p>
          <text:p text:style-name="P417"><text:a xlink:type="simple" xlink:href="#__RefHeading___Toc3777_1253659693" text:style-name="Index_20_Link" text:visited-style-name="Index_20_Link">Common description<text:tab/>30</text:a></text:p>
          <text:p text:style-name="P417"><text:a xlink:type="simple" xlink:href="#__RefHeading___Toc4897_4291670138" text:style-name="Index_20_Link" text:visited-style-name="Index_20_Link">Documentation &amp; SDK<text:tab/>30</text:a></text:p>
          <text:p text:style-name="P415"><text:a xlink:type="simple" xlink:href="#__RefHeading___Toc2928_2497951181%20Copy%202" text:style-name="Index_20_Link" text:visited-style-name="Index_20_Link">Canaan<text:tab/>31</text:a></text:p>
          <text:p text:style-name="P416"><text:a xlink:type="simple" xlink:href="#__RefHeading___Toc3779_1253659693%20Copy%202" text:style-name="Index_20_Link" text:visited-style-name="Index_20_Link">K210<text:tab/>31</text:a></text:p>
          <text:p text:style-name="P417"><text:a xlink:type="simple" xlink:href="#__RefHeading___Toc536_3513121647%20Copy%202%20Copy%201%20Copy%202" text:style-name="Index_20_Link" text:visited-style-name="Index_20_Link">Third-party development boards: Sipeed Maix series<text:tab/>31</text:a></text:p>
          <text:p text:style-name="P417"><text:a xlink:type="simple" xlink:href="#__RefHeading___Toc536_3513121647%20Copy%202%20Copy%201%20Copy%202%20Copy%202" text:style-name="Index_20_Link" text:visited-style-name="Index_20_Link">Third-party development boards: AI-Motion series<text:tab/>31</text:a></text:p>
          <text:p text:style-name="P417"><text:a xlink:type="simple" xlink:href="#__RefHeading___Toc536_3513121647%20Copy%202%20Copy%201%20Copy%202%20Copy%201" text:style-name="Index_20_Link" text:visited-style-name="Index_20_Link">Third-party development board: pyAI-K210<text:tab/>31</text:a></text:p>
          <text:p text:style-name="P417"><text:a xlink:type="simple" xlink:href="#__RefHeading___Toc536_3513121647%20Copy%202%20Copy%201%20Copy%202%20Copy%201%20Copy%201" text:style-name="Index_20_Link" text:visited-style-name="Index_20_Link">Third-party development board: M5Stack M5StickV<text:tab/>32</text:a></text:p>
          <text:p text:style-name="P416"><text:a xlink:type="simple" xlink:href="#__RefHeading___Toc4437_1416622380%20Copy%201" text:style-name="Index_20_Link" text:visited-style-name="Index_20_Link">K230<text:tab/>32</text:a></text:p>
          <text:p text:style-name="P417"><text:a xlink:type="simple" xlink:href="#__RefHeading___Toc536_3513121647%20Copy%202%20Copy%201%20Copy%202%20Copy%202%20Copy%201%20Copy%201" text:style-name="Index_20_Link" text:visited-style-name="Index_20_Link">Official development board: Canaan CanMV-K230<text:tab/>32</text:a></text:p>
          <text:p text:style-name="P416"><text:a xlink:type="simple" xlink:href="#__RefHeading___Toc4437_1416622380" text:style-name="Index_20_Link" text:visited-style-name="Index_20_Link">K510<text:tab/>32</text:a></text:p>
          <text:p text:style-name="P417"><text:a xlink:type="simple" xlink:href="#__RefHeading___Toc536_3513121647%20Copy%202%20Copy%201%20Copy%202%20Copy%202%20Copy%201" text:style-name="Index_20_Link" text:visited-style-name="Index_20_Link">Official development board: Canaan K510 CRB-KIT<text:tab/>32</text:a></text:p>
          <text:p text:style-name="P417"><text:a xlink:type="simple" xlink:href="#__RefHeading___Toc536_3513121647%20Copy%202%20Copy%201%20Copy%202%20Copy%201%20Copy%201%20Copy%201" text:style-name="Index_20_Link" text:visited-style-name="Index_20_Link">Third-party development board: DongshanPI-Vision<text:tab/>32</text:a></text:p>
          <text:p text:style-name="P415"><text:a xlink:type="simple" xlink:href="#__RefHeading___Toc2928_2497951181%20Copy%201" text:style-name="Index_20_Link" text:visited-style-name="Index_20_Link">HiSilicon<text:tab/>33</text:a></text:p>
          <text:p text:style-name="P416"><text:a xlink:type="simple" xlink:href="#__RefHeading___Toc3779_1253659693%20Copy%201" text:style-name="Index_20_Link" text:visited-style-name="Index_20_Link">Hi3861<text:tab/>33</text:a></text:p>
          <text:p text:style-name="P417"><text:a xlink:type="simple" xlink:href="#__RefHeading___Toc536_3513121647%20Copy%202%20Copy%202" text:style-name="Index_20_Link" text:visited-style-name="Index_20_Link">Third-party development board: Ai-Thinker Hi-12F-Kit &amp; Hi-12FL-Kit<text:tab/>33</text:a></text:p>
          <text:p text:style-name="P417"><text:a xlink:type="simple" xlink:href="#__RefHeading___Toc536_3513121647%20Copy%202%20Copy%202%20Copy%201" text:style-name="Index_20_Link" text:visited-style-name="Index_20_Link">Third-party development board: 303HI386101 = Hi3861<text:tab/>33</text:a></text:p>
          <text:p text:style-name="P415"><text:a xlink:type="simple" xlink:href="#__RefHeading___Toc4309_1224491542" text:style-name="Index_20_Link" text:visited-style-name="Index_20_Link">Nanjing Zhongke Micro<text:tab/>34</text:a></text:p>
          <text:p text:style-name="P416"><text:a xlink:type="simple" xlink:href="#__RefHeading___Toc4311_1224491542" text:style-name="Index_20_Link" text:visited-style-name="Index_20_Link">CSM32RV003<text:tab/>34</text:a></text:p>
          <text:p text:style-name="P416"><text:a xlink:type="simple" xlink:href="#__RefHeading___Toc4313_1224491542" text:style-name="Index_20_Link" text:visited-style-name="Index_20_Link">CSM32RV20<text:tab/>34</text:a></text:p>
          <text:p text:style-name="P416"><text:a xlink:type="simple" xlink:href="#__RefHeading___Toc4752_2054938239" text:style-name="Index_20_Link" text:visited-style-name="Index_20_Link"><text:soft-page-break/>CSM24RVx series<text:tab/>34</text:a></text:p>
          <text:p text:style-name="P415"><text:a xlink:type="simple" xlink:href="#__RefHeading___Toc4303_1224491542" text:style-name="Index_20_Link" text:visited-style-name="Index_20_Link">Xinsheng Technology<text:tab/>35</text:a></text:p>
          <text:p text:style-name="P416"><text:a xlink:type="simple" xlink:href="#__RefHeading___Toc4305_1224491542" text:style-name="Index_20_Link" text:visited-style-name="Index_20_Link">CM32M4xxR<text:tab/>35</text:a></text:p>
          <text:p text:style-name="P417"><text:a xlink:type="simple" xlink:href="#__RefHeading___Toc4895_4291670138" text:style-name="Index_20_Link" text:visited-style-name="Index_20_Link">Documentation, SDK and tools<text:tab/>35</text:a></text:p>
          <text:p text:style-name="P417"><text:a xlink:type="simple" xlink:href="#__RefHeading___Toc4307_1224491542" text:style-name="Index_20_Link" text:visited-style-name="Index_20_Link">Official development board: CM32R433R-START<text:tab/>35</text:a></text:p>
        </text:index-body>
      </text:table-of-content>
      <text:p text:style-name="Text_20_body"/>
      <text:h text:style-name="P41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02">have decent English documentation,</text:p>
        </text:list-item>
        <text:list-item>
          <text:p text:style-name="P502">have open-source or freely downloadable supporting software,</text:p>
        </text:list-item>
        <text:list-item>
          <text:p text:style-name="P502">be eas<text:span text:style-name="T9">il</text:span>y <text:span text:style-name="T9">available</text:span> from anywhere in the world, e.g. through AliExpress or LCSC,</text:p>
        </text:list-item>
        <text:list-item>
          <text:p text:style-name="P503">have cheap <text:span text:style-name="T1">development boards </text:span>as easily available as the chips,</text:p>
        </text:list-item>
        <text:list-item>
          <text:p text:style-name="P502">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6">Manufacturer</text:p>
          </table:table-cell>
          <table:table-cell table:style-name="Table1.A1" office:value-type="string">
            <text:p text:style-name="P247">Wide supply voltage range</text:p>
          </table:table-cell>
          <table:table-cell table:style-name="Table1.A1" office:value-type="string">
            <text:p text:style-name="P247">Wide package choice</text:p>
          </table:table-cell>
          <table:table-cell table:style-name="Table1.A1" office:value-type="string">
            <text:p text:style-name="P253">64-bit</text:p>
          </table:table-cell>
          <table:table-cell table:style-name="Table1.A1" office:value-type="string">
            <text:p text:style-name="P247">Lots of I/O pins</text:p>
          </table:table-cell>
          <table:table-cell table:style-name="Table1.A1" office:value-type="string">
            <text:p text:style-name="P248">WiFi</text:p>
          </table:table-cell>
          <table:table-cell table:style-name="Table1.A1" office:value-type="string">
            <text:p text:style-name="P248">BLE</text:p>
          </table:table-cell>
          <table:table-cell table:style-name="Table1.H1" office:value-type="string">
            <text:p text:style-name="P249">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8">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7">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8">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7">x</text:p>
          </table:table-cell>
          <table:table-cell table:style-name="Table1.H6" office:value-type="string">
            <text:p text:style-name="P3"/>
          </table:table-cell>
        </table:table-row>
      </table:table>
      <text:p text:style-name="P39">Note: manufacturers are sorted in alphabetical order.</text:p>
      <text:p text:style-name="P340"><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419" text:outline-level="1"><text:bookmark-start text:name="__RefHeading___Toc335_3513121647"/>BouffaloLab<text:bookmark-end text:name="__RefHeading___Toc335_3513121647"/></text:h>
      <text:p text:style-name="P282">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20">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8">Part</text:p>
          </table:table-cell>
          <table:table-cell table:style-name="Table4.A1" office:value-type="string">
            <text:p text:style-name="P276">MHz</text:p>
          </table:table-cell>
          <table:table-cell table:style-name="Table4.A1" office:value-type="string">
            <text:p text:style-name="P279">RAM</text:p>
          </table:table-cell>
          <table:table-cell table:style-name="Table4.A1" office:value-type="string">
            <text:p text:style-name="P277">CPU</text:p>
          </table:table-cell>
          <table:table-cell table:style-name="Table4.A1" office:value-type="string">
            <text:p text:style-name="P280">Core IP</text:p>
          </table:table-cell>
          <table:table-cell table:style-name="Table4.A1" office:value-type="string">
            <text:p text:style-name="P279">WiFi</text:p>
          </table:table-cell>
          <table:table-cell table:style-name="Table4.A1" office:value-type="string">
            <text:p text:style-name="P276">BT</text:p>
          </table:table-cell>
          <table:table-cell table:style-name="Table4.A1" office:value-type="string">
            <text:p text:style-name="P279">BLE</text:p>
          </table:table-cell>
          <table:table-cell table:style-name="Table4.A1" office:value-type="string">
            <text:p text:style-name="P276">802.15.4</text:p>
          </table:table-cell>
          <table:table-cell table:style-name="Table4.A1" office:value-type="string">
            <text:p text:style-name="P276">USB</text:p>
          </table:table-cell>
          <table:table-cell table:style-name="Table4.A1" office:value-type="string">
            <text:p text:style-name="P276">Ethernet</text:p>
          </table:table-cell>
          <table:table-cell table:style-name="Table4.A1" office:value-type="string">
            <text:p text:style-name="P276">Camera</text:p>
          </table:table-cell>
          <table:table-cell table:style-name="Table4.M1" office:value-type="string">
            <text:p text:style-name="P276">AI NPU</text:p>
          </table:table-cell>
        </table:table-row>
        <table:table-row>
          <table:table-cell table:style-name="Table4.A2" office:value-type="string">
            <text:p text:style-name="P255">BL602/<text:span text:style-name="T50">BL604</text:span></text:p>
          </table:table-cell>
          <table:table-cell table:style-name="Table4.A2" office:value-type="string">
            <text:p text:style-name="P256">192</text:p>
          </table:table-cell>
          <table:table-cell table:style-name="Table4.A2" office:value-type="string">
            <text:p text:style-name="P256">276K</text:p>
          </table:table-cell>
          <table:table-cell table:style-name="Table4.A2" office:value-type="string">
            <text:p text:style-name="P257">RV32IMAFC</text:p>
          </table:table-cell>
          <table:table-cell table:style-name="Table4.A2" office:value-type="string">
            <text:p text:style-name="P25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8">b/g/n</text:p>
          </table:table-cell>
          <table:table-cell table:style-name="Table4.A2" office:value-type="string">
            <text:p text:style-name="P256">-</text:p>
          </table:table-cell>
          <table:table-cell table:style-name="Table4.A2" office:value-type="string">
            <text:p text:style-name="P256">yes</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text:p>
          </table:table-cell>
          <table:table-cell table:style-name="Table4.M2" office:value-type="string">
            <text:p text:style-name="P256">-</text:p>
          </table:table-cell>
        </table:table-row>
        <table:table-row>
          <table:table-cell table:style-name="Table4.A2" office:value-type="string">
            <text:p text:style-name="P255">BL702</text:p>
          </table:table-cell>
          <table:table-cell table:style-name="Table4.A2" office:value-type="string">
            <text:p text:style-name="P256">144</text:p>
          </table:table-cell>
          <table:table-cell table:style-name="Table4.A2" office:value-type="string">
            <text:p text:style-name="P256">132K</text:p>
          </table:table-cell>
          <table:table-cell table:style-name="Table4.A2" office:value-type="string">
            <text:p text:style-name="P257">RV32IMAFC</text:p>
          </table:table-cell>
          <table:table-cell table:style-name="Table4.A2" office:value-type="string">
            <text:p text:style-name="P25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text:p>
          </table:table-cell>
          <table:table-cell table:style-name="Table4.A2" office:value-type="string">
            <text:p text:style-name="P256">-</text:p>
          </table:table-cell>
          <table:table-cell table:style-name="Table4.M2" office:value-type="string">
            <text:p text:style-name="P256">-</text:p>
          </table:table-cell>
        </table:table-row>
        <table:table-row>
          <table:table-cell table:style-name="Table4.A2" office:value-type="string">
            <text:p text:style-name="P255">BL70<text:span text:style-name="T50">4</text:span></text:p>
          </table:table-cell>
          <table:table-cell table:style-name="Table4.A2" office:value-type="string">
            <text:p text:style-name="P256">144</text:p>
          </table:table-cell>
          <table:table-cell table:style-name="Table4.A2" office:value-type="string">
            <text:p text:style-name="P256">132K</text:p>
          </table:table-cell>
          <table:table-cell table:style-name="Table4.A2" office:value-type="string">
            <text:p text:style-name="P257">RV32IMAFC</text:p>
          </table:table-cell>
          <table:table-cell table:style-name="Table4.A2" office:value-type="string">
            <text:p text:style-name="P25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60">-</text:p>
          </table:table-cell>
          <table:table-cell table:style-name="Table4.M2" office:value-type="string">
            <text:p text:style-name="P256">-</text:p>
          </table:table-cell>
        </table:table-row>
        <table:table-row>
          <table:table-cell table:style-name="Table4.A2" office:value-type="string">
            <text:p text:style-name="P255">BL706</text:p>
          </table:table-cell>
          <table:table-cell table:style-name="Table4.A2" office:value-type="string">
            <text:p text:style-name="P256">144</text:p>
          </table:table-cell>
          <table:table-cell table:style-name="Table4.A2" office:value-type="string">
            <text:p text:style-name="P256">132K</text:p>
          </table:table-cell>
          <table:table-cell table:style-name="Table4.A2" office:value-type="string">
            <text:p text:style-name="P257">RV32IMAFC</text:p>
          </table:table-cell>
          <table:table-cell table:style-name="Table4.A2" office:value-type="string">
            <text:p text:style-name="P25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6">-</text:p>
          </table:table-cell>
          <table:table-cell table:style-name="Table4.A2" office:value-type="string">
            <text:p text:style-name="P256">-</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M2" office:value-type="string">
            <text:p text:style-name="P256">-</text:p>
          </table:table-cell>
        </table:table-row>
        <table:table-row>
          <table:table-cell table:style-name="Table4.A2" office:value-type="string">
            <text:p text:style-name="P255">BL616/<text:span text:style-name="T50">BL618</text:span> <text:span text:style-name="T4">*</text:span></text:p>
          </table:table-cell>
          <table:table-cell table:style-name="Table4.A2" office:value-type="string">
            <text:p text:style-name="P256">320</text:p>
          </table:table-cell>
          <table:table-cell table:style-name="Table4.A2" office:value-type="string">
            <text:p text:style-name="P256">480K</text:p>
          </table:table-cell>
          <table:table-cell table:style-name="Table4.A2" office:value-type="string">
            <text:p text:style-name="P257">RV32IMAFCP</text:p>
          </table:table-cell>
          <table:table-cell table:style-name="Table4.A2" office:value-type="string">
            <text:p text:style-name="P259">T-Head <text:a xlink:type="simple" xlink:href="https://www.t-head.cn/product/e907?lang=en" text:style-name="Internet_20_link" text:visited-style-name="Visited_20_Internet_20_Link">E907</text:a></text:p>
          </table:table-cell>
          <table:table-cell table:style-name="Table4.A2" office:value-type="string">
            <text:p text:style-name="P258">b/g/n/ax</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M2" office:value-type="string">
            <text:p text:style-name="P256">-</text:p>
          </table:table-cell>
        </table:table-row>
        <table:table-row>
          <table:table-cell table:style-name="Table4.A2" office:value-type="string">
            <text:p text:style-name="P261">BL808</text:p>
          </table:table-cell>
          <table:table-cell table:style-name="Table4.A2" office:value-type="string">
            <text:p text:style-name="P256">480</text:p>
          </table:table-cell>
          <table:table-cell table:style-name="Table4.A2" office:value-type="string">
            <text:p text:style-name="P256">64M</text:p>
          </table:table-cell>
          <table:table-cell table:style-name="Table4.A2" office:value-type="string">
            <text:p text:style-name="P257">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9">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8">b/g/n</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A2" office:value-type="string">
            <text:p text:style-name="P256">yes</text:p>
          </table:table-cell>
          <table:table-cell table:style-name="Table4.M2" office:value-type="string">
            <text:p text:style-name="P256">yes</text:p>
          </table:table-cell>
        </table:table-row>
      </table:table>
      <text:p text:style-name="P36"><text:span text:style-name="T4">*</text:span><text:span text:style-name="T46">: the BL616 and BL618 are ultra-low-power wireless MCU.</text:span></text:p>
      <text:p text:style-name="P199">I chose to include the BL808 because it is exceedingly powerful for an MCU, but very limited for a Linux-capable SoC, so it makes sense to include it in both documents.</text:p>
      <text:p text:style-name="P271">I didn't include the BL606P because <text:span text:style-name="T53">as of 2023-06-27, </text:span>BouffaloLab provides no technical documentation about it, and neither chips, nor development boards are available for purchase.</text:p>
      <text:p text:style-name="P198">Finally, the BL604, is a higher pin count version of the BL602, and the BL618, a higher pin count version of the BL616.</text:p>
      <text:h text:style-name="P446" text:outline-level="3"><text:bookmark-start text:name="__RefHeading___Toc3910_829588853"/>Clones<text:bookmark-end text:name="__RefHeading___Toc3910_829588853"/></text:h>
      <text:p text:style-name="P317">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46"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Energy efficiency<text:bookmark-end text:name="__RefHeading___Toc3161_2294148521"/></text:h>
      <text:p text:style-name="P28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4">&amp; embedded AI</text:span><text:bookmark-end text:name="__RefHeading___Toc3163_2294148521"/></text:h>
      <text:p text:style-name="P28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75">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98">Developer forum: <text:a xlink:type="simple" xlink:href="https://bbs.bouffalolab.com/t/english-forum" text:style-name="Internet_20_link" text:visited-style-name="Visited_20_Internet_20_Link">https://bbs.bouffalolab.com/t/english-forum</text:a></text:p>
      <text:p text:style-name="P316">OpenBouffalo wiki, covers many practical details: <text:a xlink:type="simple" xlink:href="https://openbouffalo.org/" text:style-name="Internet_20_link" text:visited-style-name="Visited_20_Internet_20_Link">https://openbouffalo.org/</text:a></text:p>
      <text:p text:style-name="P212"><text:span text:style-name="T26">I</text:span>nteresting information not found in BouffaloLab documents: <text:a xlink:type="simple" xlink:href="https://github.com/pine64/" text:style-name="Internet_20_link" text:visited-style-name="Visited_20_Internet_20_Link">https://github.com/pine64/</text:a></text:p>
      <text:h text:style-name="P426"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11"><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47"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87"><text:span text:style-name="T10">Purchase link</text:span><text:span text:style-name="T56">s (Ai-WB2-12F-Kit: 11 I/O)</text:span><text:span text:style-name="T10">:</text:span></text:p>
      <text:p text:style-name="P285"><text:a xlink:type="simple" xlink:href="https://www.aliexpress.com/item/1005004911487557.html" text:style-name="Internet_20_link" text:visited-style-name="Visited_20_Internet_20_Link">https://www.aliexpress.com/item/1005004911487557.html</text:a></text:p>
      <text:p text:style-name="P296"><text:a xlink:type="simple" xlink:href="https://www.aliexpress.com/item/1005005287884896.html" text:style-name="Internet_20_link" text:visited-style-name="Visited_20_Internet_20_Link">https://www.aliexpress.com/item/1005005287884896.html</text:a></text:p>
      <text:p text:style-name="P296"><text:a xlink:type="simple" xlink:href="https://www.aliexpress.com/item/1005005742607807.html" text:style-name="Internet_20_link" text:visited-style-name="Visited_20_Internet_20_Link">https://www.aliexpress.com/item/1005005742607807.html</text:a></text:p>
      <text:p text:style-name="P298"><text:a xlink:type="simple" xlink:href="https://www.aliexpress.com/item/1005005256873547.html" text:style-name="Internet_20_link" text:visited-style-name="Visited_20_Internet_20_Link">https://www.aliexpress.com/item/1005005256873547.html</text:a></text:p>
      <text:p text:style-name="P287"><text:span text:style-name="T10">Purchase link</text:span><text:span text:style-name="T56">s (Ai-WB2-13-Kit: 11 I/O)</text:span><text:span text:style-name="T10">:</text:span></text:p>
      <text:p text:style-name="P285"><text:a xlink:type="simple" xlink:href="https://www.aliexpress.com/item/1005004911837141.html" text:style-name="Internet_20_link" text:visited-style-name="Visited_20_Internet_20_Link">https://www.aliexpress.com/item/1005004911837141.html</text:a></text:p>
      <text:p text:style-name="P296"><text:a xlink:type="simple" xlink:href="https://www.aliexpress.com/item/1005005287884896.html" text:style-name="Internet_20_link" text:visited-style-name="Visited_20_Internet_20_Link">https://www.aliexpress.com/item/1005005287884896.html</text:a></text:p>
      <text:p text:style-name="P297"><text:a xlink:type="simple" xlink:href="https://www.aliexpress.com/item/1005005256844150.html" text:style-name="Internet_20_link" text:visited-style-name="Visited_20_Internet_20_Link">https://www.aliexpress.com/item/1005005256844150.html</text:a></text:p>
      <text:p text:style-name="P298"><text:a xlink:type="simple" xlink:href="https://www.aliexpress.com/item/1005005699841474.html" text:style-name="Internet_20_link" text:visited-style-name="Visited_20_Internet_20_Link">https://www.aliexpress.com/item/1005005699841474.html</text:a></text:p>
      <text:p text:style-name="P287"><text:span text:style-name="T10">Purchase link</text:span><text:span text:style-name="T56">s (Ai-WB2-32S-Kit: 15 I/O)</text:span><text:span text:style-name="T10">:</text:span></text:p>
      <text:p text:style-name="P285"><text:a xlink:type="simple" xlink:href="https://www.aliexpress.com/item/1005004911645385.html" text:style-name="Internet_20_link" text:visited-style-name="Visited_20_Internet_20_Link">https://www.aliexpress.com/item/1005004911645385.html</text:a></text:p>
      <text:p text:style-name="P285"><text:a xlink:type="simple" xlink:href="https://www.aliexpress.com/item/1005005287884896.html" text:style-name="Internet_20_link" text:visited-style-name="Visited_20_Internet_20_Link">https://www.aliexpress.com/item/1005005287884896.html</text:a></text:p>
      <text:p text:style-name="P286"><text:a xlink:type="simple" xlink:href="https://www.aliexpress.com/item/1005005256875832.html" text:style-name="Internet_20_link" text:visited-style-name="Visited_20_Internet_20_Link">https://www.aliexpress.com/item/1005005256875832.html</text:a></text:p>
      <text:p text:style-name="P284"><text:a xlink:type="simple" xlink:href="https://www.aliexpress.com/item/1005005697279606.html" text:style-name="Internet_20_link" text:visited-style-name="Visited_20_Internet_20_Link">https://www.aliexpress.com/item/1005005697279606.html</text:a></text:p>
      <text:p text:style-name="P50"><text:soft-page-break/>Documentation: <text:a xlink:type="simple" xlink:href="https://docs.ai-thinker.com/en/wb2" text:style-name="Internet_20_link" text:visited-style-name="Visited_20_Internet_20_Link">https://docs.ai-thinker.com/en/wb2</text:a></text:p>
      <text:p text:style-name="P213">GitHub: <text:a xlink:type="simple" xlink:href="https://github.com/Ai-Thinker-Open/Ai-Thinker-WB2" text:style-name="Internet_20_link" text:visited-style-name="Visited_20_Internet_20_Link">https://github.com/Ai-Thinker-Open/Ai-Thinker-WB2</text:a></text:p>
      <text:h text:style-name="P448"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208"><text:span text:style-name="T10">Purchase link</text:span><text:span text:style-name="T28">s</text:span><text:span text:style-name="T10">:</text:span></text:p>
      <text:p text:style-name="P205"><text:a xlink:type="simple" xlink:href="https://www.aliexpress.com/item/1005005083839351.html" text:style-name="Internet_20_link" text:visited-style-name="Visited_20_Internet_20_Link">https://www.aliexpress.com/item/1005005083839351.html</text:a></text:p>
      <text:p text:style-name="P203"><text:a xlink:type="simple" xlink:href="https://www.aliexpress.com/item/1005001762587381.html" text:style-name="Internet_20_link" text:visited-style-name="Visited_20_Internet_20_Link">https://www.aliexpress.com/item/1005001762587381.html</text:a></text:p>
      <text:p text:style-name="P204"><text:a xlink:type="simple" xlink:href="https://www.aliexpress.com/item/1005003695650307.html" text:style-name="Internet_20_link" text:visited-style-name="Visited_20_Internet_20_Link">https://www.aliexpress.com/item/1005003695650307.html</text:a></text:p>
      <text:p text:style-name="P201"><text:a xlink:type="simple" xlink:href="https://www.aliexpress.com/item/1005004477041228.html" text:style-name="Internet_20_link" text:visited-style-name="Visited_20_Internet_20_Link">https://www.aliexpress.com/item/1005004477041228.html</text:a></text:p>
      <text:p text:style-name="P200"><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27" text:outline-level="2"><text:bookmark-start text:name="__RefHeading___Toc1507_2182544480"/>BL702<text:bookmark-end text:name="__RefHeading___Toc1507_2182544480"/></text:h>
      <text:h text:style-name="P449"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25"><text:span text:style-name="T10">Purchase link</text:span><text:span text:style-name="T31">s</text:span><text:span text:style-name="T10">:</text:span></text:p>
      <text:p text:style-name="P222"><text:a xlink:type="simple" xlink:href="https://www.aliexpress.com/item/1005005373072135.html" text:style-name="Internet_20_link" text:visited-style-name="Visited_20_Internet_20_Link">https://www.aliexpress.com/item/1005005373072135.html</text:a></text:p>
      <text:p text:style-name="P223"><text:a xlink:type="simple" xlink:href="https://www.aliexpress.com/item/1005005686395980.html" text:style-name="Internet_20_link" text:visited-style-name="Visited_20_Internet_20_Link">https://www.aliexpress.com/item/1005005686395980.html</text:a></text:p>
      <text:p text:style-name="P223"><text:a xlink:type="simple" xlink:href="https://www.aliexpress.com/item/1005005363184503.html" text:style-name="Internet_20_link" text:visited-style-name="Visited_20_Internet_20_Link">https://www.aliexpress.com/item/1005005363184503.html</text:a></text:p>
      <text:p text:style-name="P223"><text:a xlink:type="simple" xlink:href="https://www.aliexpress.com/item/1005005372923816.html" text:style-name="Internet_20_link" text:visited-style-name="Visited_20_Internet_20_Link">https://www.aliexpress.com/item/1005005372923816.html</text:a></text:p>
      <text:p text:style-name="P220"><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3">GitHub: <text:a xlink:type="simple" xlink:href="https://github.com/sipeed/M0sense_BL702_example" text:style-name="Internet_20_link" text:visited-style-name="Visited_20_Internet_20_Link">https://github.com/sipeed/M0sense_BL702_example</text:a></text:p>
      <text:h text:style-name="P448" text:outline-level="3"><text:bookmark-start text:name="__RefHeading___Toc337_3513121647 Copy 1 Copy 3"/><text:span text:style-name="T10">Third-party d</text:span>evelopment board: XiaoTeng Technology <text:span text:style-name="T28">XT-ZB1</text:span><text:bookmark-end text:name="__RefHeading___Toc337_3513121647 Copy 1 Copy 3"/></text:h>
      <text:p text:style-name="P208"><text:span text:style-name="T10">Purchase link</text:span><text:span text:style-name="T28">s</text:span><text:span text:style-name="T10">:</text:span></text:p>
      <text:p text:style-name="P299"><text:a xlink:type="simple" xlink:href="https://www.aliexpress.com/item/1005004477055377.html" text:style-name="Internet_20_link" text:visited-style-name="Visited_20_Internet_20_Link">https://www.aliexpress.com/item/1005004477055377.html</text:a></text:p>
      <text:p text:style-name="P299"><text:a xlink:type="simple" xlink:href="https://www.aliexpress.com/item/1005003695882418.html" text:style-name="Internet_20_link" text:visited-style-name="Visited_20_Internet_20_Link">https://www.aliexpress.com/item/1005003695882418.html</text:a></text:p>
      <text:p text:style-name="P300"><text:a xlink:type="simple" xlink:href="https://www.aliexpress.com/item/1005003747200098.html" text:style-name="Internet_20_link" text:visited-style-name="Visited_20_Internet_20_Link">https://www.aliexpress.com/item/1005003747200098.html</text:a></text:p>
      <text:p text:style-name="P301"><text:a xlink:type="simple" xlink:href="https://www.aliexpress.com/item/1005004134568356.html" text:style-name="Internet_20_link" text:visited-style-name="Visited_20_Internet_20_Link">https://www.aliexpress.com/item/1005004134568356.html</text:a></text:p>
      <text:p text:style-name="P206"><text:a xlink:type="simple" xlink:href="https://www.aliexpress.com/item/1005004705201239.html" text:style-name="Internet_20_link" text:visited-style-name="Visited_20_Internet_20_Link">https://www.aliexpress.com/item/1005004705201239.html</text:a></text:p>
      <text:p text:style-name="P200"><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50"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71"><text:span text:style-name="T10">Purchase link</text:span><text:span text:style-name="T28">s</text:span><text:span text:style-name="T10">:</text:span></text:p>
      <text:p text:style-name="P372"><text:a xlink:type="simple" xlink:href="https://www.aliexpress.com/item/1005005927910587.html" text:style-name="Internet_20_link" text:visited-style-name="Visited_20_Internet_20_Link">https://www.aliexpress.com/item/1005005927910587.html</text:a></text:p>
      <text:p text:style-name="P372"><text:a xlink:type="simple" xlink:href="https://www.aliexpress.com/item/1005005880754314.html" text:style-name="Internet_20_link" text:visited-style-name="Visited_20_Internet_20_Link"><text:span text:style-name="T102">https://www.aliexpress.com/item/1005005880754314.html</text:span></text:a></text:p>
      <text:p text:style-name="P373"><text:a xlink:type="simple" xlink:href="https://www.aliexpress.com/item/1005005880723515.html" text:style-name="Internet_20_link" text:visited-style-name="Visited_20_Internet_20_Link"><text:span text:style-name="T102">https://www.aliexpress.com/item/1005005880723515.html</text:span></text:a></text:p>
      <text:p text:style-name="P374"><text:a xlink:type="simple" xlink:href="https://www.aliexpress.com/item/1005005848279255.html" text:style-name="Internet_20_link" text:visited-style-name="Visited_20_Internet_20_Link"><text:span text:style-name="T102">https://www.aliexpress.com/item/1005005848279255.html</text:span></text:a></text:p>
      <text:p text:style-name="P375"><text:a xlink:type="simple" xlink:href="https://www.aliexpress.com/item/1005006020089592.html" text:style-name="Internet_20_link" text:visited-style-name="Visited_20_Internet_20_Link"><text:span text:style-name="T102">https://www.aliexpress.com/item/1005006020089592.html</text:span></text:a></text:p>
      <text:h text:style-name="P428" text:outline-level="2"><text:bookmark-start text:name="__RefHeading___Toc1509_2182544480"/><text:soft-page-break/>BL<text:span text:style-name="T26">616</text:span><text:bookmark-end text:name="__RefHeading___Toc1509_2182544480"/></text:h>
      <text:h text:style-name="P449"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25"><text:span text:style-name="T10">Purchase link</text:span><text:span text:style-name="T31">s</text:span><text:span text:style-name="T10">:</text:span></text:p>
      <text:p text:style-name="P221"><text:a xlink:type="simple" xlink:href="https://www.aliexpress.com/item/1005005373075939.html" text:style-name="Internet_20_link" text:visited-style-name="Visited_20_Internet_20_Link"><text:span text:style-name="T19">https://www.aliexpress.com/item/1005005373075939.html</text:span></text:a></text:p>
      <text:p text:style-name="P224"><text:a xlink:type="simple" xlink:href="https://www.aliexpress.com/item/1005005286453236.html" text:style-name="Internet_20_link" text:visited-style-name="Visited_20_Internet_20_Link">https://www.aliexpress.com/item/1005005286453236.html</text:a></text:p>
      <text:p text:style-name="P224"><text:a xlink:type="simple" xlink:href="https://www.aliexpress.com/item/1005005261055758.html" text:style-name="Internet_20_link" text:visited-style-name="Visited_20_Internet_20_Link">https://www.aliexpress.com/item/1005005261055758.html</text:a></text:p>
      <text:p text:style-name="P224"><text:a xlink:type="simple" xlink:href="https://www.aliexpress.com/item/1005005743601410.html" text:style-name="Internet_20_link" text:visited-style-name="Visited_20_Internet_20_Link">https://www.aliexpress.com/item/1005005743601410.html</text:a></text:p>
      <text:p text:style-name="P219"><text:a xlink:type="simple" xlink:href="https://www.aliexpress.com/item/1005005142466936.html" text:style-name="Internet_20_link" text:visited-style-name="Visited_20_Internet_20_Link"><text:span text:style-name="T19">https://www.aliexpress.com/item/1005005142466936.html</text:span></text:a></text:p>
      <text:p text:style-name="P226"><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13">GitHub: <text:a xlink:type="simple" xlink:href="https://github.com/sipeed/M0S_BL616_example" text:style-name="Internet_20_link" text:visited-style-name="Visited_20_Internet_20_Link">https://github.com/sipeed/M0S_BL616_example</text:a></text:p>
      <text:h text:style-name="P447"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9"><text:span text:style-name="T10">Purchase link</text:span><text:span text:style-name="T28">s</text:span><text:span text:style-name="T10">:</text:span></text:p>
      <text:p text:style-name="P205"><text:a xlink:type="simple" xlink:href="https://www.aliexpress.com/item/1005005553858124.html" text:style-name="Internet_20_link" text:visited-style-name="Visited_20_Internet_20_Link">https://www.aliexpress.com/item/1005005553858124.html</text:a></text:p>
      <text:p text:style-name="P205"><text:a xlink:type="simple" xlink:href="https://www.aliexpress.com/item/1005005742683460.html" text:style-name="Internet_20_link" text:visited-style-name="Visited_20_Internet_20_Link">https://www.aliexpress.com/item/1005005742683460.html</text:a></text:p>
      <text:p text:style-name="P205"><text:a xlink:type="simple" xlink:href="https://www.aliexpress.com/item/1005005407942430.html" text:style-name="Internet_20_link" text:visited-style-name="Visited_20_Internet_20_Link">https://www.aliexpress.com/item/1005005407942430.html</text:a></text:p>
      <text:p text:style-name="P201"><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70"><text:span text:style-name="T29">GitHub</text:span>: <text:a xlink:type="simple" xlink:href="https://github.com/Ai-Thinker-Open/aithinker_Ai-M6X_SDK" text:style-name="Internet_20_link" text:visited-style-name="Visited_20_Internet_20_Link">https://github.com/Ai-Thinker-Open/aithinker_Ai-M6X_SDK</text:a></text:p>
      <text:h text:style-name="P427" text:outline-level="2"><text:bookmark-start text:name="__RefHeading___Toc1511_2182544480"/>BL<text:span text:style-name="T26">61</text:span><text:span text:style-name="T28">8</text:span><text:bookmark-end text:name="__RefHeading___Toc1511_2182544480"/></text:h>
      <text:h text:style-name="P448"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303"><text:span text:style-name="T10">Purchase link</text:span><text:span text:style-name="T65">s</text:span><text:span text:style-name="T10">:</text:span></text:p>
      <text:p text:style-name="P304"><text:a xlink:type="simple" xlink:href="https://www.aliexpress.com/item/1005005505353135.html" text:style-name="Internet_20_link" text:visited-style-name="Visited_20_Internet_20_Link">https://www.aliexpress.com/item/1005005505353135.html</text:a></text:p>
      <text:p text:style-name="P305"><text:a xlink:type="simple" xlink:href="https://www.aliexpress.com/item/1005005505242737.html" text:style-name="Internet_20_link" text:visited-style-name="Visited_20_Internet_20_Link">https://www.aliexpress.com/item/1005005505242737.html</text:a></text:p>
      <text:p text:style-name="P305"><text:a xlink:type="simple" xlink:href="https://www.aliexpress.com/item/1005005434411547.html" text:style-name="Internet_20_link" text:visited-style-name="Visited_20_Internet_20_Link">https://www.aliexpress.com/item/1005005434411547.html</text:a></text:p>
      <text:p text:style-name="P302"><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3">GitHub: <text:a xlink:type="simple" xlink:href="https://github.com/sipeed/M0P_BL618_examples" text:style-name="Internet_20_link" text:visited-style-name="Visited_20_Internet_20_Link">https://github.com/sipeed/M0P_BL618_examples</text:a></text:p>
      <text:h text:style-name="P448"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10"><text:span text:style-name="T10">Purchase link</text:span><text:span text:style-name="T28">s</text:span><text:span text:style-name="T10">:</text:span></text:p>
      <text:p text:style-name="P293"><text:a xlink:type="simple" xlink:href="https://www.aliexpress.com/item/1005004486335583.html" text:style-name="Internet_20_link" text:visited-style-name="Visited_20_Internet_20_Link">https://www.aliexpress.com/item/1005004486335583.html</text:a></text:p>
      <text:p text:style-name="P202"><text:a xlink:type="simple" xlink:href="https://www.aliexpress.com/item/1005005525538426.html" text:style-name="Internet_20_link" text:visited-style-name="Visited_20_Internet_20_Link">https://www.aliexpress.com/item/1005005525538426.html</text:a></text:p>
      <text:p text:style-name="P202"><text:a xlink:type="simple" xlink:href="https://www.aliexpress.com/item/1005005407539968.html" text:style-name="Internet_20_link" text:visited-style-name="Visited_20_Internet_20_Link">https://www.aliexpress.com/item/1005005407539968.html</text:a></text:p>
      <text:p text:style-name="P201"><text:a xlink:type="simple" xlink:href="https://www.aliexpress.com/item/1005005407935386.html" text:style-name="Internet_20_link" text:visited-style-name="Visited_20_Internet_20_Link">https://www.aliexpress.com/item/1005005407935386.html</text:a></text:p>
      <text:p text:style-name="P207"><text:span text:style-name="T19">Documentation: </text:span><text:a xlink:type="simple" xlink:href="https://docs.ai-thinker.com/en/ai_m61" text:style-name="Internet_20_link" text:visited-style-name="Visited_20_Internet_20_Link"><text:span text:style-name="T19">https://docs.ai-thinker.com/en/ai_m61</text:span></text:a></text:p>
      <text:p text:style-name="P270"><text:span text:style-name="T29">GitHub</text:span>: <text:a xlink:type="simple" xlink:href="https://github.com/Ai-Thinker-Open/aithinker_Ai-M6X_SDK" text:style-name="Internet_20_link" text:visited-style-name="Visited_20_Internet_20_Link">https://github.com/Ai-Thinker-Open/aithinker_Ai-M6X_SDK</text:a></text:p>
      <text:h text:style-name="P427" text:outline-level="2"><text:bookmark-start text:name="__RefHeading___Toc1513_2182544480"/><text:soft-page-break/>BL<text:span text:style-name="T26">808</text:span><text:bookmark-end text:name="__RefHeading___Toc1513_2182544480"/></text:h>
      <text:h text:style-name="P451"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25"><text:span text:style-name="T10">Purchase link</text:span><text:span text:style-name="T31">s</text:span><text:span text:style-name="T10">:</text:span></text:p>
      <text:p text:style-name="P306"><text:a xlink:type="simple" xlink:href="https://www.aliexpress.com/item/1005004996572935.html" text:style-name="Internet_20_link" text:visited-style-name="Visited_20_Internet_20_Link">https://www.aliexpress.com/item/1005004996572935.html</text:a></text:p>
      <text:p text:style-name="P307"><text:a xlink:type="simple" xlink:href="https://www.aliexpress.com/item/1005004996668405.html" text:style-name="Internet_20_link" text:visited-style-name="Visited_20_Internet_20_Link"><text:span text:style-name="T19">https://www.aliexpress.com/item/1005004996668405.html</text:span></text:a></text:p>
      <text:p text:style-name="P224"><text:a xlink:type="simple" xlink:href="https://www.aliexpress.com/item/1005004996731092.html" text:style-name="Internet_20_link" text:visited-style-name="Visited_20_Internet_20_Link">https://www.aliexpress.com/item/1005004996731092.html</text:a></text:p>
      <text:p text:style-name="P218"><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7">GitHub:</text:p>
      <text:p text:style-name="P214"><text:a xlink:type="simple" xlink:href="https://github.com/sipeed/M1s_BL808_example" text:style-name="Internet_20_link" text:visited-style-name="Visited_20_Internet_20_Link">https://github.com/sipeed/M1s_BL808_example</text:a></text:p>
      <text:p text:style-name="P215"><text:a xlink:type="simple" xlink:href="https://github.com/sipeed/M1s_BL808_SDK" text:style-name="Internet_20_link" text:visited-style-name="Visited_20_Internet_20_Link">https://github.com/sipeed/M1s_BL808_SDK</text:a></text:p>
      <text:p text:style-name="P216"><text:a xlink:type="simple" xlink:href="https://github.com/sipeed/M1s_BL808_Linux_SDK" text:style-name="Internet_20_link" text:visited-style-name="Visited_20_Internet_20_Link">https://github.com/sipeed/M1s_BL808_Linux_SDK</text:a></text:p>
      <text:p text:style-name="P346">Release date: Dec. 2022</text:p>
      <text:h text:style-name="P452" text:outline-level="3"><text:bookmark-start text:name="__RefHeading___Toc337_3513121647 Copy 1 Copy 2 Copy 1"/><text:span text:style-name="T10">Third-party d</text:span>evelopment board: <text:span text:style-name="T96">Pine64 </text:span><text:span text:style-name="T27">Ox64</text:span><text:bookmark-end text:name="__RefHeading___Toc337_3513121647 Copy 1 Copy 2 Copy 1"/></text:h>
      <text:p text:style-name="P379"><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404"><text:a xlink:type="simple" xlink:href="https://lupyuen.codeberg.page/articles/ox2.html" text:style-name="Internet_20_link" text:visited-style-name="Visited_20_Internet_20_Link"><text:span text:style-name="T112">https://lupyuen.codeberg.page/articles/ox2.html</text:span></text:a></text:p>
      <text:p text:style-name="P404"><text:a xlink:type="simple" xlink:href="https://lupyuen.codeberg.page/articles/mmu.html" text:style-name="Internet_20_link" text:visited-style-name="Visited_20_Internet_20_Link"><text:span text:style-name="T112">https://lupyuen.codeberg.page/articles/mmu.html</text:span></text:a></text:p>
      <text:p text:style-name="P404"><text:a xlink:type="simple" xlink:href="https://lupyuen.codeberg.page/articles/app.html" text:style-name="Internet_20_link" text:visited-style-name="Visited_20_Internet_20_Link"><text:span text:style-name="T112">https://lupyuen.codeberg.page/articles/app.html</text:span></text:a></text:p>
      <text:p text:style-name="P405"><text:a xlink:type="simple" xlink:href="https://lupyuen.codeberg.page/articles/plic2.html" text:style-name="Internet_20_link" text:visited-style-name="Visited_20_Internet_20_Link"><text:span text:style-name="T112">https://lupyuen.codeberg.page/articles/plic2.html</text:span></text:a></text:p>
      <text:p text:style-name="P381"><text:a xlink:type="simple" xlink:href="https://lupyuen.codeberg.page/articles/plic3.html" text:style-name="Internet_20_link" text:visited-style-name="Visited_20_Internet_20_Link"><text:span text:style-name="T112">https://lupyuen.codeberg.page/articles/plic</text:span><text:span text:style-name="T114">3</text:span><text:span text:style-name="T112">.html</text:span></text:a></text:p>
      <text:p text:style-name="P380"><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6">Release date: Dec. 2022</text:p>
      <text:h text:style-name="P452" text:outline-level="3"/>
      <text:h text:style-name="P419" text:outline-level="1"><text:bookmark-start text:name="__RefHeading___Toc343_3513121647"/>Espressif<text:bookmark-end text:name="__RefHeading___Toc343_3513121647"/></text:h>
      <text:p text:style-name="P283">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3">Part</text:p>
          </table:table-cell>
          <table:table-cell table:style-name="Table3.A1" office:value-type="string">
            <text:p text:style-name="P249">Pins</text:p>
          </table:table-cell>
          <table:table-cell table:style-name="Table3.A1" office:value-type="string">
            <text:p text:style-name="P252">CPU</text:p>
          </table:table-cell>
          <table:table-cell table:style-name="Table3.A1" office:value-type="string">
            <text:p text:style-name="P242"><text:span text:style-name="T52">M</text:span><text:span text:style-name="T58">Hz</text:span></text:p>
          </table:table-cell>
          <table:table-cell table:style-name="Table3.A1" office:value-type="string">
            <text:p text:style-name="P250">RAM</text:p>
          </table:table-cell>
          <table:table-cell table:style-name="Table3.A1" office:value-type="string">
            <text:p text:style-name="P250"><text:span text:style-name="T52">Max. f</text:span>lash</text:p>
          </table:table-cell>
          <table:table-cell table:style-name="Table3.A1" office:value-type="string">
            <text:p text:style-name="P250">WiFi</text:p>
          </table:table-cell>
          <table:table-cell table:style-name="Table3.A1" office:value-type="string">
            <text:p text:style-name="P250">BLE</text:p>
          </table:table-cell>
          <table:table-cell table:style-name="Table3.A1" office:value-type="string">
            <text:p text:style-name="P249">802.15.4</text:p>
          </table:table-cell>
          <table:table-cell table:style-name="Table3.J1" office:value-type="string">
            <text:p text:style-name="P243">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29" text:outline-level="2"><text:bookmark-start text:name="__RefHeading___Toc1147_2887080021"/>ESP8684 <text:span text:style-name="T34">(ESP32-C2)</text:span><text:bookmark-end text:name="__RefHeading___Toc1147_2887080021"/></text:h>
      <text:h text:style-name="P453"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94"><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54"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10"><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54"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28"><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50"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7">Purchase link<text:span text:style-name="T34">s</text:span>:</text:p>
      <text:p text:style-name="P372"><text:a xlink:type="simple" xlink:href="https://www.aliexpress.com/item/1005006043762444.html" text:style-name="Internet_20_link" text:visited-style-name="Visited_20_Internet_20_Link"><text:span text:style-name="T102">https://www.aliexpress.com/item/1005006043762444.html</text:span></text:a></text:p>
      <text:p text:style-name="P372"><text:a xlink:type="simple" xlink:href="https://www.aliexpress.com/item/1005005939171867.html" text:style-name="Internet_20_link" text:visited-style-name="Visited_20_Internet_20_Link"><text:span text:style-name="T102">https://www.aliexpress.com/item/1005005939171867.html</text:span></text:a></text:p>
      <text:p text:style-name="P372"><text:a xlink:type="simple" xlink:href="https://www.aliexpress.com/item/1005005946826508.html" text:style-name="Internet_20_link" text:visited-style-name="Visited_20_Internet_20_Link"><text:span text:style-name="T102">https://www.aliexpress.com/item/1005005946826508.html</text:span></text:a></text:p>
      <text:p text:style-name="P374"><text:a xlink:type="simple" xlink:href="https://www.aliexpress.com/item/1005006009378965.html" text:style-name="Internet_20_link" text:visited-style-name="Visited_20_Internet_20_Link"><text:span text:style-name="T102">https://www.aliexpress.com/item/1005006009378965.html</text:span></text:a></text:p>
      <text:p text:style-name="P376"><text:a xlink:type="simple" xlink:href="https://www.aliexpress.com/item/1005005939349465.html" text:style-name="Internet_20_link" text:visited-style-name="Visited_20_Internet_20_Link"><text:span text:style-name="T102">https://www.aliexpress.com/item/1005005939349465.html</text:span></text:a></text:p>
      <text:p text:style-name="P377">Compatible with ESP<text:span text:style-name="T24">8684</text:span>-DevKitM-1.</text:p>
      <text:h text:style-name="P450"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7">Purchase link<text:span text:style-name="T34">s</text:span>:</text:p>
      <text:p text:style-name="P372"><text:a xlink:type="simple" xlink:href="https://www.aliexpress.com/item/1005005966209484.html" text:style-name="Internet_20_link" text:visited-style-name="Visited_20_Internet_20_Link"><text:span text:style-name="T102">https://www.aliexpress.com/item/1005005966209484.html</text:span></text:a></text:p>
      <text:p text:style-name="P372"><text:a xlink:type="simple" xlink:href="https://www.aliexpress.com/item/1005006023619761.html" text:style-name="Internet_20_link" text:visited-style-name="Visited_20_Internet_20_Link"><text:span text:style-name="T102">https://www.aliexpress.com/item/1005006023619761.html</text:span></text:a></text:p>
      <text:p text:style-name="P372"><text:a xlink:type="simple" xlink:href="https://www.aliexpress.com/item/1005006117321692.html" text:style-name="Internet_20_link" text:visited-style-name="Visited_20_Internet_20_Link"><text:span text:style-name="T102">https://www.aliexpress.com/item/1005006117321692.html</text:span></text:a></text:p>
      <text:p text:style-name="P374"><text:a xlink:type="simple" xlink:href="https://www.aliexpress.com/item/1005006040014352.html" text:style-name="Internet_20_link" text:visited-style-name="Visited_20_Internet_20_Link"><text:span text:style-name="T102">https://www.aliexpress.com/item/1005006040014352.html</text:span></text:a></text:p>
      <text:p text:style-name="P376"><text:a xlink:type="simple" xlink:href="https://www.aliexpress.com/item/1005006025426765.html" text:style-name="Internet_20_link" text:visited-style-name="Visited_20_Internet_20_Link"><text:span text:style-name="T102">https://www.aliexpress.com/item/1005006025426765.html</text:span></text:a></text:p>
      <text:p text:style-name="P378">Almost identical to ESPC2-12.</text:p>
      <text:h text:style-name="P450" text:outline-level="3"><text:bookmark-start text:name="__RefHeading___Toc351_3513121647 Copy 1"/>Documentation<text:bookmark-end text:name="__RefHeading___Toc351_3513121647 Copy 1"/></text:h>
      <text:p text:style-name="P194"><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36"><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30"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54"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10"><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54"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55" text:outline-level="3"><text:bookmark-start text:name="__RefHeading___Toc349_35131216471 Copy 2"/>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4"><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55" text:outline-level="3"><text:bookmark-start text:name="__RefHeading___Toc1104_2947033009"/><text:soft-page-break/>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27">Breaks the ESP32-C3's USB interface out and provides a separate USB-to-serial interface.</text:p>
      <text:h text:style-name="P456"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57"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58"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1">Purchase link<text:span text:style-name="T31">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90">Ultra-miniature development board with 16 pins and a ceramic antenna.</text:p>
      <text:p text:style-name="P367">Documentation: <text:a xlink:type="simple" xlink:href="http://wiki.icbbuy.com/doku.php?id=developmentboard:esp32-c3mini" text:style-name="Internet_20_link" text:visited-style-name="Visited_20_Internet_20_Link">http://wiki.icbbuy.com/doku.php?id=developmentboard:esp32-c3mini</text:a></text:p>
      <text:h text:style-name="P459"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4">Purchase link<text:span text:style-name="T31">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89">Ultra-miniature development board with ceramic antenna <text:span text:style-name="T77">and</text:span> <text:span text:style-name="T77">25 x WS2812 on the back</text:span>.</text:p>
      <text:p text:style-name="P319">GitHub: <text:a xlink:type="simple" xlink:href="https://github.com/01Space/ESP32-C3FH4-RGB" text:style-name="Internet_20_link" text:visited-style-name="Visited_20_Internet_20_Link">https://github.com/01Space/ESP32-C3FH4-RGB</text:a></text:p>
      <text:h text:style-name="P460" text:outline-level="3"><text:bookmark-start text:name="__RefHeading___Toc1104_2947033009 Copy 1 Copy 1 Copy 1 Copy 1 Copy 1"/><text:soft-page-break/>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2">Purchase link<text:span text:style-name="T31">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58"><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60"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29" text:outline-level="2"><text:bookmark-start text:name="__RefHeading___Toc1151_2887080021"/>ESP32-C6<text:bookmark-end text:name="__RefHeading___Toc1151_2887080021"/></text:h>
      <text:h text:style-name="P454"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10"><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10"><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54"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95"><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94"><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55"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4"><text:span text:style-name="T57">Compatible with ESP32-C6-DevKitC-1</text:span>.</text:p>
      <text:p text:style-name="P295">GitHub: <text:a xlink:type="simple" xlink:href="https://github.com/WeActStudio/WeActStudio.ESP32-C6-A" text:style-name="Internet_20_link" text:visited-style-name="Visited_20_Internet_20_Link">https://github.com/WeActStudio/WeActStudio.ESP32-C6-A</text:a></text:p>
      <text:h text:style-name="P461"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2"><text:span text:style-name="T36">GitHub: </text:span><text:a xlink:type="simple" xlink:href="https://github.com/wuxx/nanoESP32-C6" text:style-name="Internet_20_link" text:visited-style-name="Visited_20_Internet_20_Link">https://github.com/wuxx/nanoESP32-C6</text:a></text:p>
      <text:h text:style-name="P462" text:outline-level="3"><text:bookmark-start text:name="__RefHeading___Toc1104_2947033009 Copy 1 Copy 2 Copy 1 Copy 1"/>Third-party <text:span text:style-name="T10">d</text:span>evelopment board: <text:span text:style-name="T91">Wireless-Tag </text:span>WT9932C6<text:bookmark-end text:name="__RefHeading___Toc1104_2947033009 Copy 1 Copy 2 Copy 1 Copy 1"/></text:h>
      <text:p text:style-name="P171">Purchase link<text:span text:style-name="T91">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7"><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63" text:outline-level="3"><text:bookmark-start text:name="__RefHeading___Toc1104_2947033009 Copy 1 Copy 2 Copy 1 Copy 2"/><text:soft-page-break/>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66"><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63"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1">Purchase link<text:span text:style-name="T91">s</text:span>:</text:p>
      <text:p text:style-name="P355"><text:a xlink:type="simple" xlink:href="https://www.aliexpress.com/item/1005006065011799.html" text:style-name="Internet_20_link" text:visited-style-name="Visited_20_Internet_20_Link"><text:span text:style-name="T91">https://www.aliexpress.com/item/1005006065011799.html</text:span></text:a></text:p>
      <text:p text:style-name="P356"><text:a xlink:type="simple" xlink:href="https://www.aliexpress.com/item/1005006033865837.html" text:style-name="Internet_20_link" text:visited-style-name="Visited_20_Internet_20_Link">https://www.aliexpress.com/item/1005006033865837.html</text:a></text:p>
      <text:p text:style-name="P356"><text:a xlink:type="simple" xlink:href="https://www.aliexpress.com/item/1005006108075658.html" text:style-name="Internet_20_link" text:visited-style-name="Visited_20_Internet_20_Link">https://www.aliexpress.com/item/1005006108075658.html</text:a></text:p>
      <text:p text:style-name="P356"><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4"><text:span text:style-name="T2">WARNING!</text:span> The pin header's pitch is <text:span text:style-name="T2">1.27mm</text:span>, this board is <text:span text:style-name="T2">unsuitable</text:span> for breadboarding.</text:p>
      <text:h text:style-name="P464"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29" text:outline-level="2"><text:bookmark-start text:name="__RefHeading___Toc1153_2887080021"/>ESP32-H2<text:bookmark-end text:name="__RefHeading___Toc1153_2887080021"/></text:h>
      <text:h text:style-name="P453"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96"><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94"><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65"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97"><text:span text:style-name="T10">Purchase link</text:span><text:span text:style-name="T91">s</text:span><text:span text:style-name="T10">:</text:span></text:p>
      <text:p text:style-name="P395"><text:a xlink:type="simple" xlink:href="https://www.aliexpress.com/item/1005006252422191.html" text:style-name="Internet_20_link" text:visited-style-name="Visited_20_Internet_20_Link"><text:span text:style-name="T110">https://www.aliexpress.com/item/1005006252422191.html</text:span></text:a></text:p>
      <text:p text:style-name="P394"><text:a xlink:type="simple" xlink:href="https://www.aliexpress.com/item/1005006135352922.html" text:style-name="Internet_20_link" text:visited-style-name="Visited_20_Internet_20_Link"><text:span text:style-name="T110">https://www.aliexpress.com/item/1005006135352922.html</text:span></text:a></text:p>
      <text:p text:style-name="P394"><text:a xlink:type="simple" xlink:href="https://www.aliexpress.com/item/1005006136229394.html" text:style-name="Internet_20_link" text:visited-style-name="Visited_20_Internet_20_Link"><text:span text:style-name="T110">https://www.aliexpress.com/item/1005006136229394.html</text:span></text:a></text:p>
      <text:p text:style-name="P394"><text:a xlink:type="simple" xlink:href="https://www.aliexpress.com/item/1005006136160905.html" text:style-name="Internet_20_link" text:visited-style-name="Visited_20_Internet_20_Link"><text:span text:style-name="T110">https://www.aliexpress.com/item/1005006136160905.html</text:span></text:a></text:p>
      <text:p text:style-name="P396"><text:a xlink:type="simple" xlink:href="https://www.aliexpress.com/item/1005006138562724.html" text:style-name="Internet_20_link" text:visited-style-name="Visited_20_Internet_20_Link"><text:span text:style-name="T110">https://www.aliexpress.com/item/1005006138562724.html</text:span></text:a></text:p>
      <text:h text:style-name="P466" text:outline-level="3"><text:bookmark-start text:name="__RefHeading___Toc1104_2947033009 Copy 1 Copy 2 Copy 2"/>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92"><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65" text:outline-level="3"><text:bookmark-start text:name="__RefHeading___Toc351_3513121647 Copy 1 Copy 1 Copy 1"/>Documentation<text:bookmark-end text:name="__RefHeading___Toc351_3513121647 Copy 1 Copy 1 Copy 1"/></text:h>
      <text:p text:style-name="P235"><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419"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91"><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92">The GD32VF103 is based on the Nuclei N200 "<text:a xlink:type="simple" xlink:href="https://github.com/nucleisys/Bumblebee_Core_Doc" text:style-name="Internet_20_link" text:visited-style-name="Visited_20_Internet_20_Link">Bumblebee</text:a>" core.</text:p>
      <text:h text:style-name="P431"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91">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31"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21" text:outline-level="1"><text:bookmark-start text:name="__RefHeading___Toc2928_2497951181"/>SOPHGO<text:bookmark-end text:name="__RefHeading___Toc2928_2497951181"/></text:h>
      <text:p text:style-name="P348">Chinese <text:span text:style-name="T55">name</text:span>: 算能京 – Pinyin: suàn néng jīng – <text:a xlink:type="simple" xlink:href="https://en.sophgo.com/" text:style-name="Internet_20_link" text:visited-style-name="Visited_20_Internet_20_Link">https://en.sophgo.com/</text:a></text:p>
      <text:p text:style-name="P348"><text:span text:style-name="T81">Also known as CVITEK</text:span> <text:span text:style-name="T81">(</text:span>晶视智能 – jīng shì zhìnéng<text:span text:style-name="T81">) and SOPHON (算丰 – suàn fēng).</text:span></text:p>
      <text:h text:style-name="P432" text:outline-level="2"><text:bookmark-start text:name="__RefHeading___Toc3779_1253659693"/>CV1800B<text:bookmark-end text:name="__RefHeading___Toc3779_1253659693"/></text:h>
      <text:p text:style-name="P274">The CV1800B includes two C906 cores, one fully-fledged <text:span text:style-name="T121">(RV64GCV, with V being v0.7.1)</text:span>, the other stripped down (no V extension, 700MHz instead of 1GHz). <text:span text:style-name="T121">It also integrates 64MB RAM.</text:span></text:p>
      <text:h text:style-name="P467" text:outline-level="3"><text:bookmark-start text:name="__RefHeading___Toc536_3513121647 Copy 2"/>Third-party development board: <text:span text:style-name="T48">Milk-V Duo</text:span><text:bookmark-end text:name="__RefHeading___Toc536_3513121647 Copy 2"/></text:h>
      <text:p text:style-name="P273">Being Linux-capable, the Milk-V Duo <text:span text:style-name="T49">is comparable to some extent to</text:span> the <text:span text:style-name="T70">Ox64</text:span>, <text:span text:style-name="T49">including price-wise, </text:span><text:span text:style-name="T121">though the BL808 of the Ox64 might be better suited for low-power applications</text:span>.</text:p>
      <text:p text:style-name="P311">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4">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8">&amp; SDK</text:span>:</text:p>
      <text:p text:style-name="P164"><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4"><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3"><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5"><text:a xlink:type="simple" xlink:href="https://github.com/milk-v" text:style-name="Internet_20_link" text:visited-style-name="Visited_20_Internet_20_Link">https://github.com/milk-v</text:a> <text:span text:style-name="T73">(cvitek-host-tools)</text:span></text:p>
      <text:p text:style-name="P167"><text:a xlink:type="simple" xlink:href="https://community.milkv.io/c/duo/5" text:style-name="Internet_20_link" text:visited-style-name="Visited_20_Internet_20_Link">https://community.milkv.io/c/duo/5</text:a> <text:span text:style-name="T73">(forum)</text:span></text:p>
      <text:p text:style-name="P345">Release date: Apr. 2023</text:p>
      <text:h text:style-name="P433" text:outline-level="2"><text:bookmark-start text:name="__RefHeading___Toc3779_1253659693 Copy 3"/>SG2002<text:bookmark-end text:name="__RefHeading___Toc3779_1253659693 Copy 3"/></text:h>
      <text:p text:style-name="P414">The SG2002 incorporates the same C906 cores as the CV1800B, plus an <text:span text:style-name="T2">ARM Cortex-A53 core</text:span> <text:span text:style-name="T122">running at 1GHz</text:span>, and 256MB RAM.</text:p>
      <text:h text:style-name="P468" text:outline-level="3"><text:bookmark-start text:name="__RefHeading___Toc536_3513121647 Copy 2 Copy 3"/>Third-party development board: <text:span text:style-name="T48">Milk-V Duo </text:span><text:span text:style-name="T119">256M</text:span><text:bookmark-end text:name="__RefHeading___Toc536_3513121647 Copy 2 Copy 3"/></text:h>
      <text:p text:style-name="P190">Purchase link<text:span text:style-name="T44">s</text:span>:</text:p>
      <text:p text:style-name="P411"><text:a xlink:type="simple" xlink:href="https://www.aliexpress.com/item/1005006466621314.html" text:style-name="Internet_20_link" text:visited-style-name="Visited_20_Internet_20_Link"><text:span text:style-name="T119">https://www.aliexpress.com/item/1005006466621314.html</text:span></text:a></text:p>
      <text:p text:style-name="P412"><text:a xlink:type="simple" xlink:href="https://www.aliexpress.com/item/1005006444164705.html" text:style-name="Internet_20_link" text:visited-style-name="Visited_20_Internet_20_Link"><text:span text:style-name="T119">https://www.aliexpress.com/item/1005006444164705.html</text:span></text:a></text:p>
      <text:p text:style-name="P412"><text:a xlink:type="simple" xlink:href="https://www.aliexpress.com/item/1005006442665261.html" text:style-name="Internet_20_link" text:visited-style-name="Visited_20_Internet_20_Link"><text:span text:style-name="T119">https://www.aliexpress.com/item/1005006442665261.html</text:span></text:a></text:p>
      <text:p text:style-name="P413"><text:a xlink:type="simple" xlink:href="https://www.aliexpress.com/item/1005006444438676.html" text:style-name="Internet_20_link" text:visited-style-name="Visited_20_Internet_20_Link"><text:span text:style-name="T119">https://www.aliexpress.com/item/1005006444438676.html</text:span></text:a></text:p>
      <text:p text:style-name="P504"><text:span text:style-name="T119">Documentation and SDK share the same repositories </text:span><text:span text:style-name="T121">as</text:span><text:span text:style-name="T120"> </text:span><text:span text:style-name="T121">the Milk-V Duo</text:span><text:span text:style-name="T119">.</text:span></text:p>
      <text:p text:style-name="P505">Release date: <text:span text:style-name="T119">Jan</text:span>. 202<text:span text:style-name="T119">4</text:span></text:p>
      <text:h text:style-name="P487" text:outline-level="3"><text:bookmark-start text:name="__RefHeading___Toc536_3513121647 Copy 2 Copy 3 Copy 1"/><text:soft-page-break/>Third-party development board: <text:span text:style-name="T124">Sipeed LicheeRV Nano</text:span><text:bookmark-end text:name="__RefHeading___Toc536_3513121647 Copy 2 Copy 3 Copy 1"/></text:h>
      <text:p text:style-name="Text_20_body"><text:span text:style-name="T10">Purchase link: </text:span><text:a xlink:type="simple" xlink:href="https://www.aliexpress.com/item/1005006519668532.html" text:style-name="Internet_20_link" text:visited-style-name="Visited_20_Internet_20_Link">https://www.aliexpress.com/item/1005006519668532.html</text:a></text:p>
      <text:p text:style-name="P507">Documentation: <text:a xlink:type="simple" xlink:href="http://dl.sipeed.com/shareURL/LICHEE/LicheeRV" text:style-name="Internet_20_link" text:visited-style-name="Visited_20_Internet_20_Link">http://dl.sipeed.com/shareURL/LICHEE/LicheeRV</text:a><text:a xlink:type="simple" xlink:href="http://dl.sipeed.com/shareURL/LICHEE/LicheeRV%20Nano" text:style-name="Internet_20_link" text:visited-style-name="Visited_20_Internet_20_Link"> Nano</text:a></text:p>
      <text:p text:style-name="P505">Release date: <text:span text:style-name="T119">Jan</text:span>. 202<text:span text:style-name="T119">4</text:span></text:p>
      <text:p text:style-name="P506"/>
      <text:h text:style-name="P420" text:outline-level="1"><text:bookmark-start text:name="__RefHeading___Toc363_3513121647"/>WCH<text:bookmark-end text:name="__RefHeading___Toc363_3513121647"/></text:h>
      <text:p text:style-name="P288">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40">Part<text:span text:style-name="T52">+GitHub</text:span></text:p>
          </table:table-cell>
          <table:table-cell table:style-name="Table2.A1" office:value-type="string">
            <text:p text:style-name="P252">CPU</text:p>
          </table:table-cell>
          <table:table-cell table:style-name="Table2.A1" office:value-type="string">
            <text:p text:style-name="P244">Core</text:p>
          </table:table-cell>
          <table:table-cell table:style-name="Table2.A1" office:value-type="string">
            <text:p text:style-name="P241">M<text:span text:style-name="T58">Hz</text:span></text:p>
          </table:table-cell>
          <table:table-cell table:style-name="Table2.A1" office:value-type="string">
            <text:p text:style-name="P251"><text:span text:style-name="T58">F</text:span>lash</text:p>
          </table:table-cell>
          <table:table-cell table:style-name="Table2.A1" office:value-type="string">
            <text:p text:style-name="P251">RAM</text:p>
          </table:table-cell>
          <table:table-cell table:style-name="Table2.A1" office:value-type="string">
            <text:p text:style-name="P241"><text:span text:style-name="T41">V</text:span>oltage</text:p>
          </table:table-cell>
          <table:table-cell table:style-name="Table2.H1" office:value-type="string">
            <text:p text:style-name="P240">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4"><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41">9</text:span>2/<text:span text:style-name="T41">591</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45"><text:span text:style-name="T40">PIOC: </text:span>programmable I/O protocol controller / <text:span text:style-name="T41">PGA: programmable gain amplifier</text:span></text:p>
      <text:p text:style-name="P262"><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92">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4">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15">Documentation:</text:p>
      <text:p text:style-name="P314">User manual: <text:a xlink:type="simple" xlink:href="https://www.wch-ic.com/downloads/WCH-LinkUserManual_PDF.html" text:style-name="Internet_20_link" text:visited-style-name="Visited_20_Internet_20_Link">https://www.wch-ic.com/downloads/WCH-LinkUserManual_PDF.html</text:a></text:p>
      <text:p text:style-name="P314">Schematic diagram: <text:a xlink:type="simple" xlink:href="https://www.wch.cn/downloads/WCH-LinkSCH_PDF.html" text:style-name="Internet_20_link" text:visited-style-name="Visited_20_Internet_20_Link">https://www.wch.cn/downloads/WCH-LinkSCH_PDF.html</text:a></text:p>
      <text:p text:style-name="P313">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2">The WCH-LinkE and WCH-Link have 2 distinct working modes, ARM and RISC-V. When the blue LED is on, the device is in ARM mode and cannot be used with RISC-V MCU.</text:p>
      <text:p text:style-name="P312">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2">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8"><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9">Download link<text:span text:style-name="T43">s</text:span>:</text:p>
      <text:p text:style-name="P266"><text:a xlink:type="simple" xlink:href="https://www.wch.cn/downloads/WCHISPTool_Setup_exe.html" text:style-name="Internet_20_link" text:visited-style-name="Visited_20_Internet_20_Link"><text:span text:style-name="T43">https://www.wch.cn/downloads/WCHISPTool_Setup_exe.html</text:span></text:a></text:p>
      <text:p text:style-name="P107"><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43">s</text:span> to Linux users<text:bookmark-end text:name="__RefHeading___Toc2702_1259413177"/></text:h>
      <text:p text:style-name="P105">WCHISPTool<text:span text:style-name="T43">'s main executable</text:span> <text:span text:style-name="T43">is unusable under Wine, but independent executables for each MCU series are provided under its installation directory and those work quite well.</text:span></text:p>
      <text:p text:style-name="P263"><text:soft-page-break/>To run it, let's say you installed WCHISPTool in ~/.wine/drive_c/WCHISPTool and you want to flash a CH582M, open a terminal window and type:</text:p>
      <text:p text:style-name="P264">cd ~/.wine/drive_c/WCHISPTool</text:p>
      <text:p text:style-name="P265">wine WCHISPTool_CH57x-59x/WCHISPTool_CH57x-59x.exe</text:p>
      <text:p text:style-name="P263">Alternatively, you can add ~/.wine/drive_c/WCHISPTool to the Windows PATH and directly run the appropriate executable with Wine.</text:p>
      <text:p text:style-name="P108"><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67A43B77.png" xlink:type="simple" xlink:show="embed" xlink:actuate="onLoad" draw:mime-type="image/png"/></draw:frame></text:p>
      <text:p text:style-name="P105"><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12">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9">If you would like to use mainstream GCC instead of WCH's, or to try an open-source flashing tool, the following Reddit thread<text:span text:style-name="T43">s</text:span> will be of interest to you:</text:p>
      <text:p text:style-name="P267"><text:a xlink:type="simple" xlink:href="https://www.reddit.com/r/RISCV/comments/115u6i9/comment/j94xvpq/" text:style-name="Internet_20_link" text:visited-style-name="Visited_20_Internet_20_Link">https://www.reddit.com/r/RISCV/comments/115u6i9/comment/j94xvpq/</text:a></text:p>
      <text:p text:style-name="P268"><text:a xlink:type="simple" xlink:href="https://www.reddit.com/r/RISCV/comments/126262j/" text:style-name="Internet_20_link" text:visited-style-name="Visited_20_Internet_20_Link">https://www.reddit.com/r/RISCV/comments/126262j/</text:a></text:p>
      <text:h text:style-name="P434"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82">Note: this board is equipped with a crystal, so ports <text:span text:style-name="T106">PA1 and PA2 are not available</text:span>.</text:p>
      <text:h text:style-name="P469" text:outline-level="3"><text:bookmark-start text:name="__RefHeading___Toc530_35131216471 Copy 2 Copy 2"/><text:soft-page-break/>Third-party development board: <text:span text:style-name="T75">CR-</text:span>CH32V<text:span text:style-name="T75">XX</text:span><text:bookmark-end text:name="__RefHeading___Toc530_35131216471 Copy 2 Copy 2"/></text:h>
      <text:p text:style-name="P145">Purchase link<text:span text:style-name="T75">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7">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70" text:outline-level="3"><text:bookmark-start text:name="__RefHeading___Toc530_35131216471 Copy 2"/>Third-party development board: <text:span text:style-name="T100">WeAct Studio</text:span><text:span text:style-name="T95"> </text:span>CH32V<text:span text:style-name="T20">003</text:span><text:span text:style-name="T116">F4U6</text:span><text:bookmark-end text:name="__RefHeading___Toc530_35131216471 Copy 2"/></text:h>
      <text:p text:style-name="P369">This board exists in 2 variants, 3.3V and 5V, to be selected according to the supply voltage of the peripherals you wish to connect.</text:p>
      <text:p text:style-name="P368"><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68"><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38">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88"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81">Purchase link<text:span text:style-name="T75">s</text:span>:</text:p>
      <text:p text:style-name="P386"><text:a xlink:type="simple" xlink:href="https://www.aliexpress.com/item/1005006207267714.html" text:style-name="Internet_20_link" text:visited-style-name="Visited_20_Internet_20_Link"><text:span text:style-name="T105">https://www.aliexpress.com/item/1005006207267714.html</text:span></text:a></text:p>
      <text:p text:style-name="P386"><text:a xlink:type="simple" xlink:href="https://www.aliexpress.com/item/1005006207315448.html" text:style-name="Internet_20_link" text:visited-style-name="Visited_20_Internet_20_Link"><text:span text:style-name="T105">https://www.aliexpress.com/item/1005006207315448.html</text:span></text:a></text:p>
      <text:p text:style-name="P386"><text:a xlink:type="simple" xlink:href="https://www.aliexpress.com/item/1005005926940975.html" text:style-name="Internet_20_link" text:visited-style-name="Visited_20_Internet_20_Link"><text:span text:style-name="T105">https://www.aliexpress.com/item/1005005926940975.html</text:span></text:a></text:p>
      <text:p text:style-name="P386"><text:a xlink:type="simple" xlink:href="https://www.aliexpress.com/item/1005006133865508.html" text:style-name="Internet_20_link" text:visited-style-name="Visited_20_Internet_20_Link"><text:span text:style-name="T105">https://www.aliexpress.com/item/1005006133865508.html</text:span></text:a></text:p>
      <text:p text:style-name="P387"><text:a xlink:type="simple" xlink:href="https://www.aliexpress.com/item/1005006056356949.html" text:style-name="Internet_20_link" text:visited-style-name="Visited_20_Internet_20_Link"><text:span text:style-name="T105">https://www.aliexpress.com/item/1005006056356949.html</text:span></text:a></text:p>
      <text:p text:style-name="P239">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71" text:outline-level="3"><text:bookmark-start text:name="__RefHeading___Toc5526_342531313"/>Third-party development board: BTE23-15<text:bookmark-end text:name="__RefHeading___Toc5526_342531313"/></text:h>
      <text:p text:style-name="P370">This board exists in 2 variants, 3.3V and 5V, to be selected according to the supply voltage of the peripherals you wish to connect.</text:p>
      <text:p text:style-name="P385"><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84">Note: this board is equipped with a crystal, so ports <text:span text:style-name="T106">PA1 and PA2 are not available</text:span>.</text:p>
      <text:h text:style-name="P472" text:outline-level="3"><text:bookmark-start text:name="__RefHeading___Toc530_35131216471"/>Third-party development board: <text:span text:style-name="T95">Muse Lab </text:span>nanoCH32V<text:span text:style-name="T20">003</text:span><text:bookmark-end text:name="__RefHeading___Toc530_35131216471"/></text:h>
      <text:p text:style-name="P104">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3">Note: this board is equipped with a crystal, so ports <text:span text:style-name="T106">PA1 and PA2 are not available</text:span>.</text:p>
      <text:h text:style-name="P473" text:outline-level="3"><text:bookmark-start text:name="__RefHeading___Toc530_35131216471 Copy 1"/><text:soft-page-break/>Third-party development board: QSZNTEC CH32V<text:span text:style-name="T20">003</text:span><text:bookmark-end text:name="__RefHeading___Toc530_35131216471 Copy 1"/></text:h>
      <text:p text:style-name="P104">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103"><text:a xlink:type="simple" xlink:href="https://www.aliexpress.com/item/1005005137124754.html" text:style-name="Internet_20_link" text:visited-style-name="Visited_20_Internet_20_Link">https://www.aliexpress.com/item/1005005137124754.html</text:a></text:p>
      <text:p text:style-name="P383">Note: this board is equipped with a crystal, so ports <text:span text:style-name="T106">PA1 and PA2 are not available</text:span>.</text:p>
      <text:h text:style-name="P489"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31"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74"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3">Purchase link<text:span text:style-name="T64">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74" text:outline-level="3"><text:bookmark-start text:name="__RefHeading___Toc4041_3382818259"/>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4">Purchase link<text:span text:style-name="T64">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59"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31" text:outline-level="2"><text:bookmark-start text:name="__RefHeading___Toc518_3513121647"/><text:soft-page-break/>CH32V<text:span text:style-name="T10">2</text:span>03<text:bookmark-end text:name="__RefHeading___Toc518_3513121647"/></text:h>
      <text:h text:style-name="P490" text:outline-level="3"><text:bookmark-start text:name="__RefHeading___Toc520_3513121647"/>Official development board<text:span text:style-name="T75">s</text:span><text:bookmark-end text:name="__RefHeading___Toc520_3513121647"/></text:h>
      <text:p text:style-name="P145">Purchase link<text:span text:style-name="T75">s</text:span>:</text:p>
      <text:p text:style-name="P146"><text:a xlink:type="simple" xlink:href="https://www.aliexpress.com/item/1005004493040662.html" text:style-name="Internet_20_link" text:visited-style-name="Visited_20_Internet_20_Link">https://www.aliexpress.com/item/1005004493040662.html</text:a> <text:span text:style-name="T75">(CH32V203C8T6)</text:span></text:p>
      <text:p text:style-name="P147"><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75" text:outline-level="3"><text:bookmark-start text:name="__RefHeading___Toc522_3513121647"/>Third-party development board: <text:span text:style-name="T95">Muse Lab </text:span>nanoCH32V203<text:bookmark-end text:name="__RefHeading___Toc522_3513121647"/></text:h>
      <text:p text:style-name="P184">Purchase link<text:span text:style-name="T113">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75"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90"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31" text:outline-level="2"><text:bookmark-start text:name="__RefHeading___Toc524_3513121647"/>CH32V<text:span text:style-name="T10">2</text:span>0<text:span text:style-name="T10">8</text:span><text:bookmark-end text:name="__RefHeading___Toc524_3513121647"/></text:h>
      <text:h text:style-name="P490"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90"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35" text:outline-level="2"><text:bookmark-start text:name="__RefHeading___Toc524_3513121647 Copy 1"/>CH32V<text:span text:style-name="T21">303</text:span><text:bookmark-end text:name="__RefHeading___Toc524_3513121647 Copy 1"/></text:h>
      <text:h text:style-name="P491"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91" text:outline-level="3"><text:bookmark-start text:name="__RefHeading___Toc361_351312164711121 Copy 1"/><text:soft-page-break/>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93">SDK: <text:a xlink:type="simple" xlink:href="https://www.wch.cn/downloads/CH32V307EVT_ZIP.html" text:style-name="Internet_20_link" text:visited-style-name="Visited_20_Internet_20_Link">https://www.wch.cn/downloads/CH32V307EVT_ZIP.html</text:a></text:p>
      <text:h text:style-name="P435" text:outline-level="2"><text:bookmark-start text:name="__RefHeading___Toc528_3513121647"/>CH32V<text:span text:style-name="T10">305</text:span><text:bookmark-end text:name="__RefHeading___Toc528_3513121647"/></text:h>
      <text:h text:style-name="P492"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76" text:outline-level="3"><text:bookmark-start text:name="__RefHeading___Toc530_3513121647"/>Third-party development board: <text:span text:style-name="T95">Muse Lab </text:span>nanoCH32V305<text:bookmark-end text:name="__RefHeading___Toc530_3513121647"/></text:h>
      <text:p text:style-name="P140">Purchase link<text:span text:style-name="T74">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90"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31" text:outline-level="2"><text:bookmark-start text:name="__RefHeading___Toc532_3513121647"/>CH32V<text:span text:style-name="T10">307</text:span><text:bookmark-end text:name="__RefHeading___Toc532_3513121647"/></text:h>
      <text:h text:style-name="P490" text:outline-level="3"><text:bookmark-start text:name="__RefHeading___Toc534_3513121647"/>Official development board<text:bookmark-end text:name="__RefHeading___Toc534_3513121647"/></text:h>
      <text:p text:style-name="P139">Purchase link<text:span text:style-name="T74">s</text:span>:</text:p>
      <text:p text:style-name="P179"><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4">(VCT6)</text:span></text:p>
      <text:p text:style-name="P142"><text:a xlink:type="simple" xlink:href="https://www.lcsc.com/product-detail/C2943980.html" text:style-name="Internet_20_link" text:visited-style-name="Visited_20_Internet_20_Link">https://www.lcsc.com/product-detail/C2943980.html</text:a> <text:span text:style-name="T104">(VCT6)</text:span></text:p>
      <text:h text:style-name="P477" text:outline-level="3"><text:bookmark-start text:name="__RefHeading___Toc536_3513121647"/>Third-party development board: <text:span text:style-name="T95">VCC-GND </text:span>YD-CH32V307VC<text:bookmark-end text:name="__RefHeading___Toc536_3513121647"/></text:h>
      <text:p text:style-name="P115">Purchase link<text:span text:style-name="T44">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78"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78" text:outline-level="3"><text:bookmark-start text:name="__RefHeading___Toc536_3513121647 Copy 1"/><text:soft-page-break/>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79"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403"><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79"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403"><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93"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36" text:outline-level="2"><text:bookmark-start text:name="__RefHeading___Toc532_3513121647 Copy 1"/>CH32<text:span text:style-name="T45">X035</text:span><text:bookmark-end text:name="__RefHeading___Toc532_3513121647 Copy 1"/></text:h>
      <text:h text:style-name="P494"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494" text:outline-level="3"><text:bookmark-start text:name="__RefHeading___Toc361_35131216471112 Copy 2"/>Documentation <text:span text:style-name="T10">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36" text:outline-level="2"><text:bookmark-start text:name="__RefHeading___Toc538_3513121647 Copy 1"/>CH<text:span text:style-name="T10">5</text:span><text:span text:style-name="T37">65</text:span><text:bookmark-end text:name="__RefHeading___Toc538_3513121647 Copy 1"/></text:h>
      <text:h text:style-name="P495"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96" text:outline-level="3"><text:bookmark-start text:name="__RefHeading___Toc361_35131216471112 Copy 1 Copy 1 Copy 1"/>Documentation <text:span text:style-name="T10">and</text:span> SDK<text:bookmark-end text:name="__RefHeading___Toc361_35131216471112 Copy 1 Copy 1 Copy 1"/></text:h>
      <text:p text:style-name="P318"><text:span text:style-name="T74">S</text:span><text:span text:style-name="T38">ame as CH569.</text:span></text:p>
      <text:h text:style-name="P437" text:outline-level="2"><text:bookmark-start text:name="__RefHeading___Toc538_3513121647 Copy 1 Copy 1"/>CH<text:span text:style-name="T10">5</text:span><text:span text:style-name="T37">69</text:span><text:bookmark-end text:name="__RefHeading___Toc538_3513121647 Copy 1 Copy 1"/></text:h>
      <text:h text:style-name="P495"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30"><text:a xlink:type="simple" xlink:href="https://www.lcsc.com/product-detail/C3001176.html" text:style-name="Internet_20_link" text:visited-style-name="Visited_20_Internet_20_Link"><text:span text:style-name="T37">https://www.lcsc.com/product-detail/C3001176.html</text:span></text:a></text:p>
      <text:p text:style-name="P229"><text:a xlink:type="simple" xlink:href="https://www.aliexpress.com/item/1005004328816871.html" text:style-name="Internet_20_link" text:visited-style-name="Visited_20_Internet_20_Link">https://www.aliexpress.com/item/1005004328816871.html</text:a></text:p>
      <text:h text:style-name="P495" text:outline-level="3"><text:bookmark-start text:name="__RefHeading___Toc361_35131216471112 Copy 1 Copy 1"/><text:soft-page-break/>Documentation <text:span text:style-name="T10">and</text:span> SDK<text:bookmark-end text:name="__RefHeading___Toc361_35131216471112 Copy 1 Copy 1"/></text:h>
      <text:p text:style-name="P231"><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32"><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33"><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37" text:outline-level="2"><text:bookmark-start text:name="__RefHeading___Toc538_3513121647"/>CH<text:span text:style-name="T10">582 / </text:span><text:span text:style-name="T44">CH583</text:span><text:bookmark-end text:name="__RefHeading___Toc538_3513121647"/></text:h>
      <text:h text:style-name="P490"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77" text:outline-level="3"><text:bookmark-start text:name="__RefHeading___Toc542_3513121647"/>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89"><text:a xlink:type="simple" xlink:href="https://www.aliexpress.com/item/1005005609370215.html" text:style-name="Internet_20_link" text:visited-style-name="Visited_20_Internet_20_Link"><text:span text:style-name="T108">https://www.aliexpress.com/item/1005005609370215.html</text:span></text:a></text:p>
      <text:p text:style-name="P390"><text:a xlink:type="simple" xlink:href="https://www.aliexpress.com/item/1005005305272257.html" text:style-name="Internet_20_link" text:visited-style-name="Visited_20_Internet_20_Link">https://www.aliexpress.com/item/1005005305272257.html</text:a></text:p>
      <text:p text:style-name="P390"><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80"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88"><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91"><text:a xlink:type="simple" xlink:href="https://www.aliexpress.com/item/1005005458761433.html" text:style-name="Internet_20_link" text:visited-style-name="Visited_20_Internet_20_Link"><text:span text:style-name="T108">https://www.aliexpress.com/item/1005005458761433.html</text:span></text:a></text:p>
      <text:p text:style-name="P398">Similar to YD-CH58x. After ordering, ask the seller for schematic diagram. Uses the USB C connector for programming, which at the moment only works under Windows.</text:p>
      <text:h text:style-name="P481"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2">Purchase link<text:span text:style-name="T32">s</text:span>:</text:p>
      <text:p text:style-name="P400"><text:a xlink:type="simple" xlink:href="https://www.aliexpress.com/item/1005004784988010.html" text:style-name="Internet_20_link" text:visited-style-name="Visited_20_Internet_20_Link"><text:span text:style-name="T109">https://www.aliexpress.com/item/1005004784988010.html</text:span></text:a></text:p>
      <text:p text:style-name="P399"><text:a xlink:type="simple" xlink:href="https://www.aliexpress.com/item/1005004870340829.html" text:style-name="Internet_20_link" text:visited-style-name="Visited_20_Internet_20_Link"><text:span text:style-name="T109">https://www.aliexpress.com/item/1005004870340829.html</text:span></text:a></text:p>
      <text:p text:style-name="P399"><text:a xlink:type="simple" xlink:href="https://www.aliexpress.com/item/1005004909931218.html" text:style-name="Internet_20_link" text:visited-style-name="Visited_20_Internet_20_Link"><text:span text:style-name="T109">https://www.aliexpress.com/item/1005004909931218.html</text:span></text:a></text:p>
      <text:p text:style-name="P401"><text:a xlink:type="simple" xlink:href="https://www.aliexpress.com/item/1005005794826634.html" text:style-name="Internet_20_link" text:visited-style-name="Visited_20_Internet_20_Link"><text:span text:style-name="T109">https://www.aliexpress.com/item/1005005794826634.html</text:span></text:a></text:p>
      <text:p text:style-name="P402"><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97"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38" text:outline-level="2"><text:bookmark-start text:name="__RefHeading___Toc538_3513121647 Copy 2"/><text:soft-page-break/>CH<text:span text:style-name="T10">5</text:span><text:span text:style-name="T69">9</text:span><text:span text:style-name="T10">2 / </text:span><text:span text:style-name="T44">CH5</text:span><text:span text:style-name="T69">91</text:span><text:bookmark-end text:name="__RefHeading___Toc538_3513121647 Copy 2"/></text:h>
      <text:h text:style-name="P498"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482" text:outline-level="3"><text:bookmark-start text:name="__RefHeading___Toc542_3513121647 Copy 1 Copy 1"/>Third-party development board: <text:span text:style-name="T90">WeAct </text:span><text:span text:style-name="T96">Studio </text:span><text:span text:style-name="T90">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3"><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99" text:outline-level="3"><text:bookmark-start text:name="__RefHeading___Toc361_35131216471113 Copy 1"/>Documentation <text:span text:style-name="T10">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39" text:outline-level="2"><text:bookmark-start text:name="__RefHeading___Toc538_3513121647 Copy 2 Copy 1"/>CH<text:span text:style-name="T115">64</text:span><text:span text:style-name="T69">1</text:span><text:bookmark-end text:name="__RefHeading___Toc538_3513121647 Copy 2 Copy 1"/></text:h>
      <text:h text:style-name="P500" text:outline-level="3"><text:bookmark-start text:name="__RefHeading___Toc540_3513121647 Copy 1 Copy 1"/>Official development board<text:bookmark-end text:name="__RefHeading___Toc540_3513121647 Copy 1 Copy 1"/></text:h>
      <text:p text:style-name="P406"><text:span text:style-name="T10">Purchase link: </text:span><text:a xlink:type="simple" xlink:href="https://www.aliexpress.com/item/1005006289346429.html" text:style-name="Internet_20_link" text:visited-style-name="Visited_20_Internet_20_Link"><text:span text:style-name="T115">https://www.aliexpress.com/item/1005006289346429.html</text:span></text:a></text:p>
      <text:h text:style-name="P501" text:outline-level="3"><text:bookmark-start text:name="__RefHeading___Toc361_35131216471113 Copy 1 Copy 1"/>Documentation <text:span text:style-name="T10">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5">641</text:span>DS<text:span text:style-name="T115">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5">2</text:span>_Processor_Manual_PDF.html</text:a></text:p>
      <text:p text:style-name="P189">SDK: <text:a xlink:type="simple" xlink:href="https://www.wch.cn/downloads/CH641EVT_ZIP.html" text:style-name="Internet_20_link" text:visited-style-name="Visited_20_Internet_20_Link">https://www.wch.cn/downloads/CH<text:span text:style-name="T115">641</text:span>EVT_ZIP.html</text:a></text:p>
      <text:h text:style-name="P440" text:outline-level="2"/>
      <text:h text:style-name="P422" text:outline-level="1"><text:bookmark-start text:name="__RefHeading___Toc4893_4291670138"/>Before you read on, a few words of warning<text:bookmark-end text:name="__RefHeading___Toc4893_4291670138"/></text:h>
      <text:p text:style-name="P323">Th<text:span text:style-name="T85">e following chapters</text:span> provides information about chips whose manufacturer <text:span text:style-name="T85">apparently</text:span><text:span text:style-name="T82"> </text:span>consider domestic-only.</text:p>
      <text:p text:style-name="P323">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23">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23">You won't be able to purchase development boards <text:span text:style-name="T82">directly </text:span>from the manufacturer either. <text:span text:style-name="T85">Many have a Taobao store, but you may not have a Taobao account.</text:span></text:p>
      <text:p text:style-name="P323"><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23">You can purchase some of these chips from LCSC and/or find development boards on AliExpress, but <text:span text:style-name="T85">again, you would be luckier on Taobao</text:span>.</text:p>
      <text:p text:style-name="P340">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40">Some <text:span text:style-name="T82">third-party </text:span>board manufacturers have a web site, so <text:span text:style-name="T82">you </text:span>can also ask them directly, <text:span text:style-name="T85">or possibly even order from there</text:span>.</text:p>
      <text:h text:style-name="P423" text:outline-level="1"><text:bookmark-start text:name="__RefHeading___Toc3540_2751590328"/>B<text:span text:style-name="T81">luetrum</text:span><text:bookmark-end text:name="__RefHeading___Toc3540_2751590328"/></text:h>
      <text:p text:style-name="P321">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83"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7">Purchase link<text:span text:style-name="T44">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483"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7">Purchase link<text:span text:style-name="T44">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20">The only difference between the two boards is the PCB layout, all the rest is identical. The green version has the advantage of being much cheaper and more easily available than the blue version.</text:p>
      <text:p text:style-name="P309">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308">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24" text:outline-level="1"><text:bookmark-start text:name="__RefHeading___Toc2928_2497951181 Copy 2"/>Canaan<text:bookmark-end text:name="__RefHeading___Toc2928_2497951181 Copy 2"/></text:h>
      <text:p text:style-name="P331">Chinese <text:span text:style-name="T55">name</text:span>: 嘉楠科技 – Pinyin: jiā nán kējì – <text:a xlink:type="simple" xlink:href="https://www.canaan.io/" text:style-name="Internet_20_link" text:visited-style-name="Visited_20_Internet_20_Link">https://www.canaan.io/</text:a></text:p>
      <text:p text:style-name="P332">Canaan produces the Kendryte series, 64-bit RISC-V MCU intended for edge AI.</text:p>
      <text:p text:style-name="P332">Canaan has the detestable habit of been quite shy about their products, so you won't be able to find a proper data sheet and technical reference manual, which all other silicon vendors proudly offer on their web sites.</text:p>
      <text:p text:style-name="P332">They have a developer forum, but it hasn't seen a new message in the last 12 months: <text:a xlink:type="simple" xlink:href="https://developer.canaan.io/" text:style-name="Internet_20_link" text:visited-style-name="Visited_20_Internet_20_Link">https://developer.canaan.io/</text:a></text:p>
      <text:p text:style-name="P332">Their GitHub account offers downloads (IDE, SDK), but no decent documentation: <text:a xlink:type="simple" xlink:href="https://github.com/kendryte" text:style-name="Internet_20_link" text:visited-style-name="Visited_20_Internet_20_Link">https://github.com/kendryte</text:a></text:p>
      <text:p text:style-name="P332">A cursory look at GitHub reveals that many people have played with the<text:span text:style-name="T82">se</text:span> chips, so you may possibly get the information you need by browsing their repositories.</text:p>
      <text:h text:style-name="P441" text:outline-level="2"><text:bookmark-start text:name="__RefHeading___Toc3779_1253659693 Copy 2"/>K210<text:bookmark-end text:name="__RefHeading___Toc3779_1253659693 Copy 2"/></text:h>
      <text:p text:style-name="P332">The K210 features 2 RV64IMAFDC cores running at 400MHz, 8MB SRAM, a neural network processor, and an audio processor. It was released in 2018, so it's a bit old now (2023), but development boards are still available.</text:p>
      <text:p text:style-name="P332">Superficial data sheet: <text:a xlink:type="simple" xlink:href="https://github.com/kendryte/kendryte-doc-datasheet" text:style-name="Internet_20_link" text:visited-style-name="Visited_20_Internet_20_Link">https://github.com/kendryte/kendryte-doc-datasheet</text:a></text:p>
      <text:h text:style-name="P484"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33">Purchase links:</text:p>
      <text:p text:style-name="P334"><text:a xlink:type="simple" xlink:href="https://www.aliexpress.com/item/1005002802675701.html" text:style-name="Internet_20_link" text:visited-style-name="Visited_20_Internet_20_Link">https://www.aliexpress.com/item/1005002802675701.html</text:a> (Maix Amigo)</text:p>
      <text:p text:style-name="P334"><text:a xlink:type="simple" xlink:href="https://www.aliexpress.com/item/1005002624234145.html" text:style-name="Internet_20_link" text:visited-style-name="Visited_20_Internet_20_Link">https://www.aliexpress.com/item/1005002624234145.html</text:a> (Maix Cube)</text:p>
      <text:p text:style-name="P334"><text:a xlink:type="simple" xlink:href="https://www.aliexpress.com/item/1005002569741906.html" text:style-name="Internet_20_link" text:visited-style-name="Visited_20_Internet_20_Link">https://www.aliexpress.com/item/1005002569741906.html</text:a> (Maix Dock)</text:p>
      <text:p text:style-name="P334"><text:a xlink:type="simple" xlink:href="https://www.aliexpress.com/item/1005002547345797.html" text:style-name="Internet_20_link" text:visited-style-name="Visited_20_Internet_20_Link">https://www.aliexpress.com/item/1005002547345797.html</text:a> (Maix Duino)</text:p>
      <text:p text:style-name="P335"><text:a xlink:type="simple" xlink:href="https://www.aliexpress.com/item/1005004131749651.html" text:style-name="Internet_20_link" text:visited-style-name="Visited_20_Internet_20_Link">https://www.aliexpress.com/item/1005004131749651.html</text:a> (Maix Nano)</text:p>
      <text:p text:style-name="P332">GitHub: <text:a xlink:type="simple" xlink:href="https://github.com/sipeed/" text:style-name="Internet_20_link" text:visited-style-name="Visited_20_Internet_20_Link">https://github.com/sipeed/</text:a></text:p>
      <text:p text:style-name="P332">Documentation: <text:a xlink:type="simple" xlink:href="https://mega.nz/folder/A8g1Hb4J#WcuoqvbpasKlVB8-YEpWPA/folder/4wpEgIQZ" text:style-name="Internet_20_link" text:visited-style-name="Visited_20_Internet_20_Link">https://mega.nz/folder/A8g1Hb4J#WcuoqvbpasKlVB8-YEpWPA/folder/4wpEgIQZ</text:a></text:p>
      <text:h text:style-name="P484"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33">Purchase links:</text:p>
      <text:p text:style-name="P334"><text:a xlink:type="simple" xlink:href="https://www.aliexpress.com/item/1005005475178374.html" text:style-name="Internet_20_link" text:visited-style-name="Visited_20_Internet_20_Link">https://www.aliexpress.com/item/1005005475178374.html</text:a> (K210 developer kit)</text:p>
      <text:p text:style-name="P335"><text:a xlink:type="simple" xlink:href="https://www.aliexpress.com/item/1005005456612901.html" text:style-name="Internet_20_link" text:visited-style-name="Visited_20_Internet_20_Link">https://www.aliexpress.com/item/1005005456612901.html</text:a> (K210 visual recognition)</text:p>
      <text:p text:style-name="P332">Manufacturer web site: <text:a xlink:type="simple" xlink:href="https://www.yahboom.com/" text:style-name="Internet_20_link" text:visited-style-name="Visited_20_Internet_20_Link">https://www.yahboom.com/</text:a></text:p>
      <text:h text:style-name="P485" text:outline-level="3"><text:bookmark-start text:name="__RefHeading___Toc536_3513121647 Copy 2 Copy 1 Copy 2 Copy 1"/>Third-party development board: pyAI-K210<text:bookmark-end text:name="__RefHeading___Toc536_3513121647 Copy 2 Copy 1 Copy 2 Copy 1"/></text:h>
      <text:p text:style-name="P344">Purchase link: <text:a xlink:type="simple" xlink:href="https://www.aliexpress.com/item/1005001459205624.html" text:style-name="Internet_20_link" text:visited-style-name="Visited_20_Internet_20_Link">https://www.aliexpress.com/item/1005001459205624.html</text:a></text:p>
      <text:h text:style-name="P485" text:outline-level="3"><text:bookmark-start text:name="__RefHeading___Toc536_3513121647 Copy 2 Copy 1 Copy 2 Copy 1 Copy 1"/><text:soft-page-break/>Third-party development board: <text:span text:style-name="T97">M5Stack </text:span>M5StickV<text:bookmark-end text:name="__RefHeading___Toc536_3513121647 Copy 2 Copy 1 Copy 2 Copy 1 Copy 1"/></text:h>
      <text:p text:style-name="P337">Purchase link: <text:a xlink:type="simple" xlink:href="https://www.aliexpress.com/item/1005003299167263.html" text:style-name="Internet_20_link" text:visited-style-name="Visited_20_Internet_20_Link">https://www.aliexpress.com/item/1005003299167263.html</text:a></text:p>
      <text:p text:style-name="P331"><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42" text:outline-level="2"><text:bookmark-start text:name="__RefHeading___Toc4437_1416622380 Copy 1"/>K<text:span text:style-name="T97">23</text:span>0<text:bookmark-end text:name="__RefHeading___Toc4437_1416622380 Copy 1"/></text:h>
      <text:p text:style-name="P341">The K<text:span text:style-name="T97">23</text:span>0 <text:span text:style-name="T97">integrates two T-Head C908 cores, one running at 800MHz and supporting RV64GCB, and the other running at 1.6GHz with RISC-V Vector 1.0 support.</text:span></text:p>
      <text:h text:style-name="P485"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42">Purchase links:</text:p>
      <text:p text:style-name="P343"><text:a xlink:type="simple" xlink:href="https://www.aliexpress.com/item/1005006164536639.html" text:style-name="Internet_20_link" text:visited-style-name="Visited_20_Internet_20_Link">https://www.aliexpress.com/item/1005006164536639.html</text:a></text:p>
      <text:p text:style-name="P363"><text:a xlink:type="simple" xlink:href="https://www.aliexpress.com/item/1005006164476445.html" text:style-name="Internet_20_link" text:visited-style-name="Visited_20_Internet_20_Link"><text:span text:style-name="T97">https://www.aliexpress.com/item/1005006164476445.html</text:span></text:a></text:p>
      <text:p text:style-name="P362"><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1">GitHub: <text:a xlink:type="simple" xlink:href="https://github.com/kendryte" text:style-name="Internet_20_link" text:visited-style-name="Visited_20_Internet_20_Link">https://github.com/kendryte</text:a> (several repositories)</text:p>
      <text:h text:style-name="P442" text:outline-level="2"><text:bookmark-start text:name="__RefHeading___Toc4437_1416622380"/>K510<text:bookmark-end text:name="__RefHeading___Toc4437_1416622380"/></text:h>
      <text:p text:style-name="P332">The K510 is introduced by Canaan as the bigger brother of the K210, but as of the 2023-08-25, I haven't been able to find even a product brief about it...</text:p>
      <text:h text:style-name="P484"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33">Purchase links:</text:p>
      <text:p text:style-name="P334"><text:a xlink:type="simple" xlink:href="https://www.aliexpress.com/item/1005005278496505.html" text:style-name="Internet_20_link" text:visited-style-name="Visited_20_Internet_20_Link">https://www.aliexpress.com/item/1005005278496505.html</text:a></text:p>
      <text:p text:style-name="P339"><text:a xlink:type="simple" xlink:href="https://www.aliexpress.com/item/1005004332478616.html" text:style-name="Internet_20_link" text:visited-style-name="Visited_20_Internet_20_Link">https://www.aliexpress.com/item/1005004332478616.html</text:a></text:p>
      <text:p text:style-name="P339"><text:a xlink:type="simple" xlink:href="https://www.aliexpress.com/item/1005004255412488.html" text:style-name="Internet_20_link" text:visited-style-name="Visited_20_Internet_20_Link">https://www.aliexpress.com/item/1005004255412488.html</text:a></text:p>
      <text:p text:style-name="P335"><text:a xlink:type="simple" xlink:href="https://www.aliexpress.com/item/1005004254339055.html" text:style-name="Internet_20_link" text:visited-style-name="Visited_20_Internet_20_Link">https://www.aliexpress.com/item/1005004254339055.html</text:a></text:p>
      <text:p text:style-name="P332">GitHub: <text:a xlink:type="simple" xlink:href="https://github.com/kendryte" text:style-name="Internet_20_link" text:visited-style-name="Visited_20_Internet_20_Link">https://github.com/kendryte</text:a> (several repositories)</text:p>
      <text:h text:style-name="P484"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6">Purchase link: <text:a xlink:type="simple" xlink:href="https://www.aliexpress.com/item/1005005648555879.html" text:style-name="Internet_20_link" text:visited-style-name="Visited_20_Internet_20_Link">https://www.aliexpress.com/item/1005005648555879.html</text:a></text:p>
      <text:p text:style-name="P331">GitHub: <text:a xlink:type="simple" xlink:href="https://github.com/DongshanPI" text:style-name="Internet_20_link" text:visited-style-name="Visited_20_Internet_20_Link">https://github.com/DongshanPI</text:a> <text:span text:style-name="T80">(several repositories)</text:span></text:p>
      <text:h text:style-name="P443" text:outline-level="2"/>
      <text:h text:style-name="P418" text:outline-level="1"><text:bookmark-start text:name="__RefHeading___Toc2928_2497951181 Copy 1"/>HiSilicon<text:bookmark-end text:name="__RefHeading___Toc2928_2497951181 Copy 1"/></text:h>
      <text:p text:style-name="P329">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5">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5">The Hi3861 is comparable to the ESP32-C3 or the BL602. It exists in 2 models, the Hi3861V100 and the Hi3861LV100 (low power version). <text:span text:style-name="T123">It is based on an RV32IMC core running at up to 160MHz, with 352KB RAM and 2MB flash. It supports IEEE 802.11b/g/n up to 72.2 Mb/s.</text:span></text:p>
      <text:p text:style-name="P409">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26">The 12F is based on the Hi3861<text:span text:style-name="T2">V</text:span>100, and the 12FL on the Hi3861<text:span text:style-name="T2">LV</text:span>100.</text:p>
      <text:p text:style-name="P155">Purchase link<text:span text:style-name="T44">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8">Documentation: <text:a xlink:type="simple" xlink:href="https://docs.ai-thinker.com/en/hi" text:style-name="Internet_20_link" text:visited-style-name="Visited_20_Internet_20_Link">https://docs.ai-thinker.com/en/hi</text:a></text:p>
      <text:h text:style-name="P486"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27">This board is based on the Hi3861V100 and costs twice the price of the Hi-12F(L)-Kit.</text:p>
      <text:p text:style-name="P156">Purchase link<text:span text:style-name="T44">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44" text:outline-level="2"/>
      <text:h text:style-name="P425" text:outline-level="1"><text:bookmark-start text:name="__RefHeading___Toc4309_1224491542"/>Nanjing Zhongke Micro<text:bookmark-end text:name="__RefHeading___Toc4309_1224491542"/></text:h>
      <text:p text:style-name="P350">Chinese <text:span text:style-name="T55">name</text:span>: 南京中科微 – Pinyin: nánjīng zhōng kē wéi – <text:a xlink:type="simple" xlink:href="https://www.njzkwiot.com/" text:style-name="Internet_20_link" text:visited-style-name="Visited_20_Internet_20_Link">https://www.njzkwiot.com/</text:a></text:p>
      <text:p text:style-name="P324">Previously known as CSM (<text:a xlink:type="simple" xlink:href="http://csm-ic.com/" text:style-name="Internet_20_link" text:visited-style-name="Visited_20_Internet_20_Link">http://csm-ic.com/</text:a>).</text:p>
      <text:p text:style-name="P354">Their products can be purchased from Taobao, including development boards.</text:p>
      <text:h text:style-name="P445" text:outline-level="2"><text:bookmark-start text:name="__RefHeading___Toc4311_1224491542"/>CSM32RV003<text:bookmark-end text:name="__RefHeading___Toc4311_1224491542"/></text:h>
      <text:p text:style-name="P323">This low-power RV32IMAC MCU can run at 32MHz, support a wide supply voltage range (1.8~5.5V), include 32KB Flash / 4KB SRAM, a fast high-precision 16-bit ADC, and provide 2-wire cJTAG support (the 'c' before 'JTAG' is not a typo).</text:p>
      <text:p text:style-name="P323">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3">This MCU is very similar to the CSM32RV003 except that it has 40KB flash <text:span text:style-name="T86">and added features</text:span>. It can be purchased from LCSC, <text:span text:style-name="T86">in addition to Taobao</text:span>.</text:p>
      <text:p text:style-name="P410">Data sheet &amp; firmware library: <text:a xlink:type="simple" xlink:href="https://github.com/cjacker/csm32rv20_firmware_library" text:style-name="Internet_20_link" text:visited-style-name="Visited_20_Internet_20_Link">https://github.com/cjacker/csm32rv20_firmware_library</text:a></text:p>
      <text:p text:style-name="P410">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3">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2">CSM24RV1</text:p>
          </table:table-cell>
          <table:table-cell table:style-name="Table5.A1" office:value-type="string">
            <text:p text:style-name="P352">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18" text:outline-level="1"><text:bookmark-start text:name="__RefHeading___Toc4303_1224491542"/>Xinsheng Technology<text:bookmark-end text:name="__RefHeading___Toc4303_1224491542"/></text:h>
      <text:p text:style-name="P330">Chinese <text:span text:style-name="T55">name</text:span>: 芯昇科技 – Pinyin: xīn shēng kējì – <text:a xlink:type="simple" xlink:href="https://www.xinshengcmiot.cn/" text:style-name="Internet_20_link" text:visited-style-name="Visited_20_Internet_20_Link">https://www.xinshengcmiot.cn/</text:a></text:p>
      <text:p text:style-name="P365"><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22">There are 2 chips in this series, the CM32M431R and CM32M433R. The CM32M433R can be purchased from LCSC and development boards from AliExpress.</text:p>
      <text:p text:style-name="P322">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49">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9">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1"><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49">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2">Purchase link: <text:a xlink:type="simple" xlink:href="https://www.aliexpress.com/item/1005004333840765.html" text:style-name="Internet_20_link" text:visited-style-name="Visited_20_Internet_20_Link">https://www.aliexpress.com/item/1005004333840765.html</text:a></text:p>
      <text:p text:style-name="P407">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7">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08"><text:span text:style-name="T117">Unofficial documentation (English): </text:span><text:a xlink:type="simple" xlink:href="https://codeberg.org/20-100/Awesome_RISC-V/src/branch/master/ChinaMobile/CM32M433R.pdf" text:style-name="Internet_20_link" text:visited-style-name="Visited_20_Internet_20_Link"><text:span text:style-name="T118">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1-30T19:42:03.318374443</dc:date>
    <meta:editing-duration>P2DT18H4M57S</meta:editing-duration>
    <meta:editing-cycles>171</meta:editing-cycles>
    <meta:generator>LibreOffice/7.6.4.1$Linux_X86_64 LibreOffice_project/60$Build-1</meta:generator>
    <meta:print-date>2024-01-14T14:25:45.464496961</meta:print-date>
    <meta:printed-by>PDF files</meta:printed-by>
    <meta:document-statistic meta:table-count="5" meta:image-count="3" meta:object-count="0" meta:page-count="35" meta:paragraph-count="1249" meta:word-count="5553" meta:character-count="55660" meta:non-whitespace-character-count="51381"/>
  </office:meta>
</office:document-meta>
</file>